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166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2.087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392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45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53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815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1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 style:data-style-name="N3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 style:data-style-name="N4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 style:data-style-name="N107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 style:data-style-name="N111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 style:data-style-name="N11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 style:data-style-name="N11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 style:data-style-name="N11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50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2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3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4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0.06pt solid #000000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6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9" style:family="table-cell" style:parent-style-name="Default" style:data-style-name="N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2" style:family="table-cell" style:parent-style-name="Default" style:data-style-name="N108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3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4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5" style:family="table-cell" style:parent-style-name="Default" style:data-style-name="N108">
      <style:table-cell-properties fo:border-bottom="0.74pt solid #000000" fo:background-color="#b4c7dc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6" style:family="table-cell" style:parent-style-name="Default" style:data-style-name="N108">
      <style:table-cell-properties fo:border-bottom="0.74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7" style:family="table-cell" style:parent-style-name="Default" style:data-style-name="N108">
      <style:table-cell-properties fo:border-bottom="0.06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2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3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6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7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8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9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0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1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2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3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4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5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6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/>
      <style:paragraph-properties fo:text-align="center" fo:margin-left="0cm"/>
    </style:style>
    <style:style style:name="ce100" style:family="table-cell" style:parent-style-name="Default" style:data-style-name="N3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3">
      <style:table-cell-properties fo:background-color="#ffffd7"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3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 style:data-style-name="N4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4">
      <style:table-cell-properties fo:background-color="#ffffd7"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4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06" style:family="table-cell" style:parent-style-name="Default" style:data-style-name="N107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 style:data-style-name="N107">
      <style:table-cell-properties fo:background-color="#ffffd7"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107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09" style:family="table-cell" style:parent-style-name="Default" style:data-style-name="N110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10">
      <style:table-cell-properties fo:background-color="#ffffd7"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110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04" style:family="table-cell" style:parent-style-name="Default" style:data-style-name="N11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205" style:family="table-cell" style:parent-style-name="Default" style:data-style-name="N11">
      <style:table-cell-properties fo:background-color="#ffffd7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1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07" style:family="table-cell" style:parent-style-name="Default" style:data-style-name="N11">
      <style:table-cell-properties fo:border-bottom="none" fo:background-color="#ffffd7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8" style:family="table-cell" style:parent-style-name="Default" style:data-style-name="N11">
      <style:table-cell-properties fo:border-bottom="none" fo:background-color="#ffffd7" style:text-align-source="fix" style:repeat-content="false" fo:border-left="none" fo:border-right="0.06pt solid #000000" fo:border-top="none"/>
      <style:paragraph-properties fo:text-align="center" fo:margin-left="0cm"/>
    </style:style>
    <style:style style:name="ce209" style:family="table-cell" style:parent-style-name="Default" style:data-style-name="N11">
      <style:table-cell-properties fo:border-bottom="0.06pt solid #000000" fo:background-color="#ffffd7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table-column table:style-name="co1" table:number-columns-repeated="4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number-columns-repeated="1016" table:default-cell-style-name="ce24"/>
        <table:table-row table:style-name="ro1">
          <table:table-cell table:style-name="ce1" office:value-type="string" calcext:value-type="string">
            <text:p>inst</text:p>
          </table:table-cell>
          <table:table-cell table:style-name="ce25" office:value-type="string" calcext:value-type="string">
            <text:p>opt</text:p>
          </table:table-cell>
          <table:table-cell table:style-name="ce25" office:value-type="string" calcext:value-type="string">
            <text:p>best</text:p>
          </table:table-cell>
          <table:table-cell table:style-name="ce30" office:value-type="string" calcext:value-type="string">
            <text:p>mean</text:p>
          </table:table-cell>
          <table:table-cell table:style-name="ce35" office:value-type="string" calcext:value-type="string">
            <text:p>std</text:p>
          </table:table-cell>
          <table:table-cell table:style-name="ce40" office:value-type="string" calcext:value-type="string">
            <text:p>best</text:p>
          </table:table-cell>
          <table:table-cell table:style-name="ce40" office:value-type="string" calcext:value-type="string">
            <text:p>min</text:p>
          </table:table-cell>
          <table:table-cell table:style-name="ce40" office:value-type="string" calcext:value-type="string">
            <text:p>std</text:p>
          </table:table-cell>
          <table:table-cell table:style-name="ce35" office:value-type="string" calcext:value-type="string">
            <text:p>gapmin</text:p>
          </table:table-cell>
          <table:table-cell table:style-name="ce49" office:value-type="string" calcext:value-type="string">
            <text:p>gapmedi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2-k5</text:p>
          </table:table-cell>
          <table:table-cell table:number-columns-repeated="2" table:style-name="ce26" office:value-type="float" office:value="784" calcext:value-type="float">
            <text:p>784</text:p>
          </table:table-cell>
          <table:table-cell table:style-name="ce31" office:value-type="float" office:value="788.2" calcext:value-type="float">
            <text:p>788,20</text:p>
          </table:table-cell>
          <table:table-cell table:style-name="ce36" office:value-type="float" office:value="6.64830805543787" calcext:value-type="float">
            <text:p>6,648</text:p>
          </table:table-cell>
          <table:table-cell table:style-name="ce41" office:value-type="float" office:value="28290" calcext:value-type="float">
            <text:p>28,290</text:p>
          </table:table-cell>
          <table:table-cell table:style-name="ce41" office:value-type="float" office:value="69664.4" calcext:value-type="float">
            <text:p>69,664</text:p>
          </table:table-cell>
          <table:table-cell table:style-name="ce41" office:value-type="float" office:value="61009.7382333345" calcext:value-type="float">
            <text:p>61,010</text:p>
          </table:table-cell>
          <table:table-cell table:style-name="ce45" office:value-type="percentage" office:value="0" calcext:value-type="percentage">
            <text:p>0,00%</text:p>
          </table:table-cell>
          <table:table-cell table:style-name="ce50" office:value-type="percentage" office:value="0.00535714285714292" calcext:value-type="percentage">
            <text:p>0,54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3-k5</text:p>
          </table:table-cell>
          <table:table-cell table:number-columns-repeated="2" table:style-name="ce26" office:value-type="float" office:value="661" calcext:value-type="float">
            <text:p>661</text:p>
          </table:table-cell>
          <table:table-cell table:style-name="ce31" office:value-type="float" office:value="666.2" calcext:value-type="float">
            <text:p>666,20</text:p>
          </table:table-cell>
          <table:table-cell table:style-name="ce36" office:value-type="float" office:value="7.25947656515262" calcext:value-type="float">
            <text:p>7,259</text:p>
          </table:table-cell>
          <table:table-cell table:style-name="ce41" office:value-type="float" office:value="36083" calcext:value-type="float">
            <text:p>36,083</text:p>
          </table:table-cell>
          <table:table-cell table:style-name="ce41" office:value-type="float" office:value="46964.4" calcext:value-type="float">
            <text:p>46,964</text:p>
          </table:table-cell>
          <table:table-cell table:style-name="ce41" office:value-type="float" office:value="12987.2528003423" calcext:value-type="float">
            <text:p>12,987</text:p>
          </table:table-cell>
          <table:table-cell table:style-name="ce45" office:value-type="percentage" office:value="0" calcext:value-type="percentage">
            <text:p>0,00%</text:p>
          </table:table-cell>
          <table:table-cell table:style-name="ce50" office:value-type="percentage" office:value="0.00786686838124061" calcext:value-type="percentage">
            <text:p>0,79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3-k6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743" calcext:value-type="float">
            <text:p>743</text:p>
          </table:table-cell>
          <table:table-cell table:style-name="ce31" office:value-type="float" office:value="743.2" calcext:value-type="float">
            <text:p>743,20</text:p>
          </table:table-cell>
          <table:table-cell table:style-name="ce36" office:value-type="float" office:value="0.447213595499958" calcext:value-type="float">
            <text:p>0,447</text:p>
          </table:table-cell>
          <table:table-cell table:style-name="ce41" office:value-type="float" office:value="34190" calcext:value-type="float">
            <text:p>34,190</text:p>
          </table:table-cell>
          <table:table-cell table:style-name="ce41" office:value-type="float" office:value="39864.4" calcext:value-type="float">
            <text:p>39,864</text:p>
          </table:table-cell>
          <table:table-cell table:style-name="ce41" office:value-type="float" office:value="3840.78420377922" calcext:value-type="float">
            <text:p>3,841</text:p>
          </table:table-cell>
          <table:table-cell table:style-name="ce45" office:value-type="percentage" office:value="0.00134770889487871" calcext:value-type="percentage">
            <text:p>0,13%</text:p>
          </table:table-cell>
          <table:table-cell table:style-name="ce50" office:value-type="percentage" office:value="0.00161725067385451" calcext:value-type="percentage">
            <text:p>0,1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4-k5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780" calcext:value-type="float">
            <text:p>780</text:p>
          </table:table-cell>
          <table:table-cell table:style-name="ce31" office:value-type="float" office:value="791" calcext:value-type="float">
            <text:p>791,00</text:p>
          </table:table-cell>
          <table:table-cell table:style-name="ce36" office:value-type="float" office:value="7.58287544405155" calcext:value-type="float">
            <text:p>7,583</text:p>
          </table:table-cell>
          <table:table-cell table:style-name="ce41" office:value-type="float" office:value="72279" calcext:value-type="float">
            <text:p>72,279</text:p>
          </table:table-cell>
          <table:table-cell table:style-name="ce41" office:value-type="float" office:value="149699.6" calcext:value-type="float">
            <text:p>149,700</text:p>
          </table:table-cell>
          <table:table-cell table:style-name="ce41" office:value-type="float" office:value="83668.7510980055" calcext:value-type="float">
            <text:p>83,669</text:p>
          </table:table-cell>
          <table:table-cell table:style-name="ce45" office:value-type="percentage" office:value="0.0025706940874036" calcext:value-type="percentage">
            <text:p>0,26%</text:p>
          </table:table-cell>
          <table:table-cell table:style-name="ce50" office:value-type="percentage" office:value="0.0167095115681234" calcext:value-type="percentage">
            <text:p>1,67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6-k5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807" calcext:value-type="float">
            <text:p>807</text:p>
          </table:table-cell>
          <table:table-cell table:style-name="ce31" office:value-type="float" office:value="813" calcext:value-type="float">
            <text:p>813,00</text:p>
          </table:table-cell>
          <table:table-cell table:style-name="ce36" office:value-type="float" office:value="6.28490254498827" calcext:value-type="float">
            <text:p>6,285</text:p>
          </table:table-cell>
          <table:table-cell table:style-name="ce41" office:value-type="float" office:value="36511" calcext:value-type="float">
            <text:p>36,511</text:p>
          </table:table-cell>
          <table:table-cell table:style-name="ce41" office:value-type="float" office:value="48787.2" calcext:value-type="float">
            <text:p>48,787</text:p>
          </table:table-cell>
          <table:table-cell table:style-name="ce41" office:value-type="float" office:value="13801.2926278664" calcext:value-type="float">
            <text:p>13,801</text:p>
          </table:table-cell>
          <table:table-cell table:style-name="ce45" office:value-type="percentage" office:value="0.0100125156445557" calcext:value-type="percentage">
            <text:p>1,00%</text:p>
          </table:table-cell>
          <table:table-cell table:style-name="ce50" office:value-type="percentage" office:value="0.0175219023779725" calcext:value-type="percentage">
            <text:p>1,75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7-k5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678" calcext:value-type="float">
            <text:p>678</text:p>
          </table:table-cell>
          <table:table-cell table:style-name="ce31" office:value-type="float" office:value="683.4" calcext:value-type="float">
            <text:p>683,40</text:p>
          </table:table-cell>
          <table:table-cell table:style-name="ce36" office:value-type="float" office:value="4.77493455452533" calcext:value-type="float">
            <text:p>4,775</text:p>
          </table:table-cell>
          <table:table-cell table:style-name="ce41" office:value-type="float" office:value="67697" calcext:value-type="float">
            <text:p>67,697</text:p>
          </table:table-cell>
          <table:table-cell table:style-name="ce41" office:value-type="float" office:value="79435.6" calcext:value-type="float">
            <text:p>79,436</text:p>
          </table:table-cell>
          <table:table-cell table:style-name="ce41" office:value-type="float" office:value="11402.5723325923" calcext:value-type="float">
            <text:p>11,403</text:p>
          </table:table-cell>
          <table:table-cell table:style-name="ce45" office:value-type="percentage" office:value="0.0134529147982063" calcext:value-type="percentage">
            <text:p>1,35%</text:p>
          </table:table-cell>
          <table:table-cell table:style-name="ce50" office:value-type="percentage" office:value="0.02152466367713" calcext:value-type="percentage">
            <text:p>2,15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7-k6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950" calcext:value-type="float">
            <text:p>950</text:p>
          </table:table-cell>
          <table:table-cell table:style-name="ce31" office:value-type="float" office:value="958.6" calcext:value-type="float">
            <text:p>958,60</text:p>
          </table:table-cell>
          <table:table-cell table:style-name="ce36" office:value-type="float" office:value="7.63544366752843" calcext:value-type="float">
            <text:p>7,635</text:p>
          </table:table-cell>
          <table:table-cell table:style-name="ce41" office:value-type="float" office:value="85673" calcext:value-type="float">
            <text:p>85,673</text:p>
          </table:table-cell>
          <table:table-cell table:style-name="ce41" office:value-type="float" office:value="148079" calcext:value-type="float">
            <text:p>148,079</text:p>
          </table:table-cell>
          <table:table-cell table:style-name="ce41" office:value-type="float" office:value="73539.028821436" calcext:value-type="float">
            <text:p>73,539</text:p>
          </table:table-cell>
          <table:table-cell table:style-name="ce45" office:value-type="percentage" office:value="0.00105374077976818" calcext:value-type="percentage">
            <text:p>0,11%</text:p>
          </table:table-cell>
          <table:table-cell table:style-name="ce50" office:value-type="percentage" office:value="0.0101159114857745" calcext:value-type="percentage">
            <text:p>1,01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8-k5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739" calcext:value-type="float">
            <text:p>739</text:p>
          </table:table-cell>
          <table:table-cell table:style-name="ce31" office:value-type="float" office:value="747.8" calcext:value-type="float">
            <text:p>747,80</text:p>
          </table:table-cell>
          <table:table-cell table:style-name="ce36" office:value-type="float" office:value="11.0770032048384" calcext:value-type="float">
            <text:p>11,077</text:p>
          </table:table-cell>
          <table:table-cell table:style-name="ce41" office:value-type="float" office:value="95128" calcext:value-type="float">
            <text:p>95,128</text:p>
          </table:table-cell>
          <table:table-cell table:style-name="ce41" office:value-type="float" office:value="154118.8" calcext:value-type="float">
            <text:p>154,119</text:p>
          </table:table-cell>
          <table:table-cell table:style-name="ce41" office:value-type="float" office:value="60749.0159319474" calcext:value-type="float">
            <text:p>60,749</text:p>
          </table:table-cell>
          <table:table-cell table:style-name="ce45" office:value-type="percentage" office:value="0.0123287671232877" calcext:value-type="percentage">
            <text:p>1,23%</text:p>
          </table:table-cell>
          <table:table-cell table:style-name="ce50" office:value-type="percentage" office:value="0.0243835616438356" calcext:value-type="percentage">
            <text:p>2,44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9-k5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841" calcext:value-type="float">
            <text:p>841</text:p>
          </table:table-cell>
          <table:table-cell table:style-name="ce31" office:value-type="float" office:value="851.2" calcext:value-type="float">
            <text:p>851,20</text:p>
          </table:table-cell>
          <table:table-cell table:style-name="ce36" office:value-type="float" office:value="6.45755371638518" calcext:value-type="float">
            <text:p>6,458</text:p>
          </table:table-cell>
          <table:table-cell table:style-name="ce41" office:value-type="float" office:value="95743" calcext:value-type="float">
            <text:p>95,743</text:p>
          </table:table-cell>
          <table:table-cell table:style-name="ce41" office:value-type="float" office:value="142138.8" calcext:value-type="float">
            <text:p>142,139</text:p>
          </table:table-cell>
          <table:table-cell table:style-name="ce41" office:value-type="float" office:value="34131.6174565461" calcext:value-type="float">
            <text:p>34,132</text:p>
          </table:table-cell>
          <table:table-cell table:style-name="ce45" office:value-type="percentage" office:value="0.0231143552311436" calcext:value-type="percentage">
            <text:p>2,31%</text:p>
          </table:table-cell>
          <table:table-cell table:style-name="ce50" office:value-type="percentage" office:value="0.0355231143552312" calcext:value-type="percentage">
            <text:p>3,55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39-k6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838" calcext:value-type="float">
            <text:p>838</text:p>
          </table:table-cell>
          <table:table-cell table:style-name="ce31" office:value-type="float" office:value="846.8" calcext:value-type="float">
            <text:p>846,80</text:p>
          </table:table-cell>
          <table:table-cell table:style-name="ce36" office:value-type="float" office:value="12.6767503722366" calcext:value-type="float">
            <text:p>12,677</text:p>
          </table:table-cell>
          <table:table-cell table:style-name="ce41" office:value-type="float" office:value="107027" calcext:value-type="float">
            <text:p>107,027</text:p>
          </table:table-cell>
          <table:table-cell table:style-name="ce41" office:value-type="float" office:value="131835.6" calcext:value-type="float">
            <text:p>131,836</text:p>
          </table:table-cell>
          <table:table-cell table:style-name="ce41" office:value-type="float" office:value="41747.0258497537" calcext:value-type="float">
            <text:p>41,747</text:p>
          </table:table-cell>
          <table:table-cell table:style-name="ce45" office:value-type="percentage" office:value="0.00842358604091456" calcext:value-type="percentage">
            <text:p>0,84%</text:p>
          </table:table-cell>
          <table:table-cell table:style-name="ce50" office:value-type="percentage" office:value="0.0190132370637785" calcext:value-type="percentage">
            <text:p>1,90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44-k6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942" calcext:value-type="float">
            <text:p>942</text:p>
          </table:table-cell>
          <table:table-cell table:style-name="ce31" office:value-type="float" office:value="959.8" calcext:value-type="float">
            <text:p>959,80</text:p>
          </table:table-cell>
          <table:table-cell table:style-name="ce36" office:value-type="float" office:value="11.0995495404093" calcext:value-type="float">
            <text:p>11,100</text:p>
          </table:table-cell>
          <table:table-cell table:style-name="ce41" office:value-type="float" office:value="60430" calcext:value-type="float">
            <text:p>60,430</text:p>
          </table:table-cell>
          <table:table-cell table:style-name="ce41" office:value-type="float" office:value="121247.6" calcext:value-type="float">
            <text:p>121,248</text:p>
          </table:table-cell>
          <table:table-cell table:style-name="ce41" office:value-type="float" office:value="37877.0890024564" calcext:value-type="float">
            <text:p>37,877</text:p>
          </table:table-cell>
          <table:table-cell table:style-name="ce45" office:value-type="percentage" office:value="0.00533617929562433" calcext:value-type="percentage">
            <text:p>0,53%</text:p>
          </table:table-cell>
          <table:table-cell table:style-name="ce50" office:value-type="percentage" office:value="0.0243329775880469" calcext:value-type="percentage">
            <text:p>2,43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45-k6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983" calcext:value-type="float">
            <text:p>983</text:p>
          </table:table-cell>
          <table:table-cell table:style-name="ce31" office:value-type="float" office:value="988" calcext:value-type="float">
            <text:p>988,00</text:p>
          </table:table-cell>
          <table:table-cell table:style-name="ce36" office:value-type="float" office:value="5.95818764390649" calcext:value-type="float">
            <text:p>5,958</text:p>
          </table:table-cell>
          <table:table-cell table:style-name="ce41" office:value-type="float" office:value="120978" calcext:value-type="float">
            <text:p>120,978</text:p>
          </table:table-cell>
          <table:table-cell table:style-name="ce41" office:value-type="float" office:value="161708.4" calcext:value-type="float">
            <text:p>161,708</text:p>
          </table:table-cell>
          <table:table-cell table:style-name="ce41" office:value-type="float" office:value="61549.5789693155" calcext:value-type="float">
            <text:p>61,550</text:p>
          </table:table-cell>
          <table:table-cell table:style-name="ce45" office:value-type="percentage" office:value="0.0413135593220339" calcext:value-type="percentage">
            <text:p>4,13%</text:p>
          </table:table-cell>
          <table:table-cell table:style-name="ce50" office:value-type="percentage" office:value="0.0466101694915254" calcext:value-type="percentage">
            <text:p>4,6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45-k7</text:p>
          </table:table-cell>
          <table:table-cell table:style-name="ce26" office:value-type="float" office:value="1146" calcext:value-type="float">
            <text:p>1.146</text:p>
          </table:table-cell>
          <table:table-cell table:style-name="ce26" office:value-type="float" office:value="1164" calcext:value-type="float">
            <text:p>1.164</text:p>
          </table:table-cell>
          <table:table-cell table:style-name="ce31" office:value-type="float" office:value="1176.6" calcext:value-type="float">
            <text:p>1.176,60</text:p>
          </table:table-cell>
          <table:table-cell table:style-name="ce36" office:value-type="float" office:value="11.9707978013163" calcext:value-type="float">
            <text:p>11,971</text:p>
          </table:table-cell>
          <table:table-cell table:style-name="ce41" office:value-type="float" office:value="131538" calcext:value-type="float">
            <text:p>131,538</text:p>
          </table:table-cell>
          <table:table-cell table:style-name="ce41" office:value-type="float" office:value="199275.8" calcext:value-type="float">
            <text:p>199,276</text:p>
          </table:table-cell>
          <table:table-cell table:style-name="ce41" office:value-type="float" office:value="66321.7191438823" calcext:value-type="float">
            <text:p>66,322</text:p>
          </table:table-cell>
          <table:table-cell table:style-name="ce45" office:value-type="percentage" office:value="0.0157068062827225" calcext:value-type="percentage">
            <text:p>1,57%</text:p>
          </table:table-cell>
          <table:table-cell table:style-name="ce50" office:value-type="percentage" office:value="0.0267015706806282" calcext:value-type="percentage">
            <text:p>2,67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46-k7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915" calcext:value-type="float">
            <text:p>915</text:p>
          </table:table-cell>
          <table:table-cell table:style-name="ce31" office:value-type="float" office:value="954.4" calcext:value-type="float">
            <text:p>954,40</text:p>
          </table:table-cell>
          <table:table-cell table:style-name="ce36" office:value-type="float" office:value="27.0425590505041" calcext:value-type="float">
            <text:p>27,043</text:p>
          </table:table-cell>
          <table:table-cell table:style-name="ce41" office:value-type="float" office:value="119793" calcext:value-type="float">
            <text:p>119,793</text:p>
          </table:table-cell>
          <table:table-cell table:style-name="ce41" office:value-type="float" office:value="185939" calcext:value-type="float">
            <text:p>185,939</text:p>
          </table:table-cell>
          <table:table-cell table:style-name="ce41" office:value-type="float" office:value="55327.1066657204" calcext:value-type="float">
            <text:p>55,327</text:p>
          </table:table-cell>
          <table:table-cell table:style-name="ce45" office:value-type="percentage" office:value="0.00109409190371991" calcext:value-type="percentage">
            <text:p>0,11%</text:p>
          </table:table-cell>
          <table:table-cell table:style-name="ce50" office:value-type="percentage" office:value="0.0442013129102844" calcext:value-type="percentage">
            <text:p>4,42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48-k7</text:p>
          </table:table-cell>
          <table:table-cell table:style-name="ce26" office:value-type="float" office:value="1073" calcext:value-type="float">
            <text:p>1.073</text:p>
          </table:table-cell>
          <table:table-cell table:style-name="ce26" office:value-type="float" office:value="1102" calcext:value-type="float">
            <text:p>1.102</text:p>
          </table:table-cell>
          <table:table-cell table:style-name="ce31" office:value-type="float" office:value="1123" calcext:value-type="float">
            <text:p>1.123,00</text:p>
          </table:table-cell>
          <table:table-cell table:style-name="ce36" office:value-type="float" office:value="12.9034879005639" calcext:value-type="float">
            <text:p>12,903</text:p>
          </table:table-cell>
          <table:table-cell table:style-name="ce41" office:value-type="float" office:value="94247" calcext:value-type="float">
            <text:p>94,247</text:p>
          </table:table-cell>
          <table:table-cell table:style-name="ce41" office:value-type="float" office:value="147684.8" calcext:value-type="float">
            <text:p>147,685</text:p>
          </table:table-cell>
          <table:table-cell table:style-name="ce41" office:value-type="float" office:value="37210.9765418754" calcext:value-type="float">
            <text:p>37,211</text:p>
          </table:table-cell>
          <table:table-cell table:style-name="ce45" office:value-type="percentage" office:value="0.027027027027027" calcext:value-type="percentage">
            <text:p>2,70%</text:p>
          </table:table-cell>
          <table:table-cell table:style-name="ce50" office:value-type="percentage" office:value="0.0465983224603914" calcext:value-type="percentage">
            <text:p>4,6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53-k7</text:p>
          </table:table-cell>
          <table:table-cell table:style-name="ce26" office:value-type="float" office:value="1010" calcext:value-type="float">
            <text:p>1.010</text:p>
          </table:table-cell>
          <table:table-cell table:style-name="ce26" office:value-type="float" office:value="1048" calcext:value-type="float">
            <text:p>1.048</text:p>
          </table:table-cell>
          <table:table-cell table:style-name="ce31" office:value-type="float" office:value="1072.6" calcext:value-type="float">
            <text:p>1.072,60</text:p>
          </table:table-cell>
          <table:table-cell table:style-name="ce36" office:value-type="float" office:value="28.4306172989613" calcext:value-type="float">
            <text:p>28,431</text:p>
          </table:table-cell>
          <table:table-cell table:style-name="ce41" office:value-type="float" office:value="156868" calcext:value-type="float">
            <text:p>156,868</text:p>
          </table:table-cell>
          <table:table-cell table:style-name="ce41" office:value-type="float" office:value="217720.6" calcext:value-type="float">
            <text:p>217,721</text:p>
          </table:table-cell>
          <table:table-cell table:style-name="ce41" office:value-type="float" office:value="54630.6988496395" calcext:value-type="float">
            <text:p>54,631</text:p>
          </table:table-cell>
          <table:table-cell table:style-name="ce45" office:value-type="percentage" office:value="0.0376237623762376" calcext:value-type="percentage">
            <text:p>3,76%</text:p>
          </table:table-cell>
          <table:table-cell table:style-name="ce50" office:value-type="percentage" office:value="0.0619801980198019" calcext:value-type="percentage">
            <text:p>6,20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54-k7</text:p>
          </table:table-cell>
          <table:table-cell table:style-name="ce26" office:value-type="float" office:value="1167" calcext:value-type="float">
            <text:p>1.167</text:p>
          </table:table-cell>
          <table:table-cell table:style-name="ce26" office:value-type="float" office:value="1172" calcext:value-type="float">
            <text:p>1.172</text:p>
          </table:table-cell>
          <table:table-cell table:style-name="ce31" office:value-type="float" office:value="1191.4" calcext:value-type="float">
            <text:p>1.191,40</text:p>
          </table:table-cell>
          <table:table-cell table:style-name="ce36" office:value-type="float" office:value="12.2392810246354" calcext:value-type="float">
            <text:p>12,239</text:p>
          </table:table-cell>
          <table:table-cell table:style-name="ce41" office:value-type="float" office:value="128152" calcext:value-type="float">
            <text:p>128,152</text:p>
          </table:table-cell>
          <table:table-cell table:style-name="ce41" office:value-type="float" office:value="186109" calcext:value-type="float">
            <text:p>186,109</text:p>
          </table:table-cell>
          <table:table-cell table:style-name="ce41" office:value-type="float" office:value="35996.6081527135" calcext:value-type="float">
            <text:p>35,997</text:p>
          </table:table-cell>
          <table:table-cell table:style-name="ce45" office:value-type="percentage" office:value="0.00428449014567267" calcext:value-type="percentage">
            <text:p>0,43%</text:p>
          </table:table-cell>
          <table:table-cell table:style-name="ce50" office:value-type="percentage" office:value="0.0209083119108827" calcext:value-type="percentage">
            <text:p>2,09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55-k9</text:p>
          </table:table-cell>
          <table:table-cell table:style-name="ce26" office:value-type="float" office:value="1073" calcext:value-type="float">
            <text:p>1.073</text:p>
          </table:table-cell>
          <table:table-cell table:style-name="ce26" office:value-type="float" office:value="1089" calcext:value-type="float">
            <text:p>1.089</text:p>
          </table:table-cell>
          <table:table-cell table:style-name="ce31" office:value-type="float" office:value="1111.6" calcext:value-type="float">
            <text:p>1.111,60</text:p>
          </table:table-cell>
          <table:table-cell table:style-name="ce36" office:value-type="float" office:value="22.4343486644921" calcext:value-type="float">
            <text:p>22,434</text:p>
          </table:table-cell>
          <table:table-cell table:style-name="ce41" office:value-type="float" office:value="166628" calcext:value-type="float">
            <text:p>166,628</text:p>
          </table:table-cell>
          <table:table-cell table:style-name="ce41" office:value-type="float" office:value="213590.4" calcext:value-type="float">
            <text:p>213,590</text:p>
          </table:table-cell>
          <table:table-cell table:style-name="ce41" office:value-type="float" office:value="53256.1509339532" calcext:value-type="float">
            <text:p>53,256</text:p>
          </table:table-cell>
          <table:table-cell table:style-name="ce45" office:value-type="percentage" office:value="0.0149114631873253" calcext:value-type="percentage">
            <text:p>1,49%</text:p>
          </table:table-cell>
          <table:table-cell table:style-name="ce50" office:value-type="percentage" office:value="0.0359739049394221" calcext:value-type="percentage">
            <text:p>3,60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0-k9</text:p>
          </table:table-cell>
          <table:table-cell table:style-name="ce26" office:value-type="float" office:value="1354" calcext:value-type="float">
            <text:p>1.354</text:p>
          </table:table-cell>
          <table:table-cell table:style-name="ce26" office:value-type="float" office:value="1367" calcext:value-type="float">
            <text:p>1.367</text:p>
          </table:table-cell>
          <table:table-cell table:style-name="ce31" office:value-type="float" office:value="1388.4" calcext:value-type="float">
            <text:p>1.388,40</text:p>
          </table:table-cell>
          <table:table-cell table:style-name="ce36" office:value-type="float" office:value="20.3174801587205" calcext:value-type="float">
            <text:p>20,317</text:p>
          </table:table-cell>
          <table:table-cell table:style-name="ce41" office:value-type="float" office:value="209465" calcext:value-type="float">
            <text:p>209,465</text:p>
          </table:table-cell>
          <table:table-cell table:style-name="ce41" office:value-type="float" office:value="235750.8" calcext:value-type="float">
            <text:p>235,751</text:p>
          </table:table-cell>
          <table:table-cell table:style-name="ce41" office:value-type="float" office:value="22615.1475498171" calcext:value-type="float">
            <text:p>22,615</text:p>
          </table:table-cell>
          <table:table-cell table:style-name="ce45" office:value-type="percentage" office:value="0.00960118168389956" calcext:value-type="percentage">
            <text:p>0,96%</text:p>
          </table:table-cell>
          <table:table-cell table:style-name="ce50" office:value-type="percentage" office:value="0.0254062038404727" calcext:value-type="percentage">
            <text:p>2,54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1-k9</text:p>
          </table:table-cell>
          <table:table-cell table:style-name="ce26" office:value-type="float" office:value="1034" calcext:value-type="float">
            <text:p>1.034</text:p>
          </table:table-cell>
          <table:table-cell table:style-name="ce26" office:value-type="float" office:value="1067" calcext:value-type="float">
            <text:p>1.067</text:p>
          </table:table-cell>
          <table:table-cell table:style-name="ce31" office:value-type="float" office:value="1083.8" calcext:value-type="float">
            <text:p>1.083,80</text:p>
          </table:table-cell>
          <table:table-cell table:style-name="ce36" office:value-type="float" office:value="19.8670581616907" calcext:value-type="float">
            <text:p>19,867</text:p>
          </table:table-cell>
          <table:table-cell table:style-name="ce41" office:value-type="float" office:value="130038" calcext:value-type="float">
            <text:p>130,038</text:p>
          </table:table-cell>
          <table:table-cell table:style-name="ce41" office:value-type="float" office:value="181481.8" calcext:value-type="float">
            <text:p>181,482</text:p>
          </table:table-cell>
          <table:table-cell table:style-name="ce41" office:value-type="float" office:value="46198.2950356396" calcext:value-type="float">
            <text:p>46,198</text:p>
          </table:table-cell>
          <table:table-cell table:style-name="ce45" office:value-type="percentage" office:value="0.0319148936170213" calcext:value-type="percentage">
            <text:p>3,19%</text:p>
          </table:table-cell>
          <table:table-cell table:style-name="ce50" office:value-type="percentage" office:value="0.0481624758220502" calcext:value-type="percentage">
            <text:p>4,82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2-k8</text:p>
          </table:table-cell>
          <table:table-cell table:style-name="ce26" office:value-type="float" office:value="1288" calcext:value-type="float">
            <text:p>1.288</text:p>
          </table:table-cell>
          <table:table-cell table:style-name="ce26" office:value-type="float" office:value="1310" calcext:value-type="float">
            <text:p>1.310</text:p>
          </table:table-cell>
          <table:table-cell table:style-name="ce31" office:value-type="float" office:value="1341.6" calcext:value-type="float">
            <text:p>1.341,60</text:p>
          </table:table-cell>
          <table:table-cell table:style-name="ce36" office:value-type="float" office:value="27.1071946169278" calcext:value-type="float">
            <text:p>27,107</text:p>
          </table:table-cell>
          <table:table-cell table:style-name="ce41" office:value-type="float" office:value="195280" calcext:value-type="float">
            <text:p>195,280</text:p>
          </table:table-cell>
          <table:table-cell table:style-name="ce41" office:value-type="float" office:value="216482.6" calcext:value-type="float">
            <text:p>216,483</text:p>
          </table:table-cell>
          <table:table-cell table:style-name="ce41" office:value-type="float" office:value="27014.7941098947" calcext:value-type="float">
            <text:p>27,015</text:p>
          </table:table-cell>
          <table:table-cell table:style-name="ce45" office:value-type="percentage" office:value="0.0170807453416149" calcext:value-type="percentage">
            <text:p>1,71%</text:p>
          </table:table-cell>
          <table:table-cell table:style-name="ce50" office:value-type="percentage" office:value="0.0416149068322981" calcext:value-type="percentage">
            <text:p>4,1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3-k10</text:p>
          </table:table-cell>
          <table:table-cell table:style-name="ce26" office:value-type="float" office:value="1314" calcext:value-type="float">
            <text:p>1.314</text:p>
          </table:table-cell>
          <table:table-cell table:style-name="ce26" office:value-type="float" office:value="1335" calcext:value-type="float">
            <text:p>1.335</text:p>
          </table:table-cell>
          <table:table-cell table:style-name="ce31" office:value-type="float" office:value="1354.2" calcext:value-type="float">
            <text:p>1.354,20</text:p>
          </table:table-cell>
          <table:table-cell table:style-name="ce36" office:value-type="float" office:value="18.1024860171193" calcext:value-type="float">
            <text:p>18,102</text:p>
          </table:table-cell>
          <table:table-cell table:style-name="ce41" office:value-type="float" office:value="199107" calcext:value-type="float">
            <text:p>199,107</text:p>
          </table:table-cell>
          <table:table-cell table:style-name="ce41" office:value-type="float" office:value="222768" calcext:value-type="float">
            <text:p>222,768</text:p>
          </table:table-cell>
          <table:table-cell table:style-name="ce41" office:value-type="float" office:value="31950.2949986381" calcext:value-type="float">
            <text:p>31,950</text:p>
          </table:table-cell>
          <table:table-cell table:style-name="ce45" office:value-type="percentage" office:value="0.0159817351598174" calcext:value-type="percentage">
            <text:p>1,60%</text:p>
          </table:table-cell>
          <table:table-cell table:style-name="ce50" office:value-type="percentage" office:value="0.0305936073059361" calcext:value-type="percentage">
            <text:p>3,0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3-k9</text:p>
          </table:table-cell>
          <table:table-cell table:style-name="ce26" office:value-type="float" office:value="1616" calcext:value-type="float">
            <text:p>1.616</text:p>
          </table:table-cell>
          <table:table-cell table:style-name="ce26" office:value-type="float" office:value="1645" calcext:value-type="float">
            <text:p>1.645</text:p>
          </table:table-cell>
          <table:table-cell table:style-name="ce31" office:value-type="float" office:value="1689.6" calcext:value-type="float">
            <text:p>1.689,60</text:p>
          </table:table-cell>
          <table:table-cell table:style-name="ce36" office:value-type="float" office:value="37.5206609749882" calcext:value-type="float">
            <text:p>37,521</text:p>
          </table:table-cell>
          <table:table-cell table:style-name="ce41" office:value-type="float" office:value="237080" calcext:value-type="float">
            <text:p>237,080</text:p>
          </table:table-cell>
          <table:table-cell table:style-name="ce41" office:value-type="float" office:value="257285.6" calcext:value-type="float">
            <text:p>257,286</text:p>
          </table:table-cell>
          <table:table-cell table:style-name="ce41" office:value-type="float" office:value="26016.6614749087" calcext:value-type="float">
            <text:p>26,017</text:p>
          </table:table-cell>
          <table:table-cell table:style-name="ce45" office:value-type="percentage" office:value="0.0179455445544554" calcext:value-type="percentage">
            <text:p>1,79%</text:p>
          </table:table-cell>
          <table:table-cell table:style-name="ce50" office:value-type="percentage" office:value="0.0455445544554455" calcext:value-type="percentage">
            <text:p>4,55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4-k9</text:p>
          </table:table-cell>
          <table:table-cell table:style-name="ce26" office:value-type="float" office:value="1401" calcext:value-type="float">
            <text:p>1.401</text:p>
          </table:table-cell>
          <table:table-cell table:style-name="ce26" office:value-type="float" office:value="1454" calcext:value-type="float">
            <text:p>1.454</text:p>
          </table:table-cell>
          <table:table-cell table:style-name="ce31" office:value-type="float" office:value="1473.6" calcext:value-type="float">
            <text:p>1.473,60</text:p>
          </table:table-cell>
          <table:table-cell table:style-name="ce36" office:value-type="float" office:value="20.7436737344184" calcext:value-type="float">
            <text:p>20,744</text:p>
          </table:table-cell>
          <table:table-cell table:style-name="ce41" office:value-type="float" office:value="232041" calcext:value-type="float">
            <text:p>232,041</text:p>
          </table:table-cell>
          <table:table-cell table:style-name="ce41" office:value-type="float" office:value="268211.2" calcext:value-type="float">
            <text:p>268,211</text:p>
          </table:table-cell>
          <table:table-cell table:style-name="ce41" office:value-type="float" office:value="27927.6665280148" calcext:value-type="float">
            <text:p>27,928</text:p>
          </table:table-cell>
          <table:table-cell table:style-name="ce45" office:value-type="percentage" office:value="0.0378301213418986" calcext:value-type="percentage">
            <text:p>3,78%</text:p>
          </table:table-cell>
          <table:table-cell table:style-name="ce50" office:value-type="percentage" office:value="0.0518201284796573" calcext:value-type="percentage">
            <text:p>5,18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5-k9</text:p>
          </table:table-cell>
          <table:table-cell table:style-name="ce26" office:value-type="float" office:value="1174" calcext:value-type="float">
            <text:p>1.174</text:p>
          </table:table-cell>
          <table:table-cell table:style-name="ce26" office:value-type="float" office:value="1199" calcext:value-type="float">
            <text:p>1.199</text:p>
          </table:table-cell>
          <table:table-cell table:style-name="ce31" office:value-type="float" office:value="1219.4" calcext:value-type="float">
            <text:p>1.219,40</text:p>
          </table:table-cell>
          <table:table-cell table:style-name="ce36" office:value-type="float" office:value="20.4646035876584" calcext:value-type="float">
            <text:p>20,465</text:p>
          </table:table-cell>
          <table:table-cell table:style-name="ce41" office:value-type="float" office:value="234204" calcext:value-type="float">
            <text:p>234,204</text:p>
          </table:table-cell>
          <table:table-cell table:style-name="ce41" office:value-type="float" office:value="266912.8" calcext:value-type="float">
            <text:p>266,913</text:p>
          </table:table-cell>
          <table:table-cell table:style-name="ce41" office:value-type="float" office:value="24726.9442754255" calcext:value-type="float">
            <text:p>24,727</text:p>
          </table:table-cell>
          <table:table-cell table:style-name="ce45" office:value-type="percentage" office:value="0.0212947189097104" calcext:value-type="percentage">
            <text:p>2,13%</text:p>
          </table:table-cell>
          <table:table-cell table:style-name="ce50" office:value-type="percentage" office:value="0.0386712095400342" calcext:value-type="percentage">
            <text:p>3,87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69-k9</text:p>
          </table:table-cell>
          <table:table-cell table:style-name="ce26" office:value-type="float" office:value="1159" calcext:value-type="float">
            <text:p>1.159</text:p>
          </table:table-cell>
          <table:table-cell table:style-name="ce26" office:value-type="float" office:value="1234" calcext:value-type="float">
            <text:p>1.234</text:p>
          </table:table-cell>
          <table:table-cell table:style-name="ce31" office:value-type="float" office:value="1269" calcext:value-type="float">
            <text:p>1.269,00</text:p>
          </table:table-cell>
          <table:table-cell table:style-name="ce36" office:value-type="float" office:value="45.133136385587" calcext:value-type="float">
            <text:p>45,133</text:p>
          </table:table-cell>
          <table:table-cell table:style-name="ce41" office:value-type="float" office:value="285949" calcext:value-type="float">
            <text:p>285,949</text:p>
          </table:table-cell>
          <table:table-cell table:style-name="ce41" office:value-type="float" office:value="291717.4" calcext:value-type="float">
            <text:p>291,717</text:p>
          </table:table-cell>
          <table:table-cell table:style-name="ce41" office:value-type="float" office:value="3697.91580488253" calcext:value-type="float">
            <text:p>3,698</text:p>
          </table:table-cell>
          <table:table-cell table:style-name="ce45" office:value-type="percentage" office:value="0.0647109577221743" calcext:value-type="percentage">
            <text:p>6,47%</text:p>
          </table:table-cell>
          <table:table-cell table:style-name="ce50" office:value-type="percentage" office:value="0.094909404659189" calcext:value-type="percentage">
            <text:p>9,49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-n80-k10</text:p>
          </table:table-cell>
          <table:table-cell table:style-name="ce26" office:value-type="float" office:value="1763" calcext:value-type="float">
            <text:p>1.763</text:p>
          </table:table-cell>
          <table:table-cell table:style-name="ce26" office:value-type="float" office:value="1813" calcext:value-type="float">
            <text:p>1.813</text:p>
          </table:table-cell>
          <table:table-cell table:style-name="ce31" office:value-type="float" office:value="1873.4" calcext:value-type="float">
            <text:p>1.873,40</text:p>
          </table:table-cell>
          <table:table-cell table:style-name="ce36" office:value-type="float" office:value="40.9059897814489" calcext:value-type="float">
            <text:p>40,906</text:p>
          </table:table-cell>
          <table:table-cell table:style-name="ce41" office:value-type="float" office:value="222674" calcext:value-type="float">
            <text:p>222,674</text:p>
          </table:table-cell>
          <table:table-cell table:style-name="ce41" office:value-type="float" office:value="264924.2" calcext:value-type="float">
            <text:p>264,924</text:p>
          </table:table-cell>
          <table:table-cell table:style-name="ce41" office:value-type="float" office:value="34752.4434997023" calcext:value-type="float">
            <text:p>34,752</text:p>
          </table:table-cell>
          <table:table-cell table:style-name="ce45" office:value-type="percentage" office:value="0.0283607487237663" calcext:value-type="percentage">
            <text:p>2,84%</text:p>
          </table:table-cell>
          <table:table-cell table:style-name="ce50" office:value-type="percentage" office:value="0.0626205331820761" calcext:value-type="percentage">
            <text:p>6,26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31-k5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684" calcext:value-type="float">
            <text:p>684</text:p>
          </table:table-cell>
          <table:table-cell table:style-name="ce32" office:value-type="float" office:value="685.6" calcext:value-type="float">
            <text:p>685,60</text:p>
          </table:table-cell>
          <table:table-cell table:style-name="ce37" office:value-type="float" office:value="3.04959013639538" calcext:value-type="float">
            <text:p>3,050</text:p>
          </table:table-cell>
          <table:table-cell table:style-name="ce42" office:value-type="float" office:value="35136" calcext:value-type="float">
            <text:p>35,136</text:p>
          </table:table-cell>
          <table:table-cell table:style-name="ce42" office:value-type="float" office:value="48278.6" calcext:value-type="float">
            <text:p>48,279</text:p>
          </table:table-cell>
          <table:table-cell table:style-name="ce42" office:value-type="float" office:value="9859.48347024326" calcext:value-type="float">
            <text:p>9,859</text:p>
          </table:table-cell>
          <table:table-cell table:style-name="ce46" office:value-type="percentage" office:value="0.0178571428571429" calcext:value-type="percentage">
            <text:p>1,79%</text:p>
          </table:table-cell>
          <table:table-cell table:style-name="ce51" office:value-type="percentage" office:value="0.0202380952380953" calcext:value-type="percentage">
            <text:p>2,02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34-k5</text:p>
          </table:table-cell>
          <table:table-cell table:number-columns-repeated="2" table:style-name="ce27" office:value-type="float" office:value="788" calcext:value-type="float">
            <text:p>788</text:p>
          </table:table-cell>
          <table:table-cell table:style-name="ce32" office:value-type="float" office:value="791.4" calcext:value-type="float">
            <text:p>791,40</text:p>
          </table:table-cell>
          <table:table-cell table:style-name="ce37" office:value-type="float" office:value="3.13049516849971" calcext:value-type="float">
            <text:p>3,130</text:p>
          </table:table-cell>
          <table:table-cell table:style-name="ce42" office:value-type="float" office:value="101282" calcext:value-type="float">
            <text:p>101,282</text:p>
          </table:table-cell>
          <table:table-cell table:style-name="ce42" office:value-type="float" office:value="135407.6" calcext:value-type="float">
            <text:p>135,408</text:p>
          </table:table-cell>
          <table:table-cell table:style-name="ce42" office:value-type="float" office:value="48106.1099684853" calcext:value-type="float">
            <text:p>48,106</text:p>
          </table:table-cell>
          <table:table-cell table:style-name="ce46" office:value-type="percentage" office:value="0" calcext:value-type="percentage">
            <text:p>0,00%</text:p>
          </table:table-cell>
          <table:table-cell table:style-name="ce51" office:value-type="percentage" office:value="0.00431472081218271" calcext:value-type="percentage">
            <text:p>0,43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35-k5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958" calcext:value-type="float">
            <text:p>958</text:p>
          </table:table-cell>
          <table:table-cell table:style-name="ce32" office:value-type="float" office:value="967" calcext:value-type="float">
            <text:p>967,00</text:p>
          </table:table-cell>
          <table:table-cell table:style-name="ce37" office:value-type="float" office:value="9.16515138991168" calcext:value-type="float">
            <text:p>9,165</text:p>
          </table:table-cell>
          <table:table-cell table:style-name="ce42" office:value-type="float" office:value="86239" calcext:value-type="float">
            <text:p>86,239</text:p>
          </table:table-cell>
          <table:table-cell table:style-name="ce42" office:value-type="float" office:value="107404.8" calcext:value-type="float">
            <text:p>107,405</text:p>
          </table:table-cell>
          <table:table-cell table:style-name="ce42" office:value-type="float" office:value="19070.7198133683" calcext:value-type="float">
            <text:p>19,071</text:p>
          </table:table-cell>
          <table:table-cell table:style-name="ce46" office:value-type="percentage" office:value="0.0031413612565445" calcext:value-type="percentage">
            <text:p>0,31%</text:p>
          </table:table-cell>
          <table:table-cell table:style-name="ce51" office:value-type="percentage" office:value="0.012565445026178" calcext:value-type="percentage">
            <text:p>1,26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38-k6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807" calcext:value-type="float">
            <text:p>807</text:p>
          </table:table-cell>
          <table:table-cell table:style-name="ce32" office:value-type="float" office:value="812.2" calcext:value-type="float">
            <text:p>812,20</text:p>
          </table:table-cell>
          <table:table-cell table:style-name="ce37" office:value-type="float" office:value="5.06951674225463" calcext:value-type="float">
            <text:p>5,070</text:p>
          </table:table-cell>
          <table:table-cell table:style-name="ce42" office:value-type="float" office:value="62150" calcext:value-type="float">
            <text:p>62,150</text:p>
          </table:table-cell>
          <table:table-cell table:style-name="ce42" office:value-type="float" office:value="123538" calcext:value-type="float">
            <text:p>123,538</text:p>
          </table:table-cell>
          <table:table-cell table:style-name="ce42" office:value-type="float" office:value="84066.8005844162" calcext:value-type="float">
            <text:p>84,067</text:p>
          </table:table-cell>
          <table:table-cell table:style-name="ce46" office:value-type="percentage" office:value="0.00248447204968944" calcext:value-type="percentage">
            <text:p>0,25%</text:p>
          </table:table-cell>
          <table:table-cell table:style-name="ce51" office:value-type="percentage" office:value="0.00894409937888204" calcext:value-type="percentage">
            <text:p>0,89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39-k5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550" calcext:value-type="float">
            <text:p>550</text:p>
          </table:table-cell>
          <table:table-cell table:style-name="ce32" office:value-type="float" office:value="561.8" calcext:value-type="float">
            <text:p>561,80</text:p>
          </table:table-cell>
          <table:table-cell table:style-name="ce37" office:value-type="float" office:value="10.0349389634417" calcext:value-type="float">
            <text:p>10,035</text:p>
          </table:table-cell>
          <table:table-cell table:style-name="ce42" office:value-type="float" office:value="139376" calcext:value-type="float">
            <text:p>139,376</text:p>
          </table:table-cell>
          <table:table-cell table:style-name="ce42" office:value-type="float" office:value="189546" calcext:value-type="float">
            <text:p>189,546</text:p>
          </table:table-cell>
          <table:table-cell table:style-name="ce42" office:value-type="float" office:value="61234.6167008499" calcext:value-type="float">
            <text:p>61,235</text:p>
          </table:table-cell>
          <table:table-cell table:style-name="ce46" office:value-type="percentage" office:value="0.00182149362477231" calcext:value-type="percentage">
            <text:p>0,18%</text:p>
          </table:table-cell>
          <table:table-cell table:style-name="ce51" office:value-type="percentage" office:value="0.0233151183970855" calcext:value-type="percentage">
            <text:p>2,33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41-k6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32" calcext:value-type="float">
            <text:p>832</text:p>
          </table:table-cell>
          <table:table-cell table:style-name="ce32" office:value-type="float" office:value="841.2" calcext:value-type="float">
            <text:p>841,20</text:p>
          </table:table-cell>
          <table:table-cell table:style-name="ce37" office:value-type="float" office:value="12.1942609452152" calcext:value-type="float">
            <text:p>12,194</text:p>
          </table:table-cell>
          <table:table-cell table:style-name="ce42" office:value-type="float" office:value="50432" calcext:value-type="float">
            <text:p>50,432</text:p>
          </table:table-cell>
          <table:table-cell table:style-name="ce42" office:value-type="float" office:value="142600.8" calcext:value-type="float">
            <text:p>142,601</text:p>
          </table:table-cell>
          <table:table-cell table:style-name="ce42" office:value-type="float" office:value="57824.8156737226" calcext:value-type="float">
            <text:p>57,825</text:p>
          </table:table-cell>
          <table:table-cell table:style-name="ce46" office:value-type="percentage" office:value="0.00361881785283474" calcext:value-type="percentage">
            <text:p>0,36%</text:p>
          </table:table-cell>
          <table:table-cell table:style-name="ce51" office:value-type="percentage" office:value="0.0147165259348613" calcext:value-type="percentage">
            <text:p>1,4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43-k6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743" calcext:value-type="float">
            <text:p>743</text:p>
          </table:table-cell>
          <table:table-cell table:style-name="ce32" office:value-type="float" office:value="751.4" calcext:value-type="float">
            <text:p>751,40</text:p>
          </table:table-cell>
          <table:table-cell table:style-name="ce37" office:value-type="float" office:value="6.8044103344816" calcext:value-type="float">
            <text:p>6,804</text:p>
          </table:table-cell>
          <table:table-cell table:style-name="ce42" office:value-type="float" office:value="46432" calcext:value-type="float">
            <text:p>46,432</text:p>
          </table:table-cell>
          <table:table-cell table:style-name="ce42" office:value-type="float" office:value="104636.6" calcext:value-type="float">
            <text:p>104,637</text:p>
          </table:table-cell>
          <table:table-cell table:style-name="ce42" office:value-type="float" office:value="50931.3608182621" calcext:value-type="float">
            <text:p>50,931</text:p>
          </table:table-cell>
          <table:table-cell table:style-name="ce46" office:value-type="percentage" office:value="0.00134770889487871" calcext:value-type="percentage">
            <text:p>0,13%</text:p>
          </table:table-cell>
          <table:table-cell table:style-name="ce51" office:value-type="percentage" office:value="0.0126684636118598" calcext:value-type="percentage">
            <text:p>1,2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44-k7</text:p>
          </table:table-cell>
          <table:table-cell table:number-columns-repeated="2" table:style-name="ce27" office:value-type="float" office:value="909" calcext:value-type="float">
            <text:p>909</text:p>
          </table:table-cell>
          <table:table-cell table:style-name="ce32" office:value-type="float" office:value="926.4" calcext:value-type="float">
            <text:p>926,40</text:p>
          </table:table-cell>
          <table:table-cell table:style-name="ce37" office:value-type="float" office:value="15.6939478780835" calcext:value-type="float">
            <text:p>15,694</text:p>
          </table:table-cell>
          <table:table-cell table:style-name="ce42" office:value-type="float" office:value="126261" calcext:value-type="float">
            <text:p>126,261</text:p>
          </table:table-cell>
          <table:table-cell table:style-name="ce42" office:value-type="float" office:value="206998.4" calcext:value-type="float">
            <text:p>206,998</text:p>
          </table:table-cell>
          <table:table-cell table:style-name="ce42" office:value-type="float" office:value="72553.5271458252" calcext:value-type="float">
            <text:p>72,554</text:p>
          </table:table-cell>
          <table:table-cell table:style-name="ce46" office:value-type="percentage" office:value="0" calcext:value-type="percentage">
            <text:p>0,00%</text:p>
          </table:table-cell>
          <table:table-cell table:style-name="ce51" office:value-type="percentage" office:value="0.0191419141914191" calcext:value-type="percentage">
            <text:p>1,91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45-k5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760" calcext:value-type="float">
            <text:p>760</text:p>
          </table:table-cell>
          <table:table-cell table:style-name="ce32" office:value-type="float" office:value="764.8" calcext:value-type="float">
            <text:p>764,80</text:p>
          </table:table-cell>
          <table:table-cell table:style-name="ce37" office:value-type="float" office:value="4.76445169982864" calcext:value-type="float">
            <text:p>4,764</text:p>
          </table:table-cell>
          <table:table-cell table:style-name="ce42" office:value-type="float" office:value="118622" calcext:value-type="float">
            <text:p>118,622</text:p>
          </table:table-cell>
          <table:table-cell table:style-name="ce42" office:value-type="float" office:value="183239.8" calcext:value-type="float">
            <text:p>183,240</text:p>
          </table:table-cell>
          <table:table-cell table:style-name="ce42" office:value-type="float" office:value="70622.8351151382" calcext:value-type="float">
            <text:p>70,623</text:p>
          </table:table-cell>
          <table:table-cell table:style-name="ce46" office:value-type="percentage" office:value="0.0119840213049268" calcext:value-type="percentage">
            <text:p>1,20%</text:p>
          </table:table-cell>
          <table:table-cell table:style-name="ce51" office:value-type="percentage" office:value="0.018375499334221" calcext:value-type="percentage">
            <text:p>1,84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45-k6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684" calcext:value-type="float">
            <text:p>684</text:p>
          </table:table-cell>
          <table:table-cell table:style-name="ce32" office:value-type="float" office:value="695.4" calcext:value-type="float">
            <text:p>695,40</text:p>
          </table:table-cell>
          <table:table-cell table:style-name="ce37" office:value-type="float" office:value="11.5021737076085" calcext:value-type="float">
            <text:p>11,502</text:p>
          </table:table-cell>
          <table:table-cell table:style-name="ce42" office:value-type="float" office:value="107393" calcext:value-type="float">
            <text:p>107,393</text:p>
          </table:table-cell>
          <table:table-cell table:style-name="ce42" office:value-type="float" office:value="175655.4" calcext:value-type="float">
            <text:p>175,655</text:p>
          </table:table-cell>
          <table:table-cell table:style-name="ce42" office:value-type="float" office:value="57349.942260651" calcext:value-type="float">
            <text:p>57,350</text:p>
          </table:table-cell>
          <table:table-cell table:style-name="ce46" office:value-type="percentage" office:value="0.0088495575221239" calcext:value-type="percentage">
            <text:p>0,88%</text:p>
          </table:table-cell>
          <table:table-cell table:style-name="ce51" office:value-type="percentage" office:value="0.0256637168141593" calcext:value-type="percentage">
            <text:p>2,5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0-k7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744" calcext:value-type="float">
            <text:p>744</text:p>
          </table:table-cell>
          <table:table-cell table:style-name="ce32" office:value-type="float" office:value="755" calcext:value-type="float">
            <text:p>755,00</text:p>
          </table:table-cell>
          <table:table-cell table:style-name="ce37" office:value-type="float" office:value="8" calcext:value-type="float">
            <text:p>8,000</text:p>
          </table:table-cell>
          <table:table-cell table:style-name="ce42" office:value-type="float" office:value="103063" calcext:value-type="float">
            <text:p>103,063</text:p>
          </table:table-cell>
          <table:table-cell table:style-name="ce42" office:value-type="float" office:value="134521.8" calcext:value-type="float">
            <text:p>134,522</text:p>
          </table:table-cell>
          <table:table-cell table:style-name="ce42" office:value-type="float" office:value="38079.3634755099" calcext:value-type="float">
            <text:p>38,079</text:p>
          </table:table-cell>
          <table:table-cell table:style-name="ce46" office:value-type="percentage" office:value="0.00404858299595142" calcext:value-type="percentage">
            <text:p>0,40%</text:p>
          </table:table-cell>
          <table:table-cell table:style-name="ce51" office:value-type="percentage" office:value="0.01889338731444" calcext:value-type="percentage">
            <text:p>1,89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0-k8</text:p>
          </table:table-cell>
          <table:table-cell table:style-name="ce27" office:value-type="float" office:value="1312" calcext:value-type="float">
            <text:p>1.312</text:p>
          </table:table-cell>
          <table:table-cell table:style-name="ce27" office:value-type="float" office:value="1325" calcext:value-type="float">
            <text:p>1.325</text:p>
          </table:table-cell>
          <table:table-cell table:style-name="ce32" office:value-type="float" office:value="1330.2" calcext:value-type="float">
            <text:p>1.330,20</text:p>
          </table:table-cell>
          <table:table-cell table:style-name="ce37" office:value-type="float" office:value="5.6302753041037" calcext:value-type="float">
            <text:p>5,630</text:p>
          </table:table-cell>
          <table:table-cell table:style-name="ce42" office:value-type="float" office:value="54248" calcext:value-type="float">
            <text:p>54,248</text:p>
          </table:table-cell>
          <table:table-cell table:style-name="ce42" office:value-type="float" office:value="81467.6" calcext:value-type="float">
            <text:p>81,468</text:p>
          </table:table-cell>
          <table:table-cell table:style-name="ce42" office:value-type="float" office:value="18862.5157468457" calcext:value-type="float">
            <text:p>18,863</text:p>
          </table:table-cell>
          <table:table-cell table:style-name="ce46" office:value-type="percentage" office:value="0.00990853658536586" calcext:value-type="percentage">
            <text:p>0,99%</text:p>
          </table:table-cell>
          <table:table-cell table:style-name="ce51" office:value-type="percentage" office:value="0.0138719512195122" calcext:value-type="percentage">
            <text:p>1,39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1-k7</text:p>
          </table:table-cell>
          <table:table-cell table:style-name="ce27" office:value-type="float" office:value="1032" calcext:value-type="float">
            <text:p>1.032</text:p>
          </table:table-cell>
          <table:table-cell table:style-name="ce27" office:value-type="float" office:value="1030" calcext:value-type="float">
            <text:p>1.030</text:p>
          </table:table-cell>
          <table:table-cell table:style-name="ce32" office:value-type="float" office:value="1045.2" calcext:value-type="float">
            <text:p>1.045,20</text:p>
          </table:table-cell>
          <table:table-cell table:style-name="ce37" office:value-type="float" office:value="28.4815729902686" calcext:value-type="float">
            <text:p>28,482</text:p>
          </table:table-cell>
          <table:table-cell table:style-name="ce42" office:value-type="float" office:value="63342" calcext:value-type="float">
            <text:p>63,342</text:p>
          </table:table-cell>
          <table:table-cell table:style-name="ce42" office:value-type="float" office:value="127225" calcext:value-type="float">
            <text:p>127,225</text:p>
          </table:table-cell>
          <table:table-cell table:style-name="ce42" office:value-type="float" office:value="96037.1409637959" calcext:value-type="float">
            <text:p>96,037</text:p>
          </table:table-cell>
          <table:table-cell table:style-name="ce46" office:value-type="percentage" office:value="-0.00193798449612403" calcext:value-type="percentage">
            <text:p>-0,19%</text:p>
          </table:table-cell>
          <table:table-cell table:style-name="ce51" office:value-type="percentage" office:value="0.0127906976744187" calcext:value-type="percentage">
            <text:p>1,28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2-k7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748" calcext:value-type="float">
            <text:p>748</text:p>
          </table:table-cell>
          <table:table-cell table:style-name="ce32" office:value-type="float" office:value="759.4" calcext:value-type="float">
            <text:p>759,40</text:p>
          </table:table-cell>
          <table:table-cell table:style-name="ce37" office:value-type="float" office:value="20.5499391726594" calcext:value-type="float">
            <text:p>20,550</text:p>
          </table:table-cell>
          <table:table-cell table:style-name="ce42" office:value-type="float" office:value="143901" calcext:value-type="float">
            <text:p>143,901</text:p>
          </table:table-cell>
          <table:table-cell table:style-name="ce42" office:value-type="float" office:value="227896.2" calcext:value-type="float">
            <text:p>227,896</text:p>
          </table:table-cell>
          <table:table-cell table:style-name="ce42" office:value-type="float" office:value="63490.0644802004" calcext:value-type="float">
            <text:p>63,490</text:p>
          </table:table-cell>
          <table:table-cell table:style-name="ce46" office:value-type="percentage" office:value="0.00133868808567604" calcext:value-type="percentage">
            <text:p>0,13%</text:p>
          </table:table-cell>
          <table:table-cell table:style-name="ce51" office:value-type="percentage" office:value="0.0165997322623828" calcext:value-type="percentage">
            <text:p>1,66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6-k7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723" calcext:value-type="float">
            <text:p>723</text:p>
          </table:table-cell>
          <table:table-cell table:style-name="ce32" office:value-type="float" office:value="737.8" calcext:value-type="float">
            <text:p>737,80</text:p>
          </table:table-cell>
          <table:table-cell table:style-name="ce37" office:value-type="float" office:value="10.084641788383" calcext:value-type="float">
            <text:p>10,085</text:p>
          </table:table-cell>
          <table:table-cell table:style-name="ce42" office:value-type="float" office:value="233358" calcext:value-type="float">
            <text:p>233,358</text:p>
          </table:table-cell>
          <table:table-cell table:style-name="ce42" office:value-type="float" office:value="266596.8" calcext:value-type="float">
            <text:p>266,597</text:p>
          </table:table-cell>
          <table:table-cell table:style-name="ce42" office:value-type="float" office:value="27010.2547044636" calcext:value-type="float">
            <text:p>27,010</text:p>
          </table:table-cell>
          <table:table-cell table:style-name="ce46" office:value-type="percentage" office:value="0.0226308345120226" calcext:value-type="percentage">
            <text:p>2,26%</text:p>
          </table:table-cell>
          <table:table-cell table:style-name="ce51" office:value-type="percentage" office:value="0.0435643564356435" calcext:value-type="percentage">
            <text:p>4,36%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B-n57-k7</text:p>
          </table:table-cell>
          <table:table-cell table:style-name="ce28" office:value-type="float" office:value="1153" calcext:value-type="float">
            <text:p>1.153</text:p>
          </table:table-cell>
          <table:table-cell table:style-name="ce28" office:value-type="float" office:value="1144" calcext:value-type="float">
            <text:p>1.144</text:p>
          </table:table-cell>
          <table:table-cell table:style-name="ce33" office:value-type="float" office:value="1152.4" calcext:value-type="float">
            <text:p>1.152,40</text:p>
          </table:table-cell>
          <table:table-cell table:style-name="ce38" office:value-type="float" office:value="13.7222447143315" calcext:value-type="float">
            <text:p>13,722</text:p>
          </table:table-cell>
          <table:table-cell table:style-name="ce43" office:value-type="float" office:value="81576" calcext:value-type="float">
            <text:p>81,576</text:p>
          </table:table-cell>
          <table:table-cell table:style-name="ce43" office:value-type="float" office:value="136093.8" calcext:value-type="float">
            <text:p>136,094</text:p>
          </table:table-cell>
          <table:table-cell table:style-name="ce43" office:value-type="float" office:value="56927.0077397363" calcext:value-type="float">
            <text:p>56,927</text:p>
          </table:table-cell>
          <table:table-cell table:style-name="ce47" office:value-type="percentage" office:value="-0.00780572419774501" calcext:value-type="percentage">
            <text:p>-0,78%</text:p>
          </table:table-cell>
          <table:table-cell table:style-name="ce52" office:value-type="percentage" office:value="-0.000520381613182922" calcext:value-type="percentage">
            <text:p>-0,05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57-k9</text:p>
          </table:table-cell>
          <table:table-cell table:style-name="ce27" office:value-type="float" office:value="1598" calcext:value-type="float">
            <text:p>1.598</text:p>
          </table:table-cell>
          <table:table-cell table:style-name="ce27" office:value-type="float" office:value="1615" calcext:value-type="float">
            <text:p>1.615</text:p>
          </table:table-cell>
          <table:table-cell table:style-name="ce32" office:value-type="float" office:value="1634.4" calcext:value-type="float">
            <text:p>1.634,40</text:p>
          </table:table-cell>
          <table:table-cell table:style-name="ce37" office:value-type="float" office:value="16.379865689315" calcext:value-type="float">
            <text:p>16,380</text:p>
          </table:table-cell>
          <table:table-cell table:style-name="ce42" office:value-type="float" office:value="100277" calcext:value-type="float">
            <text:p>100,277</text:p>
          </table:table-cell>
          <table:table-cell table:style-name="ce42" office:value-type="float" office:value="185377.4" calcext:value-type="float">
            <text:p>185,377</text:p>
          </table:table-cell>
          <table:table-cell table:style-name="ce42" office:value-type="float" office:value="68392.2946193502" calcext:value-type="float">
            <text:p>68,392</text:p>
          </table:table-cell>
          <table:table-cell table:style-name="ce46" office:value-type="percentage" office:value="0.0106382978723404" calcext:value-type="percentage">
            <text:p>1,06%</text:p>
          </table:table-cell>
          <table:table-cell table:style-name="ce51" office:value-type="percentage" office:value="0.0227784730913643" calcext:value-type="percentage">
            <text:p>2,28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63-k10</text:p>
          </table:table-cell>
          <table:table-cell table:style-name="ce27" office:value-type="float" office:value="1496" calcext:value-type="float">
            <text:p>1.496</text:p>
          </table:table-cell>
          <table:table-cell table:style-name="ce27" office:value-type="float" office:value="1579" calcext:value-type="float">
            <text:p>1.579</text:p>
          </table:table-cell>
          <table:table-cell table:style-name="ce32" office:value-type="float" office:value="1602.6" calcext:value-type="float">
            <text:p>1.602,60</text:p>
          </table:table-cell>
          <table:table-cell table:style-name="ce37" office:value-type="float" office:value="24.2755020545405" calcext:value-type="float">
            <text:p>24,276</text:p>
          </table:table-cell>
          <table:table-cell table:style-name="ce42" office:value-type="float" office:value="273573" calcext:value-type="float">
            <text:p>273,573</text:p>
          </table:table-cell>
          <table:table-cell table:style-name="ce42" office:value-type="float" office:value="287902" calcext:value-type="float">
            <text:p>287,902</text:p>
          </table:table-cell>
          <table:table-cell table:style-name="ce42" office:value-type="float" office:value="10973.928284803" calcext:value-type="float">
            <text:p>10,974</text:p>
          </table:table-cell>
          <table:table-cell table:style-name="ce46" office:value-type="percentage" office:value="0.0554812834224599" calcext:value-type="percentage">
            <text:p>5,55%</text:p>
          </table:table-cell>
          <table:table-cell table:style-name="ce51" office:value-type="percentage" office:value="0.0712566844919785" calcext:value-type="percentage">
            <text:p>7,13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64-k9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897" calcext:value-type="float">
            <text:p>897</text:p>
          </table:table-cell>
          <table:table-cell table:style-name="ce32" office:value-type="float" office:value="909.8" calcext:value-type="float">
            <text:p>909,80</text:p>
          </table:table-cell>
          <table:table-cell table:style-name="ce37" office:value-type="float" office:value="14.7546602807384" calcext:value-type="float">
            <text:p>14,755</text:p>
          </table:table-cell>
          <table:table-cell table:style-name="ce42" office:value-type="float" office:value="288498" calcext:value-type="float">
            <text:p>288,498</text:p>
          </table:table-cell>
          <table:table-cell table:style-name="ce42" office:value-type="float" office:value="295681.6" calcext:value-type="float">
            <text:p>295,682</text:p>
          </table:table-cell>
          <table:table-cell table:style-name="ce42" office:value-type="float" office:value="4492.20489292285" calcext:value-type="float">
            <text:p>4,492</text:p>
          </table:table-cell>
          <table:table-cell table:style-name="ce46" office:value-type="percentage" office:value="0.0418118466898955" calcext:value-type="percentage">
            <text:p>4,18%</text:p>
          </table:table-cell>
          <table:table-cell table:style-name="ce51" office:value-type="percentage" office:value="0.0566782810685249" calcext:value-type="percentage">
            <text:p>5,6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66-k9</text:p>
          </table:table-cell>
          <table:table-cell table:style-name="ce27" office:value-type="float" office:value="1316" calcext:value-type="float">
            <text:p>1.316</text:p>
          </table:table-cell>
          <table:table-cell table:style-name="ce27" office:value-type="float" office:value="1346" calcext:value-type="float">
            <text:p>1.346</text:p>
          </table:table-cell>
          <table:table-cell table:style-name="ce32" office:value-type="float" office:value="1360.8" calcext:value-type="float">
            <text:p>1.360,80</text:p>
          </table:table-cell>
          <table:table-cell table:style-name="ce37" office:value-type="float" office:value="11.861703081767" calcext:value-type="float">
            <text:p>11,862</text:p>
          </table:table-cell>
          <table:table-cell table:style-name="ce42" office:value-type="float" office:value="271437" calcext:value-type="float">
            <text:p>271,437</text:p>
          </table:table-cell>
          <table:table-cell table:style-name="ce42" office:value-type="float" office:value="292540.4" calcext:value-type="float">
            <text:p>292,540</text:p>
          </table:table-cell>
          <table:table-cell table:style-name="ce42" office:value-type="float" office:value="12318.5984917116" calcext:value-type="float">
            <text:p>12,319</text:p>
          </table:table-cell>
          <table:table-cell table:style-name="ce46" office:value-type="percentage" office:value="0.0227963525835866" calcext:value-type="percentage">
            <text:p>2,28%</text:p>
          </table:table-cell>
          <table:table-cell table:style-name="ce51" office:value-type="percentage" office:value="0.0340425531914893" calcext:value-type="percentage">
            <text:p>3,40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67-k10</text:p>
          </table:table-cell>
          <table:table-cell table:style-name="ce27" office:value-type="float" office:value="1032" calcext:value-type="float">
            <text:p>1.032</text:p>
          </table:table-cell>
          <table:table-cell table:style-name="ce27" office:value-type="float" office:value="1071" calcext:value-type="float">
            <text:p>1.071</text:p>
          </table:table-cell>
          <table:table-cell table:style-name="ce32" office:value-type="float" office:value="1093.6" calcext:value-type="float">
            <text:p>1.093,60</text:p>
          </table:table-cell>
          <table:table-cell table:style-name="ce37" office:value-type="float" office:value="22.1314256205966" calcext:value-type="float">
            <text:p>22,131</text:p>
          </table:table-cell>
          <table:table-cell table:style-name="ce42" office:value-type="float" office:value="207155" calcext:value-type="float">
            <text:p>207,155</text:p>
          </table:table-cell>
          <table:table-cell table:style-name="ce42" office:value-type="float" office:value="269513.4" calcext:value-type="float">
            <text:p>269,513</text:p>
          </table:table-cell>
          <table:table-cell table:style-name="ce42" office:value-type="float" office:value="35756.9341568877" calcext:value-type="float">
            <text:p>35,757</text:p>
          </table:table-cell>
          <table:table-cell table:style-name="ce46" office:value-type="percentage" office:value="0.0377906976744186" calcext:value-type="percentage">
            <text:p>3,78%</text:p>
          </table:table-cell>
          <table:table-cell table:style-name="ce51" office:value-type="percentage" office:value="0.0596899224806201" calcext:value-type="percentage">
            <text:p>5,9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68-k9</text:p>
          </table:table-cell>
          <table:table-cell table:style-name="ce27" office:value-type="float" office:value="1272" calcext:value-type="float">
            <text:p>1.272</text:p>
          </table:table-cell>
          <table:table-cell table:style-name="ce27" office:value-type="float" office:value="1324" calcext:value-type="float">
            <text:p>1.324</text:p>
          </table:table-cell>
          <table:table-cell table:style-name="ce32" office:value-type="float" office:value="1354.6" calcext:value-type="float">
            <text:p>1.354,60</text:p>
          </table:table-cell>
          <table:table-cell table:style-name="ce37" office:value-type="float" office:value="45.4510725946044" calcext:value-type="float">
            <text:p>45,451</text:p>
          </table:table-cell>
          <table:table-cell table:style-name="ce42" office:value-type="float" office:value="271555" calcext:value-type="float">
            <text:p>271,555</text:p>
          </table:table-cell>
          <table:table-cell table:style-name="ce42" office:value-type="float" office:value="289834.2" calcext:value-type="float">
            <text:p>289,834</text:p>
          </table:table-cell>
          <table:table-cell table:style-name="ce42" office:value-type="float" office:value="11488.9283747441" calcext:value-type="float">
            <text:p>11,489</text:p>
          </table:table-cell>
          <table:table-cell table:style-name="ce46" office:value-type="percentage" office:value="0.0408805031446541" calcext:value-type="percentage">
            <text:p>4,09%</text:p>
          </table:table-cell>
          <table:table-cell table:style-name="ce51" office:value-type="percentage" office:value="0.0649371069182389" calcext:value-type="percentage">
            <text:p>6,49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B-n78-k10</text:p>
          </table:table-cell>
          <table:table-cell table:style-name="ce27" office:value-type="float" office:value="1221" calcext:value-type="float">
            <text:p>1.221</text:p>
          </table:table-cell>
          <table:table-cell table:style-name="ce27" office:value-type="float" office:value="1291" calcext:value-type="float">
            <text:p>1.291</text:p>
          </table:table-cell>
          <table:table-cell table:style-name="ce32" office:value-type="float" office:value="1385.8" calcext:value-type="float">
            <text:p>1.385,80</text:p>
          </table:table-cell>
          <table:table-cell table:style-name="ce37" office:value-type="float" office:value="72.9773937599857" calcext:value-type="float">
            <text:p>72,977</text:p>
          </table:table-cell>
          <table:table-cell table:style-name="ce42" office:value-type="float" office:value="226899" calcext:value-type="float">
            <text:p>226,899</text:p>
          </table:table-cell>
          <table:table-cell table:style-name="ce42" office:value-type="float" office:value="268694" calcext:value-type="float">
            <text:p>268,694</text:p>
          </table:table-cell>
          <table:table-cell table:style-name="ce42" office:value-type="float" office:value="30456.2240190737" calcext:value-type="float">
            <text:p>30,456</text:p>
          </table:table-cell>
          <table:table-cell table:style-name="ce46" office:value-type="percentage" office:value="0.0573300573300573" calcext:value-type="percentage">
            <text:p>5,73%</text:p>
          </table:table-cell>
          <table:table-cell table:style-name="ce51" office:value-type="percentage" office:value="0.134971334971335" calcext:value-type="percentage">
            <text:p>13,50%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F-n135-k7</text:p>
          </table:table-cell>
          <table:table-cell table:style-name="ce29" office:value-type="float" office:value="1162" calcext:value-type="float">
            <text:p>1.162</text:p>
          </table:table-cell>
          <table:table-cell table:style-name="ce29" office:value-type="float" office:value="1733" calcext:value-type="float">
            <text:p>1.733</text:p>
          </table:table-cell>
          <table:table-cell table:style-name="ce34" office:value-type="float" office:value="1771.6" calcext:value-type="float">
            <text:p>1.771,60</text:p>
          </table:table-cell>
          <table:table-cell table:style-name="ce39" office:value-type="float" office:value="36.4458502438892" calcext:value-type="float">
            <text:p>36,446</text:p>
          </table:table-cell>
          <table:table-cell table:style-name="ce44" office:value-type="float" office:value="100698" calcext:value-type="float">
            <text:p>100,698</text:p>
          </table:table-cell>
          <table:table-cell table:style-name="ce44" office:value-type="float" office:value="207520.2" calcext:value-type="float">
            <text:p>207,520</text:p>
          </table:table-cell>
          <table:table-cell table:style-name="ce44" office:value-type="float" office:value="71690.3091163652" calcext:value-type="float">
            <text:p>71,690</text:p>
          </table:table-cell>
          <table:table-cell table:style-name="ce48" office:value-type="percentage" office:value="0.491394148020654" calcext:value-type="percentage">
            <text:p>49,14%</text:p>
          </table:table-cell>
          <table:table-cell table:style-name="ce53" office:value-type="percentage" office:value="0.524612736660929" calcext:value-type="percentage">
            <text:p>52,46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-n45-k4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750" calcext:value-type="float">
            <text:p>750</text:p>
          </table:table-cell>
          <table:table-cell table:style-name="ce31" office:value-type="float" office:value="785.8" calcext:value-type="float">
            <text:p>785,80</text:p>
          </table:table-cell>
          <table:table-cell table:style-name="ce36" office:value-type="float" office:value="22.9934773359751" calcext:value-type="float">
            <text:p>22,993</text:p>
          </table:table-cell>
          <table:table-cell table:style-name="ce41" office:value-type="float" office:value="202798" calcext:value-type="float">
            <text:p>202,798</text:p>
          </table:table-cell>
          <table:table-cell table:style-name="ce41" office:value-type="float" office:value="260190" calcext:value-type="float">
            <text:p>260,190</text:p>
          </table:table-cell>
          <table:table-cell table:style-name="ce41" office:value-type="float" office:value="36409.2098444885" calcext:value-type="float">
            <text:p>36,409</text:p>
          </table:table-cell>
          <table:table-cell table:style-name="ce45" office:value-type="percentage" office:value="0.0359116022099447" calcext:value-type="percentage">
            <text:p>3,59%</text:p>
          </table:table-cell>
          <table:table-cell table:style-name="ce50" office:value-type="percentage" office:value="0.0853591160220994" calcext:value-type="percentage">
            <text:p>8,54%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-n72-k4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31" calcext:value-type="float">
            <text:p>331</text:p>
          </table:table-cell>
          <table:table-cell table:style-name="ce31" office:value-type="float" office:value="345.2" calcext:value-type="float">
            <text:p>345,20</text:p>
          </table:table-cell>
          <table:table-cell table:style-name="ce36" office:value-type="float" office:value="8.5848704125339" calcext:value-type="float">
            <text:p>8,585</text:p>
          </table:table-cell>
          <table:table-cell table:style-name="ce41" office:value-type="float" office:value="162271" calcext:value-type="float">
            <text:p>162,271</text:p>
          </table:table-cell>
          <table:table-cell table:style-name="ce41" office:value-type="float" office:value="214121.8" calcext:value-type="float">
            <text:p>214,122</text:p>
          </table:table-cell>
          <table:table-cell table:style-name="ce41" office:value-type="float" office:value="47172.870876172" calcext:value-type="float">
            <text:p>47,173</text:p>
          </table:table-cell>
          <table:table-cell table:style-name="ce45" office:value-type="percentage" office:value="0.39662447257384" calcext:value-type="percentage">
            <text:p>39,66%</text:p>
          </table:table-cell>
          <table:table-cell table:style-name="ce50" office:value-type="percentage" office:value="0.456540084388186" calcext:value-type="percentage">
            <text:p>45,65%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_calibracao" table:style-name="ta1">
        <table:table-column table:style-name="co6" table:default-cell-style-name="ce151"/>
        <table:table-column table:style-name="co7" table:default-cell-style-name="ce151"/>
        <table:table-column table:style-name="co8" table:default-cell-style-name="ce151"/>
        <table:table-column table:style-name="co9" table:default-cell-style-name="ce151"/>
        <table:table-column table:style-name="co10" table:default-cell-style-name="ce151"/>
        <table:table-column table:style-name="co11" table:default-cell-style-name="ce151"/>
        <table:table-column table:style-name="co12" table:default-cell-style-name="ce151"/>
        <table:table-row table:style-name="ro2">
          <table:table-cell table:style-name="ce150" office:value-type="string" calcext:value-type="string">
            <text:p>Instância</text:p>
          </table:table-cell>
          <table:table-cell table:style-name="ce153" office:value-type="string" calcext:value-type="string">
            <text:p>Taxa de Elitismo</text:p>
          </table:table-cell>
          <table:table-cell table:style-name="ce153" office:value-type="string" calcext:value-type="string">
            <text:p>Taxa de Mutação</text:p>
          </table:table-cell>
          <table:table-cell table:style-name="ce153" office:value-type="string" calcext:value-type="string">
            <text:p>Viés de Crossover</text:p>
          </table:table-cell>
          <table:table-cell table:style-name="ce153" office:value-type="string" calcext:value-type="string">
            <text:p>Melhor objetivo</text:p>
          </table:table-cell>
          <table:table-cell table:style-name="ce153" office:value-type="string" calcext:value-type="string">
            <text:p>Media objetivo</text:p>
          </table:table-cell>
          <table:table-cell table:style-name="ce154" office:value-type="string" calcext:value-type="string">
            <text:p>Desvio padrão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421637021355784" calcext:value-type="float">
            <text:p>0,42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632455532033676" calcext:value-type="float">
            <text:p>0,63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6" calcext:value-type="float">
            <text:p>784,600</text:p>
          </table:table-cell>
          <table:table-cell office:value-type="float" office:value="0.699205898780101" calcext:value-type="float">
            <text:p>0,69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7" calcext:value-type="float">
            <text:p>784,700</text:p>
          </table:table-cell>
          <table:table-cell office:value-type="float" office:value="0.823272602348565" calcext:value-type="float">
            <text:p>0,82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788810637746616" calcext:value-type="float">
            <text:p>0,78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918936583472682" calcext:value-type="float">
            <text:p>0,91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2" calcext:value-type="float">
            <text:p>785,200</text:p>
          </table:table-cell>
          <table:table-cell office:value-type="float" office:value="0.788810637746615" calcext:value-type="float">
            <text:p>0,78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4" calcext:value-type="float">
            <text:p>785,400</text:p>
          </table:table-cell>
          <table:table-cell office:value-type="float" office:value="0.966091783079296" calcext:value-type="float">
            <text:p>0,96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9" calcext:value-type="float">
            <text:p>785,900</text:p>
          </table:table-cell>
          <table:table-cell office:value-type="float" office:value="4.30632609592497" calcext:value-type="float">
            <text:p>4,30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2" calcext:value-type="float">
            <text:p>786,200</text:p>
          </table:table-cell>
          <table:table-cell office:value-type="float" office:value="4.23739962188552" calcext:value-type="float">
            <text:p>4,23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08928138212843" calcext:value-type="float">
            <text:p>4,08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14326763155202" calcext:value-type="float">
            <text:p>4,14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5.85472269008343" calcext:value-type="float">
            <text:p>5,85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6" calcext:value-type="float">
            <text:p>786,600</text:p>
          </table:table-cell>
          <table:table-cell office:value-type="float" office:value="4.0879225911349" calcext:value-type="float">
            <text:p>4,08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7" calcext:value-type="float">
            <text:p>786,700</text:p>
          </table:table-cell>
          <table:table-cell office:value-type="float" office:value="5.75519089363874" calcext:value-type="float">
            <text:p>5,75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" calcext:value-type="float">
            <text:p>787,000</text:p>
          </table:table-cell>
          <table:table-cell office:value-type="float" office:value="8.44590630621329" calcext:value-type="float">
            <text:p>8,44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2" calcext:value-type="float">
            <text:p>787,200</text:p>
          </table:table-cell>
          <table:table-cell office:value-type="float" office:value="5.73100728008999" calcext:value-type="float">
            <text:p>5,73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3" calcext:value-type="float">
            <text:p>787,300</text:p>
          </table:table-cell>
          <table:table-cell office:value-type="float" office:value="8.38053299816505" calcext:value-type="float">
            <text:p>8,38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6.97933457509461" calcext:value-type="float">
            <text:p>6,97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9.29994026265163" calcext:value-type="float">
            <text:p>9,3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8" calcext:value-type="float">
            <text:p>787,800</text:p>
          </table:table-cell>
          <table:table-cell office:value-type="float" office:value="8.18942407417436" calcext:value-type="float">
            <text:p>8,18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9" calcext:value-type="float">
            <text:p>787,900</text:p>
          </table:table-cell>
          <table:table-cell office:value-type="float" office:value="5.38413306753175" calcext:value-type="float">
            <text:p>5,38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" calcext:value-type="float">
            <text:p>788,000</text:p>
          </table:table-cell>
          <table:table-cell office:value-type="float" office:value="9.53356643071673" calcext:value-type="float">
            <text:p>9,53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1" calcext:value-type="float">
            <text:p>788,100</text:p>
          </table:table-cell>
          <table:table-cell office:value-type="float" office:value="6.96738433305099" calcext:value-type="float">
            <text:p>6,96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2" calcext:value-type="float">
            <text:p>788,200</text:p>
          </table:table-cell>
          <table:table-cell office:value-type="float" office:value="8.0526048235614" calcext:value-type="float">
            <text:p>8,05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3" calcext:value-type="float">
            <text:p>788,300</text:p>
          </table:table-cell>
          <table:table-cell office:value-type="float" office:value="9.14148055112883" calcext:value-type="float">
            <text:p>9,14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5" calcext:value-type="float">
            <text:p>788,500</text:p>
          </table:table-cell>
          <table:table-cell office:value-type="float" office:value="9.96939761915879" calcext:value-type="float">
            <text:p>9,96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6" calcext:value-type="float">
            <text:p>788,600</text:p>
          </table:table-cell>
          <table:table-cell office:value-type="float" office:value="8.94675608499776" calcext:value-type="float">
            <text:p>8,94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0754985641082" calcext:value-type="float">
            <text:p>8,90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2001494767058" calcext:value-type="float">
            <text:p>8,92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7758405009376" calcext:value-type="float">
            <text:p>9,87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8882646671934" calcext:value-type="float">
            <text:p>9,88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7.99722173980161" calcext:value-type="float">
            <text:p>7,99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6691728969106" calcext:value-type="float">
            <text:p>8,86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9.34285228872259" calcext:value-type="float">
            <text:p>9,34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6.24410833417301" calcext:value-type="float">
            <text:p>6,24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9.15848119383218" calcext:value-type="float">
            <text:p>9,15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2" calcext:value-type="float">
            <text:p>789,200</text:p>
          </table:table-cell>
          <table:table-cell office:value-type="float" office:value="7.5395254787317" calcext:value-type="float">
            <text:p>7,54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8.59004591890456" calcext:value-type="float">
            <text:p>8,59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9.6038186849468" calcext:value-type="float">
            <text:p>9,60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6" calcext:value-type="float">
            <text:p>789,600</text:p>
          </table:table-cell>
          <table:table-cell office:value-type="float" office:value="11.0272390016722" calcext:value-type="float">
            <text:p>11,02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7.07185344242308" calcext:value-type="float">
            <text:p>7,07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8.53814968245462" calcext:value-type="float">
            <text:p>8,53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255683353987" calcext:value-type="float">
            <text:p>9,22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3760430703401" calcext:value-type="float">
            <text:p>9,23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1" calcext:value-type="float">
            <text:p>790,100</text:p>
          </table:table-cell>
          <table:table-cell office:value-type="float" office:value="11.0398268907523" calcext:value-type="float">
            <text:p>11,04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2" calcext:value-type="float">
            <text:p>790,200</text:p>
          </table:table-cell>
          <table:table-cell office:value-type="float" office:value="10.0752722599" calcext:value-type="float">
            <text:p>10,07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0.934654391734" calcext:value-type="float">
            <text:p>10,93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2.0004629540327" calcext:value-type="float">
            <text:p>12,0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5" calcext:value-type="float">
            <text:p>790,500</text:p>
          </table:table-cell>
          <table:table-cell office:value-type="float" office:value="12.1678081656293" calcext:value-type="float">
            <text:p>12,16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0.5007936208016" calcext:value-type="float">
            <text:p>10,50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2.1216060542048" calcext:value-type="float">
            <text:p>12,12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7.0241658304371" calcext:value-type="float">
            <text:p>17,02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7" calcext:value-type="float">
            <text:p>790,700</text:p>
          </table:table-cell>
          <table:table-cell office:value-type="float" office:value="10.5940234723798" calcext:value-type="float">
            <text:p>10,59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8" calcext:value-type="float">
            <text:p>790,800</text:p>
          </table:table-cell>
          <table:table-cell office:value-type="float" office:value="12.7958326549441" calcext:value-type="float">
            <text:p>12,79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9" calcext:value-type="float">
            <text:p>790,900</text:p>
          </table:table-cell>
          <table:table-cell office:value-type="float" office:value="15.9335425369808" calcext:value-type="float">
            <text:p>15,93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0.381607668265" calcext:value-type="float">
            <text:p>10,38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1.3920049937567" calcext:value-type="float">
            <text:p>11,39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1.1957333142785" calcext:value-type="float">
            <text:p>11,19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5.0853129455993" calcext:value-type="float">
            <text:p>15,08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0.7103273111101" calcext:value-type="float">
            <text:p>10,71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1.0070684360349" calcext:value-type="float">
            <text:p>11,00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0257699333128" calcext:value-type="float">
            <text:p>14,02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6230411793626" calcext:value-type="float">
            <text:p>14,62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7" calcext:value-type="float">
            <text:p>791,700</text:p>
          </table:table-cell>
          <table:table-cell office:value-type="float" office:value="10.4141997078775" calcext:value-type="float">
            <text:p>10,41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0.9219452886786" calcext:value-type="float">
            <text:p>10,92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1.9981480052363" calcext:value-type="float">
            <text:p>11,99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5.7536591869247" calcext:value-type="float">
            <text:p>15,7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9" calcext:value-type="float">
            <text:p>791,900</text:p>
          </table:table-cell>
          <table:table-cell office:value-type="float" office:value="9.1706052144883" calcext:value-type="float">
            <text:p>9,17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0.1653004546513" calcext:value-type="float">
            <text:p>10,16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1064021675583" calcext:value-type="float">
            <text:p>13,10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3998341614945" calcext:value-type="float">
            <text:p>13,4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1.4192819388962" calcext:value-type="float">
            <text:p>11,41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4.6348138962468" calcext:value-type="float">
            <text:p>14,63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4" calcext:value-type="float">
            <text:p>792,400</text:p>
          </table:table-cell>
          <table:table-cell office:value-type="float" office:value="15.4574685292687" calcext:value-type="float">
            <text:p>15,45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1.2076362856363" calcext:value-type="float">
            <text:p>11,20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2.5543263901777" calcext:value-type="float">
            <text:p>12,5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3.2685928249968" calcext:value-type="float">
            <text:p>13,26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0.1767709351575" calcext:value-type="float">
            <text:p>10,17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1.3436227801253" calcext:value-type="float">
            <text:p>11,34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2.6583305903003" calcext:value-type="float">
            <text:p>12,65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9" calcext:value-type="float">
            <text:p>792,900</text:p>
          </table:table-cell>
          <table:table-cell office:value-type="float" office:value="18.1686543255135" calcext:value-type="float">
            <text:p>18,16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1.4600756251141" calcext:value-type="float">
            <text:p>11,46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2.8495568449309" calcext:value-type="float">
            <text:p>12,85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2" calcext:value-type="float">
            <text:p>793,200</text:p>
          </table:table-cell>
          <table:table-cell office:value-type="float" office:value="13.5630216233535" calcext:value-type="float">
            <text:p>13,56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6814192440626" calcext:value-type="float">
            <text:p>11,68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7288817312933" calcext:value-type="float">
            <text:p>11,72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5.5995014165339" calcext:value-type="float">
            <text:p>15,6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9.07009739014233" calcext:value-type="float">
            <text:p>9,07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14.0174494430652" calcext:value-type="float">
            <text:p>14,01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3.5" calcext:value-type="float">
            <text:p>793,500</text:p>
          </table:table-cell>
          <table:table-cell office:value-type="float" office:value="10.6692705155195" calcext:value-type="float">
            <text:p>10,66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2.0756872360219" calcext:value-type="float">
            <text:p>12,07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5.7705773867386" calcext:value-type="float">
            <text:p>15,77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8" calcext:value-type="float">
            <text:p>793,800</text:p>
          </table:table-cell>
          <table:table-cell office:value-type="float" office:value="12.5857061780418" calcext:value-type="float">
            <text:p>12,58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2.4275679215382" calcext:value-type="float">
            <text:p>12,42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3.1740485635797" calcext:value-type="float">
            <text:p>13,17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2.1842338928451" calcext:value-type="float">
            <text:p>12,18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6.0072900059109" calcext:value-type="float">
            <text:p>16,00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3.5585151596085" calcext:value-type="float">
            <text:p>13,55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4.4779525869893" calcext:value-type="float">
            <text:p>14,47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6" calcext:value-type="float">
            <text:p>794,600</text:p>
          </table:table-cell>
          <table:table-cell office:value-type="float" office:value="11.6542791378198" calcext:value-type="float">
            <text:p>11,6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9" calcext:value-type="float">
            <text:p>794,900</text:p>
          </table:table-cell>
          <table:table-cell office:value-type="float" office:value="15.3438369821024" calcext:value-type="float">
            <text:p>15,34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3" calcext:value-type="float">
            <text:p>795,300</text:p>
          </table:table-cell>
          <table:table-cell office:value-type="float" office:value="14.0795359772023" calcext:value-type="float">
            <text:p>14,08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5.6" calcext:value-type="float">
            <text:p>795,600</text:p>
          </table:table-cell>
          <table:table-cell office:value-type="float" office:value="16.008331164324" calcext:value-type="float">
            <text:p>16,00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8" calcext:value-type="float">
            <text:p>795,800</text:p>
          </table:table-cell>
          <table:table-cell office:value-type="float" office:value="15.4976700757816" calcext:value-type="float">
            <text:p>15,49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1" calcext:value-type="float">
            <text:p>796,100</text:p>
          </table:table-cell>
          <table:table-cell office:value-type="float" office:value="17.2784387154756" calcext:value-type="float">
            <text:p>17,27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2" calcext:value-type="float">
            <text:p>796,200</text:p>
          </table:table-cell>
          <table:table-cell office:value-type="float" office:value="14.9502879942532" calcext:value-type="float">
            <text:p>14,95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4" calcext:value-type="float">
            <text:p>796,400</text:p>
          </table:table-cell>
          <table:table-cell office:value-type="float" office:value="10.4264620610786" calcext:value-type="float">
            <text:p>10,42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6" calcext:value-type="float">
            <text:p>796,600</text:p>
          </table:table-cell>
          <table:table-cell office:value-type="float" office:value="17.9950610508056" calcext:value-type="float">
            <text:p>17,99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7" calcext:value-type="float">
            <text:p>796,700</text:p>
          </table:table-cell>
          <table:table-cell office:value-type="float" office:value="16.7799483511323" calcext:value-type="float">
            <text:p>16,78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16.9276237093233" calcext:value-type="float">
            <text:p>16,92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21.599639914694" calcext:value-type="float">
            <text:p>21,6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6" calcext:value-type="float">
            <text:p>797,600</text:p>
          </table:table-cell>
          <table:table-cell office:value-type="float" office:value="16.9718721549641" calcext:value-type="float">
            <text:p>16,97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4.242346872775" calcext:value-type="float">
            <text:p>14,24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7.4279469052821" calcext:value-type="float">
            <text:p>17,42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9" calcext:value-type="float">
            <text:p>797,900</text:p>
          </table:table-cell>
          <table:table-cell office:value-type="float" office:value="14.5024902076237" calcext:value-type="float">
            <text:p>14,50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1" calcext:value-type="float">
            <text:p>798,100</text:p>
          </table:table-cell>
          <table:table-cell office:value-type="float" office:value="17.3362177087289" calcext:value-type="float">
            <text:p>17,33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4" calcext:value-type="float">
            <text:p>798,400</text:p>
          </table:table-cell>
          <table:table-cell office:value-type="float" office:value="23.1670263761043" calcext:value-type="float">
            <text:p>23,16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6" calcext:value-type="float">
            <text:p>786,000</text:p>
          </table:table-cell>
          <table:table-cell office:value-type="float" office:value="798.5" calcext:value-type="float">
            <text:p>798,500</text:p>
          </table:table-cell>
          <table:table-cell office:value-type="float" office:value="13.2518342545895" calcext:value-type="float">
            <text:p>13,25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8" calcext:value-type="float">
            <text:p>798,800</text:p>
          </table:table-cell>
          <table:table-cell office:value-type="float" office:value="17.743856526822" calcext:value-type="float">
            <text:p>17,74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9" calcext:value-type="float">
            <text:p>798,900</text:p>
          </table:table-cell>
          <table:table-cell office:value-type="float" office:value="15.307587080341" calcext:value-type="float">
            <text:p>15,30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1" calcext:value-type="float">
            <text:p>799,100</text:p>
          </table:table-cell>
          <table:table-cell office:value-type="float" office:value="11.5801554393713" calcext:value-type="float">
            <text:p>11,58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3" calcext:value-type="float">
            <text:p>799,300</text:p>
          </table:table-cell>
          <table:table-cell office:value-type="float" office:value="19.2067696398952" calcext:value-type="float">
            <text:p>19,20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9.5" calcext:value-type="float">
            <text:p>799,500</text:p>
          </table:table-cell>
          <table:table-cell office:value-type="float" office:value="15.8482385982376" calcext:value-type="float">
            <text:p>15,84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7" calcext:value-type="float">
            <text:p>799,700</text:p>
          </table:table-cell>
          <table:table-cell office:value-type="float" office:value="13.1997474723319" calcext:value-type="float">
            <text:p>13,2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17.9555005499708" calcext:value-type="float">
            <text:p>17,95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20.6763418212969" calcext:value-type="float">
            <text:p>20,67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6.2004801026252" calcext:value-type="float">
            <text:p>16,20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7.8639923371631" calcext:value-type="float">
            <text:p>17,86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5" calcext:value-type="float">
            <text:p>800,500</text:p>
          </table:table-cell>
          <table:table-cell office:value-type="float" office:value="21.1673228244754" calcext:value-type="float">
            <text:p>21,167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6" calcext:value-type="float">
            <text:p>800,600</text:p>
          </table:table-cell>
          <table:table-cell office:value-type="float" office:value="12.5184308565855" calcext:value-type="float">
            <text:p>12,51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8" calcext:value-type="float">
            <text:p>800,800</text:p>
          </table:table-cell>
          <table:table-cell office:value-type="float" office:value="20.0875859951143" calcext:value-type="float">
            <text:p>20,08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1" calcext:value-type="float">
            <text:p>801,100</text:p>
          </table:table-cell>
          <table:table-cell office:value-type="float" office:value="21.252189429693" calcext:value-type="float">
            <text:p>21,25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4" calcext:value-type="float">
            <text:p>801,400</text:p>
          </table:table-cell>
          <table:table-cell office:value-type="float" office:value="19.7607917070367" calcext:value-type="float">
            <text:p>19,76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6" calcext:value-type="float">
            <text:p>801,600</text:p>
          </table:table-cell>
          <table:table-cell office:value-type="float" office:value="16.5542877963519" calcext:value-type="float">
            <text:p>16,554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6" calcext:value-type="float">
            <text:p>786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2.5277469819774" calcext:value-type="float">
            <text:p>12,52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6.6349698593722" calcext:value-type="float">
            <text:p>16,635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2.7" calcext:value-type="float">
            <text:p>802,700</text:p>
          </table:table-cell>
          <table:table-cell office:value-type="float" office:value="20.0113856480643" calcext:value-type="float">
            <text:p>20,01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4.3" calcext:value-type="float">
            <text:p>804,300</text:p>
          </table:table-cell>
          <table:table-cell office:value-type="float" office:value="20.3199409447961" calcext:value-type="float">
            <text:p>20,32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3" calcext:value-type="float">
            <text:p>805,300</text:p>
          </table:table-cell>
          <table:table-cell office:value-type="float" office:value="18.5175592344132" calcext:value-type="float">
            <text:p>18,518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4" calcext:value-type="float">
            <text:p>805,400</text:p>
          </table:table-cell>
          <table:table-cell office:value-type="float" office:value="16.4059609762902" calcext:value-type="float">
            <text:p>16,40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5.7" calcext:value-type="float">
            <text:p>805,700</text:p>
          </table:table-cell>
          <table:table-cell office:value-type="float" office:value="22.4303861362711" calcext:value-type="float">
            <text:p>22,430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2" calcext:value-type="float">
            <text:p>807,200</text:p>
          </table:table-cell>
          <table:table-cell office:value-type="float" office:value="23.9759138396109" calcext:value-type="float">
            <text:p>23,97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3" calcext:value-type="float">
            <text:p>807,300</text:p>
          </table:table-cell>
          <table:table-cell office:value-type="float" office:value="18.9856671085205" calcext:value-type="float">
            <text:p>18,986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7" calcext:value-type="float">
            <text:p>807,700</text:p>
          </table:table-cell>
          <table:table-cell office:value-type="float" office:value="22.2912538902593" calcext:value-type="float">
            <text:p>22,291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1" calcext:value-type="float">
            <text:p>808,100</text:p>
          </table:table-cell>
          <table:table-cell office:value-type="float" office:value="22.3827810803057" calcext:value-type="float">
            <text:p>22,38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2" calcext:value-type="float">
            <text:p>808,200</text:p>
          </table:table-cell>
          <table:table-cell office:value-type="float" office:value="21.6630766256524" calcext:value-type="float">
            <text:p>21,66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5" calcext:value-type="float">
            <text:p>808,500</text:p>
          </table:table-cell>
          <table:table-cell office:value-type="float" office:value="18.7690643820564" calcext:value-type="float">
            <text:p>18,76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9.4" calcext:value-type="float">
            <text:p>809,400</text:p>
          </table:table-cell>
          <table:table-cell office:value-type="float" office:value="23.4530263387147" calcext:value-type="float">
            <text:p>23,453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" calcext:value-type="float">
            <text:p>810,000</text:p>
          </table:table-cell>
          <table:table-cell office:value-type="float" office:value="25.7293606605372" calcext:value-type="float">
            <text:p>25,729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.4" calcext:value-type="float">
            <text:p>810,400</text:p>
          </table:table-cell>
          <table:table-cell office:value-type="float" office:value="28.3321568383191" calcext:value-type="float">
            <text:p>28,332</text:p>
          </table:table-cell>
        </table:table-row>
        <table:table-row table:style-name="ro3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1" calcext:value-type="float">
            <text:p>811,000</text:p>
          </table:table-cell>
          <table:table-cell office:value-type="float" office:value="24.0878023535196" calcext:value-type="float">
            <text:p>24,08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2.9" calcext:value-type="float">
            <text:p>922,900</text:p>
          </table:table-cell>
          <table:table-cell office:value-type="float" office:value="4.48330235429198" calcext:value-type="float">
            <text:p>4,48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3" calcext:value-type="float">
            <text:p>923,000</text:p>
          </table:table-cell>
          <table:table-cell office:value-type="float" office:value="4.54606056566195" calcext:value-type="float">
            <text:p>4,54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3.6" calcext:value-type="float">
            <text:p>923,600</text:p>
          </table:table-cell>
          <table:table-cell office:value-type="float" office:value="5.87272414547873" calcext:value-type="float">
            <text:p>5,87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3.7" calcext:value-type="float">
            <text:p>923,7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4.5" calcext:value-type="float">
            <text:p>924,500</text:p>
          </table:table-cell>
          <table:table-cell office:value-type="float" office:value="8.91004426974911" calcext:value-type="float">
            <text:p>8,91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5" calcext:value-type="float">
            <text:p>925,000</text:p>
          </table:table-cell>
          <table:table-cell office:value-type="float" office:value="5.94418483337567" calcext:value-type="float">
            <text:p>5,94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4" calcext:value-type="float">
            <text:p>926,4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7" calcext:value-type="float">
            <text:p>926,700</text:p>
          </table:table-cell>
          <table:table-cell office:value-type="float" office:value="10.0116598690394" calcext:value-type="float">
            <text:p>10,01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0.3150375665821" calcext:value-type="float">
            <text:p>10,31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1.1534747948789" calcext:value-type="float">
            <text:p>11,15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9" calcext:value-type="float">
            <text:p>926,900</text:p>
          </table:table-cell>
          <table:table-cell office:value-type="float" office:value="10.9994949379001" calcext:value-type="float">
            <text:p>10,99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9.98888270918113" calcext:value-type="float">
            <text:p>9,98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15.9443476574685" calcext:value-type="float">
            <text:p>15,94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2" calcext:value-type="float">
            <text:p>927,200</text:p>
          </table:table-cell>
          <table:table-cell office:value-type="float" office:value="13.3149873784728" calcext:value-type="float">
            <text:p>13,31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3" calcext:value-type="float">
            <text:p>927,300</text:p>
          </table:table-cell>
          <table:table-cell office:value-type="float" office:value="6.65081448646204" calcext:value-type="float">
            <text:p>6,65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7.4" calcext:value-type="float">
            <text:p>927,400</text:p>
          </table:table-cell>
          <table:table-cell office:value-type="float" office:value="13.3099795475258" calcext:value-type="float">
            <text:p>13,31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5" calcext:value-type="float">
            <text:p>928,500</text:p>
          </table:table-cell>
          <table:table-cell office:value-type="float" office:value="11.2669625207704" calcext:value-type="float">
            <text:p>11,26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6" calcext:value-type="float">
            <text:p>928,600</text:p>
          </table:table-cell>
          <table:table-cell office:value-type="float" office:value="18.4703967351964" calcext:value-type="float">
            <text:p>18,47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9" calcext:value-type="float">
            <text:p>928,900</text:p>
          </table:table-cell>
          <table:table-cell office:value-type="float" office:value="16.2169321663775" calcext:value-type="float">
            <text:p>16,21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9.5" calcext:value-type="float">
            <text:p>929,500</text:p>
          </table:table-cell>
          <table:table-cell office:value-type="float" office:value="8.61845564923193" calcext:value-type="float">
            <text:p>8,6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4.3820876246964" calcext:value-type="float">
            <text:p>14,38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6.0402272081442" calcext:value-type="float">
            <text:p>16,04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8" calcext:value-type="float">
            <text:p>930,800</text:p>
          </table:table-cell>
          <table:table-cell office:value-type="float" office:value="17.6496773656379" calcext:value-type="float">
            <text:p>17,65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9" calcext:value-type="float">
            <text:p>930,900</text:p>
          </table:table-cell>
          <table:table-cell office:value-type="float" office:value="17.7604429374195" calcext:value-type="float">
            <text:p>17,76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3" calcext:value-type="float">
            <text:p>931,300</text:p>
          </table:table-cell>
          <table:table-cell office:value-type="float" office:value="15.070574714397" calcext:value-type="float">
            <text:p>15,07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4" calcext:value-type="float">
            <text:p>931,400</text:p>
          </table:table-cell>
          <table:table-cell office:value-type="float" office:value="18.2829611022577" calcext:value-type="float">
            <text:p>18,28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1.7" calcext:value-type="float">
            <text:p>931,7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2" calcext:value-type="float">
            <text:p>932,000</text:p>
          </table:table-cell>
          <table:table-cell office:value-type="float" office:value="13.2916013582513" calcext:value-type="float">
            <text:p>13,29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0.8428163623049" calcext:value-type="float">
            <text:p>10,84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3.1406916780578" calcext:value-type="float">
            <text:p>13,14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1043728443818" calcext:value-type="float">
            <text:p>14,10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46989211355" calcext:value-type="float">
            <text:p>14,47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7" calcext:value-type="float">
            <text:p>932,700</text:p>
          </table:table-cell>
          <table:table-cell office:value-type="float" office:value="27.749074058626" calcext:value-type="float">
            <text:p>27,74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" calcext:value-type="float">
            <text:p>933,000</text:p>
          </table:table-cell>
          <table:table-cell office:value-type="float" office:value="12.1014232404476" calcext:value-type="float">
            <text:p>12,10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.1" calcext:value-type="float">
            <text:p>933,100</text:p>
          </table:table-cell>
          <table:table-cell office:value-type="float" office:value="18.8470451559684" calcext:value-type="float">
            <text:p>18,84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3.3" calcext:value-type="float">
            <text:p>933,300</text:p>
          </table:table-cell>
          <table:table-cell office:value-type="float" office:value="17.8141641522819" calcext:value-type="float">
            <text:p>17,81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3.9" calcext:value-type="float">
            <text:p>933,900</text:p>
          </table:table-cell>
          <table:table-cell office:value-type="float" office:value="18.1625377570916" calcext:value-type="float">
            <text:p>18,16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" calcext:value-type="float">
            <text:p>934,000</text:p>
          </table:table-cell>
          <table:table-cell office:value-type="float" office:value="14.0079342596338" calcext:value-type="float">
            <text:p>14,00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4.3" calcext:value-type="float">
            <text:p>934,300</text:p>
          </table:table-cell>
          <table:table-cell office:value-type="float" office:value="15.6847413466436" calcext:value-type="float">
            <text:p>15,68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4.5" calcext:value-type="float">
            <text:p>934,500</text:p>
          </table:table-cell>
          <table:table-cell office:value-type="float" office:value="20.0346921336188" calcext:value-type="float">
            <text:p>20,03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7" calcext:value-type="float">
            <text:p>934,700</text:p>
          </table:table-cell>
          <table:table-cell office:value-type="float" office:value="18.6073462195267" calcext:value-type="float">
            <text:p>18,60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.8" calcext:value-type="float">
            <text:p>934,800</text:p>
          </table:table-cell>
          <table:table-cell office:value-type="float" office:value="16.7650429962666" calcext:value-type="float">
            <text:p>16,76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9" calcext:value-type="float">
            <text:p>934,900</text:p>
          </table:table-cell>
          <table:table-cell office:value-type="float" office:value="18.3814520040659" calcext:value-type="float">
            <text:p>18,38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2" calcext:value-type="float">
            <text:p>935,200</text:p>
          </table:table-cell>
          <table:table-cell office:value-type="float" office:value="17.5549929586365" calcext:value-type="float">
            <text:p>17,55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5.7" calcext:value-type="float">
            <text:p>935,700</text:p>
          </table:table-cell>
          <table:table-cell office:value-type="float" office:value="16.5599919484683" calcext:value-type="float">
            <text:p>16,56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8" calcext:value-type="float">
            <text:p>935,800</text:p>
          </table:table-cell>
          <table:table-cell office:value-type="float" office:value="21.4983203478267" calcext:value-type="float">
            <text:p>21,49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9" calcext:value-type="float">
            <text:p>935,900</text:p>
          </table:table-cell>
          <table:table-cell office:value-type="float" office:value="17.6914919916012" calcext:value-type="float">
            <text:p>17,69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7.1726526780227" calcext:value-type="float">
            <text:p>17,17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9.5905305923267" calcext:value-type="float">
            <text:p>19,59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6.4" calcext:value-type="float">
            <text:p>936,400</text:p>
          </table:table-cell>
          <table:table-cell office:value-type="float" office:value="15.4861945687836" calcext:value-type="float">
            <text:p>15,48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0.8073170890541" calcext:value-type="float">
            <text:p>20,80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1.5574168726734" calcext:value-type="float">
            <text:p>21,55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6.9" calcext:value-type="float">
            <text:p>936,900</text:p>
          </table:table-cell>
          <table:table-cell office:value-type="float" office:value="23.1009860299416" calcext:value-type="float">
            <text:p>23,10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" calcext:value-type="float">
            <text:p>937,000</text:p>
          </table:table-cell>
          <table:table-cell office:value-type="float" office:value="26.9320131689655" calcext:value-type="float">
            <text:p>26,93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3" calcext:value-type="float">
            <text:p>937,300</text:p>
          </table:table-cell>
          <table:table-cell office:value-type="float" office:value="20.0502147397755" calcext:value-type="float">
            <text:p>20,05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5" calcext:value-type="float">
            <text:p>937,500</text:p>
          </table:table-cell>
          <table:table-cell office:value-type="float" office:value="25.6179190758691" calcext:value-type="float">
            <text:p>25,6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7.8" calcext:value-type="float">
            <text:p>937,800</text:p>
          </table:table-cell>
          <table:table-cell office:value-type="float" office:value="20.0321963071673" calcext:value-type="float">
            <text:p>20,03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17.8450117524322" calcext:value-type="float">
            <text:p>17,84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21.1239726903398" calcext:value-type="float">
            <text:p>21,12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1" calcext:value-type="float">
            <text:p>938,100</text:p>
          </table:table-cell>
          <table:table-cell office:value-type="float" office:value="21.1578721887518" calcext:value-type="float">
            <text:p>21,15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4.6139203045133" calcext:value-type="float">
            <text:p>14,61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8.732325002519" calcext:value-type="float">
            <text:p>18,73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5" calcext:value-type="float">
            <text:p>938,500</text:p>
          </table:table-cell>
          <table:table-cell office:value-type="float" office:value="14.9833240637717" calcext:value-type="float">
            <text:p>14,98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6" calcext:value-type="float">
            <text:p>938,600</text:p>
          </table:table-cell>
          <table:table-cell office:value-type="float" office:value="19.9176080670122" calcext:value-type="float">
            <text:p>19,9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7" calcext:value-type="float">
            <text:p>938,700</text:p>
          </table:table-cell>
          <table:table-cell office:value-type="float" office:value="21.8736269410346" calcext:value-type="float">
            <text:p>21,87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9" calcext:value-type="float">
            <text:p>938,900</text:p>
          </table:table-cell>
          <table:table-cell office:value-type="float" office:value="18.6455237404465" calcext:value-type="float">
            <text:p>18,64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1" calcext:value-type="float">
            <text:p>939,100</text:p>
          </table:table-cell>
          <table:table-cell office:value-type="float" office:value="17.9595223890961" calcext:value-type="float">
            <text:p>17,96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9.2" calcext:value-type="float">
            <text:p>939,200</text:p>
          </table:table-cell>
          <table:table-cell office:value-type="float" office:value="19.0601387426453" calcext:value-type="float">
            <text:p>19,06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39.3" calcext:value-type="float">
            <text:p>939,300</text:p>
          </table:table-cell>
          <table:table-cell office:value-type="float" office:value="14.5376904783547" calcext:value-type="float">
            <text:p>14,53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4" calcext:value-type="float">
            <text:p>939,400</text:p>
          </table:table-cell>
          <table:table-cell office:value-type="float" office:value="13.9777601130431" calcext:value-type="float">
            <text:p>13,97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9.6" calcext:value-type="float">
            <text:p>939,600</text:p>
          </table:table-cell>
          <table:table-cell office:value-type="float" office:value="24.0979482759656" calcext:value-type="float">
            <text:p>24,09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9" calcext:value-type="float">
            <text:p>919,000</text:p>
          </table:table-cell>
          <table:table-cell office:value-type="float" office:value="939.8" calcext:value-type="float">
            <text:p>939,800</text:p>
          </table:table-cell>
          <table:table-cell office:value-type="float" office:value="17.2420674192189" calcext:value-type="float">
            <text:p>17,24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9" calcext:value-type="float">
            <text:p>939,900</text:p>
          </table:table-cell>
          <table:table-cell office:value-type="float" office:value="15.8706577613462" calcext:value-type="float">
            <text:p>15,87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0.9414527777909" calcext:value-type="float">
            <text:p>20,94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2033531001263" calcext:value-type="float">
            <text:p>22,20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5509300128497" calcext:value-type="float">
            <text:p>22,55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0.3" calcext:value-type="float">
            <text:p>940,300</text:p>
          </table:table-cell>
          <table:table-cell office:value-type="float" office:value="17.0818292020758" calcext:value-type="float">
            <text:p>17,08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1.5664348261624" calcext:value-type="float">
            <text:p>21,56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5.5777681243345" calcext:value-type="float">
            <text:p>25,57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2" calcext:value-type="float">
            <text:p>941,200</text:p>
          </table:table-cell>
          <table:table-cell office:value-type="float" office:value="23.3180902591386" calcext:value-type="float">
            <text:p>23,3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14.7501412422616" calcext:value-type="float">
            <text:p>14,75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22.0002525238032" calcext:value-type="float">
            <text:p>22,00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8.1000306936511" calcext:value-type="float">
            <text:p>18,10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9.3405159071715" calcext:value-type="float">
            <text:p>19,34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1.7" calcext:value-type="float">
            <text:p>941,700</text:p>
          </table:table-cell>
          <table:table-cell office:value-type="float" office:value="26.0514448309067" calcext:value-type="float">
            <text:p>26,05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5.5120025213453" calcext:value-type="float">
            <text:p>15,51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7.7938815951501" calcext:value-type="float">
            <text:p>17,79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5.7511904312023" calcext:value-type="float">
            <text:p>15,75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1" calcext:value-type="float">
            <text:p>942,100</text:p>
          </table:table-cell>
          <table:table-cell office:value-type="float" office:value="25.2298324299716" calcext:value-type="float">
            <text:p>25,23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2.3" calcext:value-type="float">
            <text:p>942,300</text:p>
          </table:table-cell>
          <table:table-cell office:value-type="float" office:value="14.6670454496542" calcext:value-type="float">
            <text:p>14,66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5.3264477293338" calcext:value-type="float">
            <text:p>15,32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6.9446812369611" calcext:value-type="float">
            <text:p>16,94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8" calcext:value-type="float">
            <text:p>942,800</text:p>
          </table:table-cell>
          <table:table-cell office:value-type="float" office:value="24.393988330461" calcext:value-type="float">
            <text:p>24,39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9" calcext:value-type="float">
            <text:p>942,900</text:p>
          </table:table-cell>
          <table:table-cell office:value-type="float" office:value="19.4333619210767" calcext:value-type="float">
            <text:p>19,43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3.4" calcext:value-type="float">
            <text:p>943,400</text:p>
          </table:table-cell>
          <table:table-cell office:value-type="float" office:value="23.0178674560052" calcext:value-type="float">
            <text:p>23,0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3.5" calcext:value-type="float">
            <text:p>943,500</text:p>
          </table:table-cell>
          <table:table-cell office:value-type="float" office:value="16.4806283591103" calcext:value-type="float">
            <text:p>16,48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2" calcext:value-type="float">
            <text:p>922,000</text:p>
          </table:table-cell>
          <table:table-cell office:value-type="float" office:value="943.6" calcext:value-type="float">
            <text:p>943,600</text:p>
          </table:table-cell>
          <table:table-cell office:value-type="float" office:value="15.6999646142559" calcext:value-type="float">
            <text:p>15,70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5" calcext:value-type="float">
            <text:p>925,000</text:p>
          </table:table-cell>
          <table:table-cell office:value-type="float" office:value="943.7" calcext:value-type="float">
            <text:p>943,700</text:p>
          </table:table-cell>
          <table:table-cell office:value-type="float" office:value="18.3184788305871" calcext:value-type="float">
            <text:p>18,3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9" calcext:value-type="float">
            <text:p>919,000</text:p>
          </table:table-cell>
          <table:table-cell office:value-type="float" office:value="943.8" calcext:value-type="float">
            <text:p>943,800</text:p>
          </table:table-cell>
          <table:table-cell office:value-type="float" office:value="21.0280236298559" calcext:value-type="float">
            <text:p>21,02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" calcext:value-type="float">
            <text:p>944,000</text:p>
          </table:table-cell>
          <table:table-cell office:value-type="float" office:value="17.5815559923208" calcext:value-type="float">
            <text:p>17,58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1.0842226426407" calcext:value-type="float">
            <text:p>21,08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4.6190982775568" calcext:value-type="float">
            <text:p>24,61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5.3" calcext:value-type="float">
            <text:p>945,300</text:p>
          </table:table-cell>
          <table:table-cell office:value-type="float" office:value="22.5785050189088" calcext:value-type="float">
            <text:p>22,57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5" calcext:value-type="float">
            <text:p>945,500</text:p>
          </table:table-cell>
          <table:table-cell office:value-type="float" office:value="18.3439363278441" calcext:value-type="float">
            <text:p>18,34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7" calcext:value-type="float">
            <text:p>945,700</text:p>
          </table:table-cell>
          <table:table-cell office:value-type="float" office:value="18.2698902265145" calcext:value-type="float">
            <text:p>18,27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5.9" calcext:value-type="float">
            <text:p>945,900</text:p>
          </table:table-cell>
          <table:table-cell office:value-type="float" office:value="15.014437496401" calcext:value-type="float">
            <text:p>15,01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4" calcext:value-type="float">
            <text:p>946,400</text:p>
          </table:table-cell>
          <table:table-cell office:value-type="float" office:value="16.8007936320481" calcext:value-type="float">
            <text:p>16,80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18.1061683780234" calcext:value-type="float">
            <text:p>18,10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27.4317334486904" calcext:value-type="float">
            <text:p>27,43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8" calcext:value-type="float">
            <text:p>946,800</text:p>
          </table:table-cell>
          <table:table-cell office:value-type="float" office:value="25.0324234188826" calcext:value-type="float">
            <text:p>25,03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1" calcext:value-type="float">
            <text:p>947,100</text:p>
          </table:table-cell>
          <table:table-cell office:value-type="float" office:value="26.9709720502123" calcext:value-type="float">
            <text:p>26,97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2" calcext:value-type="float">
            <text:p>947,200</text:p>
          </table:table-cell>
          <table:table-cell office:value-type="float" office:value="22.6362541070735" calcext:value-type="float">
            <text:p>22,63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5" calcext:value-type="float">
            <text:p>947,500</text:p>
          </table:table-cell>
          <table:table-cell office:value-type="float" office:value="18.1184375092826" calcext:value-type="float">
            <text:p>18,11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8.4" calcext:value-type="float">
            <text:p>948,400</text:p>
          </table:table-cell>
          <table:table-cell office:value-type="float" office:value="25.6046870709251" calcext:value-type="float">
            <text:p>25,60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8.6" calcext:value-type="float">
            <text:p>948,600</text:p>
          </table:table-cell>
          <table:table-cell office:value-type="float" office:value="20.7696359567947" calcext:value-type="float">
            <text:p>20,77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48.9" calcext:value-type="float">
            <text:p>948,900</text:p>
          </table:table-cell>
          <table:table-cell office:value-type="float" office:value="20.1574359039592" calcext:value-type="float">
            <text:p>20,15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9" calcext:value-type="float">
            <text:p>949,000</text:p>
          </table:table-cell>
          <table:table-cell office:value-type="float" office:value="27.2845092395748" calcext:value-type="float">
            <text:p>27,28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4" calcext:value-type="float">
            <text:p>949,400</text:p>
          </table:table-cell>
          <table:table-cell office:value-type="float" office:value="20.3590001937445" calcext:value-type="float">
            <text:p>20,35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3.3687825955911" calcext:value-type="float">
            <text:p>23,36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7.09427983911" calcext:value-type="float">
            <text:p>27,09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0.6" calcext:value-type="float">
            <text:p>950,600</text:p>
          </table:table-cell>
          <table:table-cell office:value-type="float" office:value="34.9164081136012" calcext:value-type="float">
            <text:p>34,91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0.9" calcext:value-type="float">
            <text:p>950,900</text:p>
          </table:table-cell>
          <table:table-cell office:value-type="float" office:value="34.4913837871947" calcext:value-type="float">
            <text:p>34,49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1.3" calcext:value-type="float">
            <text:p>951,300</text:p>
          </table:table-cell>
          <table:table-cell office:value-type="float" office:value="20.7527775918738" calcext:value-type="float">
            <text:p>20,75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0285856907912" calcext:value-type="float">
            <text:p>27,02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2659739113301" calcext:value-type="float">
            <text:p>27,26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2" calcext:value-type="float">
            <text:p>952,000</text:p>
          </table:table-cell>
          <table:table-cell office:value-type="float" office:value="26.1661358757205" calcext:value-type="float">
            <text:p>26,16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2.5095041655248" calcext:value-type="float">
            <text:p>22,51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6" calcext:value-type="float">
            <text:p>952,600</text:p>
          </table:table-cell>
          <table:table-cell office:value-type="float" office:value="21.0776342758543" calcext:value-type="float">
            <text:p>21,07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53.1" calcext:value-type="float">
            <text:p>953,100</text:p>
          </table:table-cell>
          <table:table-cell office:value-type="float" office:value="21.5223398149716" calcext:value-type="float">
            <text:p>21,52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29.3060479158218" calcext:value-type="float">
            <text:p>29,30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31.1690729908849" calcext:value-type="float">
            <text:p>31,16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32" calcext:value-type="float">
            <text:p>932,000</text:p>
          </table:table-cell>
          <table:table-cell office:value-type="float" office:value="953.3" calcext:value-type="float">
            <text:p>953,300</text:p>
          </table:table-cell>
          <table:table-cell office:value-type="float" office:value="17.7203586620337" calcext:value-type="float">
            <text:p>17,72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4" calcext:value-type="float">
            <text:p>954,000</text:p>
          </table:table-cell>
          <table:table-cell office:value-type="float" office:value="22.3258693995205" calcext:value-type="float">
            <text:p>22,326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4.2" calcext:value-type="float">
            <text:p>954,200</text:p>
          </table:table-cell>
          <table:table-cell office:value-type="float" office:value="22.3994047539959" calcext:value-type="float">
            <text:p>22,39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" calcext:value-type="float">
            <text:p>955,000</text:p>
          </table:table-cell>
          <table:table-cell office:value-type="float" office:value="16.8588914885357" calcext:value-type="float">
            <text:p>16,85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3.758273412762" calcext:value-type="float">
            <text:p>23,75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7.3213388316816" calcext:value-type="float">
            <text:p>27,32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.9" calcext:value-type="float">
            <text:p>955,900</text:p>
          </table:table-cell>
          <table:table-cell office:value-type="float" office:value="18.5798576719821" calcext:value-type="float">
            <text:p>18,58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57.4" calcext:value-type="float">
            <text:p>957,400</text:p>
          </table:table-cell>
          <table:table-cell office:value-type="float" office:value="23.1238212912812" calcext:value-type="float">
            <text:p>23,12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7.5" calcext:value-type="float">
            <text:p>957,500</text:p>
          </table:table-cell>
          <table:table-cell office:value-type="float" office:value="26.7592144046785" calcext:value-type="float">
            <text:p>26,75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7.7" calcext:value-type="float">
            <text:p>957,700</text:p>
          </table:table-cell>
          <table:table-cell office:value-type="float" office:value="22.7940050598105" calcext:value-type="float">
            <text:p>22,79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39" calcext:value-type="float">
            <text:p>939,000</text:p>
          </table:table-cell>
          <table:table-cell office:value-type="float" office:value="957.8" calcext:value-type="float">
            <text:p>957,800</text:p>
          </table:table-cell>
          <table:table-cell office:value-type="float" office:value="13.9825287809863" calcext:value-type="float">
            <text:p>13,98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7" calcext:value-type="float">
            <text:p>927,000</text:p>
          </table:table-cell>
          <table:table-cell office:value-type="float" office:value="957.9" calcext:value-type="float">
            <text:p>957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8" calcext:value-type="float">
            <text:p>958,000</text:p>
          </table:table-cell>
          <table:table-cell office:value-type="float" office:value="20.4993224820291" calcext:value-type="float">
            <text:p>20,49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58.4" calcext:value-type="float">
            <text:p>958,400</text:p>
          </table:table-cell>
          <table:table-cell office:value-type="float" office:value="20.1836017047944" calcext:value-type="float">
            <text:p>20,18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8.5" calcext:value-type="float">
            <text:p>958,500</text:p>
          </table:table-cell>
          <table:table-cell office:value-type="float" office:value="23.8245904710052" calcext:value-type="float">
            <text:p>23,82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58.7" calcext:value-type="float">
            <text:p>958,700</text:p>
          </table:table-cell>
          <table:table-cell office:value-type="float" office:value="24.3404099298996" calcext:value-type="float">
            <text:p>24,34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35" calcext:value-type="float">
            <text:p>935,000</text:p>
          </table:table-cell>
          <table:table-cell office:value-type="float" office:value="958.9" calcext:value-type="float">
            <text:p>958,900</text:p>
          </table:table-cell>
          <table:table-cell office:value-type="float" office:value="17.9285619427029" calcext:value-type="float">
            <text:p>17,92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9.6" calcext:value-type="float">
            <text:p>959,600</text:p>
          </table:table-cell>
          <table:table-cell office:value-type="float" office:value="22.9308138150878" calcext:value-type="float">
            <text:p>22,931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60.2" calcext:value-type="float">
            <text:p>960,200</text:p>
          </table:table-cell>
          <table:table-cell office:value-type="float" office:value="26.8898989709271" calcext:value-type="float">
            <text:p>26,89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7" calcext:value-type="float">
            <text:p>927,000</text:p>
          </table:table-cell>
          <table:table-cell office:value-type="float" office:value="960.5" calcext:value-type="float">
            <text:p>960,500</text:p>
          </table:table-cell>
          <table:table-cell office:value-type="float" office:value="21.083168642308" calcext:value-type="float">
            <text:p>21,08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60.9" calcext:value-type="float">
            <text:p>960,900</text:p>
          </table:table-cell>
          <table:table-cell office:value-type="float" office:value="27.0819743248777" calcext:value-type="float">
            <text:p>27,08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25.2102272015854" calcext:value-type="float">
            <text:p>25,210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35" calcext:value-type="float">
            <text:p>935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30.283842409957" calcext:value-type="float">
            <text:p>30,284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26" calcext:value-type="float">
            <text:p>926,000</text:p>
          </table:table-cell>
          <table:table-cell office:value-type="float" office:value="962.7" calcext:value-type="float">
            <text:p>962,700</text:p>
          </table:table-cell>
          <table:table-cell office:value-type="float" office:value="18.8623670012247" calcext:value-type="float">
            <text:p>18,862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64.5" calcext:value-type="float">
            <text:p>964,500</text:p>
          </table:table-cell>
          <table:table-cell office:value-type="float" office:value="37.0892317406429" calcext:value-type="float">
            <text:p>37,089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4.7" calcext:value-type="float">
            <text:p>964,700</text:p>
          </table:table-cell>
          <table:table-cell office:value-type="float" office:value="26.7749883286623" calcext:value-type="float">
            <text:p>26,77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65.7" calcext:value-type="float">
            <text:p>965,700</text:p>
          </table:table-cell>
          <table:table-cell office:value-type="float" office:value="36.4083323796444" calcext:value-type="float">
            <text:p>36,40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5.8" calcext:value-type="float">
            <text:p>965,800</text:p>
          </table:table-cell>
          <table:table-cell office:value-type="float" office:value="30.575225991715" calcext:value-type="float">
            <text:p>30,57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3" calcext:value-type="float">
            <text:p>966,300</text:p>
          </table:table-cell>
          <table:table-cell office:value-type="float" office:value="31.8853850184968" calcext:value-type="float">
            <text:p>31,88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4" calcext:value-type="float">
            <text:p>966,400</text:p>
          </table:table-cell>
          <table:table-cell office:value-type="float" office:value="27.3869393040632" calcext:value-type="float">
            <text:p>27,387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9.1" calcext:value-type="float">
            <text:p>969,100</text:p>
          </table:table-cell>
          <table:table-cell office:value-type="float" office:value="29.8345437370844" calcext:value-type="float">
            <text:p>29,83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45" calcext:value-type="float">
            <text:p>945,000</text:p>
          </table:table-cell>
          <table:table-cell office:value-type="float" office:value="970.3" calcext:value-type="float">
            <text:p>970,300</text:p>
          </table:table-cell>
          <table:table-cell office:value-type="float" office:value="16.2552555603821" calcext:value-type="float">
            <text:p>16,255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51" calcext:value-type="float">
            <text:p>951,000</text:p>
          </table:table-cell>
          <table:table-cell office:value-type="float" office:value="973.7" calcext:value-type="float">
            <text:p>973,700</text:p>
          </table:table-cell>
          <table:table-cell office:value-type="float" office:value="15.5781185570587" calcext:value-type="float">
            <text:p>15,578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74.1" calcext:value-type="float">
            <text:p>974,100</text:p>
          </table:table-cell>
          <table:table-cell office:value-type="float" office:value="28.7728653035769" calcext:value-type="float">
            <text:p>28,773</text:p>
          </table:table-cell>
        </table:table-row>
        <table:table-row table:style-name="ro3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1010.8" calcext:value-type="float">
            <text:p>1.010,800</text:p>
          </table:table-cell>
          <table:table-cell office:value-type="float" office:value="118.673969812723" calcext:value-type="float">
            <text:p>118,67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1" calcext:value-type="float">
            <text:p>1.791,000</text:p>
          </table:table-cell>
          <table:table-cell office:value-type="float" office:value="1814.8" calcext:value-type="float">
            <text:p>1.814,800</text:p>
          </table:table-cell>
          <table:table-cell office:value-type="float" office:value="18.1034066775658" calcext:value-type="float">
            <text:p>18,10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1.4" calcext:value-type="float">
            <text:p>1.821,400</text:p>
          </table:table-cell>
          <table:table-cell office:value-type="float" office:value="15.9317990893126" calcext:value-type="float">
            <text:p>15,93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3" calcext:value-type="float">
            <text:p>1.783,000</text:p>
          </table:table-cell>
          <table:table-cell office:value-type="float" office:value="1821.7" calcext:value-type="float">
            <text:p>1.821,7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84" calcext:value-type="float">
            <text:p>1.784,000</text:p>
          </table:table-cell>
          <table:table-cell office:value-type="float" office:value="1822.1" calcext:value-type="float">
            <text:p>1.822,100</text:p>
          </table:table-cell>
          <table:table-cell office:value-type="float" office:value="21.299191429619" calcext:value-type="float">
            <text:p>21,29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8" calcext:value-type="float">
            <text:p>1.788,000</text:p>
          </table:table-cell>
          <table:table-cell office:value-type="float" office:value="1822.8" calcext:value-type="float">
            <text:p>1.822,800</text:p>
          </table:table-cell>
          <table:table-cell office:value-type="float" office:value="20.1152236433558" calcext:value-type="float">
            <text:p>20,11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23.6" calcext:value-type="float">
            <text:p>1.823,600</text:p>
          </table:table-cell>
          <table:table-cell office:value-type="float" office:value="14.2220486100515" calcext:value-type="float">
            <text:p>14,22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3.7" calcext:value-type="float">
            <text:p>1.823,700</text:p>
          </table:table-cell>
          <table:table-cell office:value-type="float" office:value="17.2114303105039" calcext:value-type="float">
            <text:p>17,21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25" calcext:value-type="float">
            <text:p>1.825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5.9" calcext:value-type="float">
            <text:p>1.825,900</text:p>
          </table:table-cell>
          <table:table-cell office:value-type="float" office:value="15.35831298606" calcext:value-type="float">
            <text:p>15,35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81" calcext:value-type="float">
            <text:p>1.781,000</text:p>
          </table:table-cell>
          <table:table-cell office:value-type="float" office:value="1826.1" calcext:value-type="float">
            <text:p>1.826,100</text:p>
          </table:table-cell>
          <table:table-cell office:value-type="float" office:value="21.9719518174118" calcext:value-type="float">
            <text:p>21,97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0" calcext:value-type="float">
            <text:p>1.800,0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6.0416125540213" calcext:value-type="float">
            <text:p>16,04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28.8" calcext:value-type="float">
            <text:p>1.828,800</text:p>
          </table:table-cell>
          <table:table-cell office:value-type="float" office:value="22.3398000587889" calcext:value-type="float">
            <text:p>22,34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787" calcext:value-type="float">
            <text:p>1.787,000</text:p>
          </table:table-cell>
          <table:table-cell office:value-type="float" office:value="1829.2" calcext:value-type="float">
            <text:p>1.829,200</text:p>
          </table:table-cell>
          <table:table-cell office:value-type="float" office:value="21.9230979157194" calcext:value-type="float">
            <text:p>21,92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9.8" calcext:value-type="float">
            <text:p>1.829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30.1" calcext:value-type="float">
            <text:p>1.830,100</text:p>
          </table:table-cell>
          <table:table-cell office:value-type="float" office:value="12.4672905369745" calcext:value-type="float">
            <text:p>12,46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0.6" calcext:value-type="float">
            <text:p>1.830,600</text:p>
          </table:table-cell>
          <table:table-cell office:value-type="float" office:value="18.1793533682826" calcext:value-type="float">
            <text:p>18,17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30.9" calcext:value-type="float">
            <text:p>1.830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.9267594221045" calcext:value-type="float">
            <text:p>18,92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1.2" calcext:value-type="float">
            <text:p>1.831,200</text:p>
          </table:table-cell>
          <table:table-cell office:value-type="float" office:value="24.2386284907193" calcext:value-type="float">
            <text:p>24,23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31.3" calcext:value-type="float">
            <text:p>1.831,300</text:p>
          </table:table-cell>
          <table:table-cell office:value-type="float" office:value="13.5896202219848" calcext:value-type="float">
            <text:p>13,59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1.7" calcext:value-type="float">
            <text:p>1.831,700</text:p>
          </table:table-cell>
          <table:table-cell office:value-type="float" office:value="22.6963041533687" calcext:value-type="float">
            <text:p>22,69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2.1" calcext:value-type="float">
            <text:p>1.832,100</text:p>
          </table:table-cell>
          <table:table-cell office:value-type="float" office:value="18.0951190472274" calcext:value-type="float">
            <text:p>18,09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2.4" calcext:value-type="float">
            <text:p>1.832,400</text:p>
          </table:table-cell>
          <table:table-cell office:value-type="float" office:value="22.7166116409214" calcext:value-type="float">
            <text:p>22,71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15" calcext:value-type="float">
            <text:p>1.815,000</text:p>
          </table:table-cell>
          <table:table-cell office:value-type="float" office:value="1832.7" calcext:value-type="float">
            <text:p>1.832,700</text:p>
          </table:table-cell>
          <table:table-cell office:value-type="float" office:value="16.68032773459" calcext:value-type="float">
            <text:p>16,68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3.1" calcext:value-type="float">
            <text:p>1.833,100</text:p>
          </table:table-cell>
          <table:table-cell office:value-type="float" office:value="26.189268370418" calcext:value-type="float">
            <text:p>26,18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3.7" calcext:value-type="float">
            <text:p>1.833,700</text:p>
          </table:table-cell>
          <table:table-cell office:value-type="float" office:value="16.3370744014955" calcext:value-type="float">
            <text:p>16,33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3.9" calcext:value-type="float">
            <text:p>1.833,900</text:p>
          </table:table-cell>
          <table:table-cell office:value-type="float" office:value="21.9314588864692" calcext:value-type="float">
            <text:p>21,93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4.7" calcext:value-type="float">
            <text:p>1.834,700</text:p>
          </table:table-cell>
          <table:table-cell office:value-type="float" office:value="15.7130518996152" calcext:value-type="float">
            <text:p>15,71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04" calcext:value-type="float">
            <text:p>1.804,000</text:p>
          </table:table-cell>
          <table:table-cell office:value-type="float" office:value="1835.2" calcext:value-type="float">
            <text:p>1.835,200</text:p>
          </table:table-cell>
          <table:table-cell office:value-type="float" office:value="19.8874611529755" calcext:value-type="float">
            <text:p>19,88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5.5" calcext:value-type="float">
            <text:p>1.835,500</text:p>
          </table:table-cell>
          <table:table-cell office:value-type="float" office:value="17.5071414000116" calcext:value-type="float">
            <text:p>17,50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7.5941909605289" calcext:value-type="float">
            <text:p>17,59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99" calcext:value-type="float">
            <text:p>1.799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21.7408984788271" calcext:value-type="float">
            <text:p>21,7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36.1" calcext:value-type="float">
            <text:p>1.836,100</text:p>
          </table:table-cell>
          <table:table-cell office:value-type="float" office:value="16.2989433877033" calcext:value-type="float">
            <text:p>16,29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6.3" calcext:value-type="float">
            <text:p>1.836,300</text:p>
          </table:table-cell>
          <table:table-cell office:value-type="float" office:value="19.5621516653403" calcext:value-type="float">
            <text:p>19,56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7.8" calcext:value-type="float">
            <text:p>1.837,800</text:p>
          </table:table-cell>
          <table:table-cell office:value-type="float" office:value="20.3513581310383" calcext:value-type="float">
            <text:p>20,35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22.3606797749979" calcext:value-type="float">
            <text:p>22,36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38.7" calcext:value-type="float">
            <text:p>1.838,700</text:p>
          </table:table-cell>
          <table:table-cell office:value-type="float" office:value="17.2822966580769" calcext:value-type="float">
            <text:p>17,28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8.8" calcext:value-type="float">
            <text:p>1.838,800</text:p>
          </table:table-cell>
          <table:table-cell office:value-type="float" office:value="17.2033588451661" calcext:value-type="float">
            <text:p>17,20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39.1" calcext:value-type="float">
            <text:p>1.839,100</text:p>
          </table:table-cell>
          <table:table-cell office:value-type="float" office:value="18.5559214867444" calcext:value-type="float">
            <text:p>18,55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1.1460529545245" calcext:value-type="float">
            <text:p>21,14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2.4954316349886" calcext:value-type="float">
            <text:p>22,49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18.7572208318112" calcext:value-type="float">
            <text:p>18,75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25.7563368686017" calcext:value-type="float">
            <text:p>25,75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1.3" calcext:value-type="float">
            <text:p>1.841,300</text:p>
          </table:table-cell>
          <table:table-cell office:value-type="float" office:value="16.4252515624233" calcext:value-type="float">
            <text:p>16,42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1.5" calcext:value-type="float">
            <text:p>1.841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2" calcext:value-type="float">
            <text:p>1.802,000</text:p>
          </table:table-cell>
          <table:table-cell office:value-type="float" office:value="1841.8" calcext:value-type="float">
            <text:p>1.841,800</text:p>
          </table:table-cell>
          <table:table-cell office:value-type="float" office:value="23.7102884372539" calcext:value-type="float">
            <text:p>23,71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1.9" calcext:value-type="float">
            <text:p>1.841,900</text:p>
          </table:table-cell>
          <table:table-cell office:value-type="float" office:value="25.3616070293487" calcext:value-type="float">
            <text:p>25,36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24.0647275303734" calcext:value-type="float">
            <text:p>24,06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29.450712121177" calcext:value-type="float">
            <text:p>29,45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31.3335106377962" calcext:value-type="float">
            <text:p>31,33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4.1" calcext:value-type="float">
            <text:p>1.844,100</text:p>
          </table:table-cell>
          <table:table-cell office:value-type="float" office:value="16.0308729921015" calcext:value-type="float">
            <text:p>16,03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44.8" calcext:value-type="float">
            <text:p>1.844,800</text:p>
          </table:table-cell>
          <table:table-cell office:value-type="float" office:value="28.3854422782759" calcext:value-type="float">
            <text:p>28,38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5.4" calcext:value-type="float">
            <text:p>1.845,400</text:p>
          </table:table-cell>
          <table:table-cell office:value-type="float" office:value="15.1231977805989" calcext:value-type="float">
            <text:p>15,12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45.7" calcext:value-type="float">
            <text:p>1.845,700</text:p>
          </table:table-cell>
          <table:table-cell office:value-type="float" office:value="25.5910140479036" calcext:value-type="float">
            <text:p>25,59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6.2" calcext:value-type="float">
            <text:p>1.846,200</text:p>
          </table:table-cell>
          <table:table-cell office:value-type="float" office:value="19.1357722022859" calcext:value-type="float">
            <text:p>19,13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47.1" calcext:value-type="float">
            <text:p>1.847,100</text:p>
          </table:table-cell>
          <table:table-cell office:value-type="float" office:value="25.5405994883092" calcext:value-type="float">
            <text:p>25,5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7.6" calcext:value-type="float">
            <text:p>1.847,600</text:p>
          </table:table-cell>
          <table:table-cell office:value-type="float" office:value="20.1560578156212" calcext:value-type="float">
            <text:p>20,15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48.7" calcext:value-type="float">
            <text:p>1.848,700</text:p>
          </table:table-cell>
          <table:table-cell office:value-type="float" office:value="19.2587642386525" calcext:value-type="float">
            <text:p>19,25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0438091427809" calcext:value-type="float">
            <text:p>19,04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607254893137" calcext:value-type="float">
            <text:p>19,60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.1" calcext:value-type="float">
            <text:p>1.849,100</text:p>
          </table:table-cell>
          <table:table-cell office:value-type="float" office:value="14.8357675905226" calcext:value-type="float">
            <text:p>14,83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49.2" calcext:value-type="float">
            <text:p>1.849,200</text:p>
          </table:table-cell>
          <table:table-cell office:value-type="float" office:value="24.5438383306279" calcext:value-type="float">
            <text:p>24,54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779" calcext:value-type="float">
            <text:p>1.779,000</text:p>
          </table:table-cell>
          <table:table-cell office:value-type="float" office:value="1849.3" calcext:value-type="float">
            <text:p>1.849,300</text:p>
          </table:table-cell>
          <table:table-cell office:value-type="float" office:value="38.7070191739603" calcext:value-type="float">
            <text:p>38,70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9" calcext:value-type="float">
            <text:p>1.839,000</text:p>
          </table:table-cell>
          <table:table-cell office:value-type="float" office:value="1849.5" calcext:value-type="float">
            <text:p>1.849,500</text:p>
          </table:table-cell>
          <table:table-cell office:value-type="float" office:value="7.89162706783448" calcext:value-type="float">
            <text:p>7,89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49.6" calcext:value-type="float">
            <text:p>1.849,600</text:p>
          </table:table-cell>
          <table:table-cell office:value-type="float" office:value="26.4163249189251" calcext:value-type="float">
            <text:p>26,41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3.1969825623938" calcext:value-type="float">
            <text:p>23,19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7.339227006873" calcext:value-type="float">
            <text:p>27,33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2.2" calcext:value-type="float">
            <text:p>1.852,200</text:p>
          </table:table-cell>
          <table:table-cell office:value-type="float" office:value="18.3593754432624" calcext:value-type="float">
            <text:p>18,35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22" calcext:value-type="float">
            <text:p>1.822,000</text:p>
          </table:table-cell>
          <table:table-cell office:value-type="float" office:value="1852.7" calcext:value-type="float">
            <text:p>1.852,700</text:p>
          </table:table-cell>
          <table:table-cell office:value-type="float" office:value="20.3854523292143" calcext:value-type="float">
            <text:p>20,38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2.8" calcext:value-type="float">
            <text:p>1.852,800</text:p>
          </table:table-cell>
          <table:table-cell office:value-type="float" office:value="22.5920339943087" calcext:value-type="float">
            <text:p>22,59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22.5831795812724" calcext:value-type="float">
            <text:p>22,58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54.6" calcext:value-type="float">
            <text:p>1.854,600</text:p>
          </table:table-cell>
          <table:table-cell office:value-type="float" office:value="25.9709239128855" calcext:value-type="float">
            <text:p>25,97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11.3411737585764" calcext:value-type="float">
            <text:p>11,3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22.9530922632321" calcext:value-type="float">
            <text:p>22,95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55.9" calcext:value-type="float">
            <text:p>1.855,900</text:p>
          </table:table-cell>
          <table:table-cell office:value-type="float" office:value="24.0437101962239" calcext:value-type="float">
            <text:p>24,04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6" calcext:value-type="float">
            <text:p>1.816,000</text:p>
          </table:table-cell>
          <table:table-cell office:value-type="float" office:value="1856.3" calcext:value-type="float">
            <text:p>1.856,300</text:p>
          </table:table-cell>
          <table:table-cell office:value-type="float" office:value="21.385613024752" calcext:value-type="float">
            <text:p>21,38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56.4" calcext:value-type="float">
            <text:p>1.856,400</text:p>
          </table:table-cell>
          <table:table-cell office:value-type="float" office:value="20.6677419075127" calcext:value-type="float">
            <text:p>20,66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58.1" calcext:value-type="float">
            <text:p>1.858,100</text:p>
          </table:table-cell>
          <table:table-cell office:value-type="float" office:value="36.1369309402138" calcext:value-type="float">
            <text:p>36,13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8.8" calcext:value-type="float">
            <text:p>1.858,800</text:p>
          </table:table-cell>
          <table:table-cell office:value-type="float" office:value="27.2674001531336" calcext:value-type="float">
            <text:p>27,26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58.9" calcext:value-type="float">
            <text:p>1.858,900</text:p>
          </table:table-cell>
          <table:table-cell office:value-type="float" office:value="17.3490313530436" calcext:value-type="float">
            <text:p>17,34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0.1" calcext:value-type="float">
            <text:p>1.860,100</text:p>
          </table:table-cell>
          <table:table-cell office:value-type="float" office:value="21.3824954369482" calcext:value-type="float">
            <text:p>21,38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60.6" calcext:value-type="float">
            <text:p>1.860,600</text:p>
          </table:table-cell>
          <table:table-cell office:value-type="float" office:value="22.7752302098379" calcext:value-type="float">
            <text:p>22,77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2" calcext:value-type="float">
            <text:p>1.861,200</text:p>
          </table:table-cell>
          <table:table-cell office:value-type="float" office:value="25.9306768133807" calcext:value-type="float">
            <text:p>25,93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61.6" calcext:value-type="float">
            <text:p>1.861,600</text:p>
          </table:table-cell>
          <table:table-cell office:value-type="float" office:value="13.5006172698387" calcext:value-type="float">
            <text:p>13,50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7" calcext:value-type="float">
            <text:p>1.861,700</text:p>
          </table:table-cell>
          <table:table-cell office:value-type="float" office:value="21.5718437887086" calcext:value-type="float">
            <text:p>21,57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8.165902124585" calcext:value-type="float">
            <text:p>18,16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62.2" calcext:value-type="float">
            <text:p>1.862,200</text:p>
          </table:table-cell>
          <table:table-cell office:value-type="float" office:value="29.1311211974792" calcext:value-type="float">
            <text:p>29,13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63.4" calcext:value-type="float">
            <text:p>1.863,400</text:p>
          </table:table-cell>
          <table:table-cell office:value-type="float" office:value="15.3057723315966" calcext:value-type="float">
            <text:p>15,30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3.5" calcext:value-type="float">
            <text:p>1.863,500</text:p>
          </table:table-cell>
          <table:table-cell office:value-type="float" office:value="19.7610728453695" calcext:value-type="float">
            <text:p>19,76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6" calcext:value-type="float">
            <text:p>1.826,000</text:p>
          </table:table-cell>
          <table:table-cell office:value-type="float" office:value="1864.2" calcext:value-type="float">
            <text:p>1.864,200</text:p>
          </table:table-cell>
          <table:table-cell office:value-type="float" office:value="25.8534330408942" calcext:value-type="float">
            <text:p>25,85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5.2" calcext:value-type="float">
            <text:p>1.865,200</text:p>
          </table:table-cell>
          <table:table-cell office:value-type="float" office:value="28.1496003524029" calcext:value-type="float">
            <text:p>28,15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65.6" calcext:value-type="float">
            <text:p>1.865,600</text:p>
          </table:table-cell>
          <table:table-cell office:value-type="float" office:value="24.4140214721877" calcext:value-type="float">
            <text:p>24,41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5.9" calcext:value-type="float">
            <text:p>1.865,900</text:p>
          </table:table-cell>
          <table:table-cell office:value-type="float" office:value="24.6145846558047" calcext:value-type="float">
            <text:p>24,61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0.5318181259127" calcext:value-type="float">
            <text:p>20,53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6.5832027165025" calcext:value-type="float">
            <text:p>26,58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866.6" calcext:value-type="float">
            <text:p>1.866,600</text:p>
          </table:table-cell>
          <table:table-cell office:value-type="float" office:value="16.8997041394221" calcext:value-type="float">
            <text:p>16,90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" calcext:value-type="float">
            <text:p>1.867,000</text:p>
          </table:table-cell>
          <table:table-cell office:value-type="float" office:value="18.6368809979925" calcext:value-type="float">
            <text:p>18,63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.8" calcext:value-type="float">
            <text:p>1.867,800</text:p>
          </table:table-cell>
          <table:table-cell office:value-type="float" office:value="27.3121869420147" calcext:value-type="float">
            <text:p>27,31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69.3" calcext:value-type="float">
            <text:p>1.869,300</text:p>
          </table:table-cell>
          <table:table-cell office:value-type="float" office:value="33.3801338123941" calcext:value-type="float">
            <text:p>33,38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9.8" calcext:value-type="float">
            <text:p>1.869,800</text:p>
          </table:table-cell>
          <table:table-cell office:value-type="float" office:value="20.313104691854" calcext:value-type="float">
            <text:p>20,31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24.814870093913" calcext:value-type="float">
            <text:p>24,81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71.3" calcext:value-type="float">
            <text:p>1.871,300</text:p>
          </table:table-cell>
          <table:table-cell office:value-type="float" office:value="27.9406116213976" calcext:value-type="float">
            <text:p>27,9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2.9" calcext:value-type="float">
            <text:p>1.872,900</text:p>
          </table:table-cell>
          <table:table-cell office:value-type="float" office:value="34.9076559574607" calcext:value-type="float">
            <text:p>34,90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73.6" calcext:value-type="float">
            <text:p>1.873,600</text:p>
          </table:table-cell>
          <table:table-cell office:value-type="float" office:value="31.7217065535048" calcext:value-type="float">
            <text:p>31,72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6.2" calcext:value-type="float">
            <text:p>1.876,200</text:p>
          </table:table-cell>
          <table:table-cell office:value-type="float" office:value="25.2533826117083" calcext:value-type="float">
            <text:p>25,25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876.4" calcext:value-type="float">
            <text:p>1.876,400</text:p>
          </table:table-cell>
          <table:table-cell office:value-type="float" office:value="9.34760813137659" calcext:value-type="float">
            <text:p>9,34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76.8" calcext:value-type="float">
            <text:p>1.876,800</text:p>
          </table:table-cell>
          <table:table-cell office:value-type="float" office:value="16.3353740221779" calcext:value-type="float">
            <text:p>16,33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877.3" calcext:value-type="float">
            <text:p>1.877,300</text:p>
          </table:table-cell>
          <table:table-cell office:value-type="float" office:value="30.1663904223079" calcext:value-type="float">
            <text:p>30,16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7.9" calcext:value-type="float">
            <text:p>1.877,900</text:p>
          </table:table-cell>
          <table:table-cell office:value-type="float" office:value="25.216617096228" calcext:value-type="float">
            <text:p>25,21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79" calcext:value-type="float">
            <text:p>1.879,000</text:p>
          </table:table-cell>
          <table:table-cell office:value-type="float" office:value="37.4699879903904" calcext:value-type="float">
            <text:p>37,47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0" calcext:value-type="float">
            <text:p>1.880,000</text:p>
          </table:table-cell>
          <table:table-cell office:value-type="float" office:value="22.7791327510265" calcext:value-type="float">
            <text:p>22,77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28.3117564901148" calcext:value-type="float">
            <text:p>28,31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24.8408266099715" calcext:value-type="float">
            <text:p>24,8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7" calcext:value-type="float">
            <text:p>1.847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32.002777657225" calcext:value-type="float">
            <text:p>32,00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63" calcext:value-type="float">
            <text:p>1.863,000</text:p>
          </table:table-cell>
          <table:table-cell office:value-type="float" office:value="1882.8" calcext:value-type="float">
            <text:p>1.882,800</text:p>
          </table:table-cell>
          <table:table-cell office:value-type="float" office:value="15.5834670225994" calcext:value-type="float">
            <text:p>15,58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3.4" calcext:value-type="float">
            <text:p>1.883,400</text:p>
          </table:table-cell>
          <table:table-cell office:value-type="float" office:value="29.6617973531986" calcext:value-type="float">
            <text:p>29,66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4.2" calcext:value-type="float">
            <text:p>1.884,200</text:p>
          </table:table-cell>
          <table:table-cell office:value-type="float" office:value="44.2060830404344" calcext:value-type="float">
            <text:p>44,20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4.9" calcext:value-type="float">
            <text:p>1.884,900</text:p>
          </table:table-cell>
          <table:table-cell office:value-type="float" office:value="24.9819935153302" calcext:value-type="float">
            <text:p>24,98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6.5" calcext:value-type="float">
            <text:p>1.886,500</text:p>
          </table:table-cell>
          <table:table-cell office:value-type="float" office:value="26.3069488074074" calcext:value-type="float">
            <text:p>26,30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8.5" calcext:value-type="float">
            <text:p>1.888,500</text:p>
          </table:table-cell>
          <table:table-cell office:value-type="float" office:value="30.826575836083" calcext:value-type="float">
            <text:p>30,82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888.6" calcext:value-type="float">
            <text:p>1.888,600</text:p>
          </table:table-cell>
          <table:table-cell office:value-type="float" office:value="25.7302243372351" calcext:value-type="float">
            <text:p>25,73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9.1" calcext:value-type="float">
            <text:p>1.889,100</text:p>
          </table:table-cell>
          <table:table-cell office:value-type="float" office:value="32.0015624618549" calcext:value-type="float">
            <text:p>32,00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89.4" calcext:value-type="float">
            <text:p>1.889,400</text:p>
          </table:table-cell>
          <table:table-cell office:value-type="float" office:value="33.4770236298138" calcext:value-type="float">
            <text:p>33,477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90.5" calcext:value-type="float">
            <text:p>1.890,500</text:p>
          </table:table-cell>
          <table:table-cell office:value-type="float" office:value="29.4514666678739" calcext:value-type="float">
            <text:p>29,45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2" calcext:value-type="float">
            <text:p>1.852,000</text:p>
          </table:table-cell>
          <table:table-cell office:value-type="float" office:value="1893.2" calcext:value-type="float">
            <text:p>1.893,200</text:p>
          </table:table-cell>
          <table:table-cell office:value-type="float" office:value="23.5031912726761" calcext:value-type="float">
            <text:p>23,50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1895.2" calcext:value-type="float">
            <text:p>1.895,200</text:p>
          </table:table-cell>
          <table:table-cell office:value-type="float" office:value="22.6018681627082" calcext:value-type="float">
            <text:p>22,60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95.6" calcext:value-type="float">
            <text:p>1.895,600</text:p>
          </table:table-cell>
          <table:table-cell office:value-type="float" office:value="33.4902971022952" calcext:value-type="float">
            <text:p>33,49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97.4" calcext:value-type="float">
            <text:p>1.897,400</text:p>
          </table:table-cell>
          <table:table-cell office:value-type="float" office:value="44.6447707526375" calcext:value-type="float">
            <text:p>44,64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98" calcext:value-type="float">
            <text:p>1.898,000</text:p>
          </table:table-cell>
          <table:table-cell office:value-type="float" office:value="43.1251409015412" calcext:value-type="float">
            <text:p>43,12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00.6" calcext:value-type="float">
            <text:p>1.900,600</text:p>
          </table:table-cell>
          <table:table-cell office:value-type="float" office:value="31.531994333798" calcext:value-type="float">
            <text:p>31,53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02.2" calcext:value-type="float">
            <text:p>1.902,200</text:p>
          </table:table-cell>
          <table:table-cell office:value-type="float" office:value="39.6647058338883" calcext:value-type="float">
            <text:p>39,66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4" calcext:value-type="float">
            <text:p>1.903,400</text:p>
          </table:table-cell>
          <table:table-cell office:value-type="float" office:value="40.1447381359002" calcext:value-type="float">
            <text:p>40,14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9" calcext:value-type="float">
            <text:p>1.903,900</text:p>
          </table:table-cell>
          <table:table-cell office:value-type="float" office:value="33.8409679399262" calcext:value-type="float">
            <text:p>33,84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1" calcext:value-type="float">
            <text:p>1.861,000</text:p>
          </table:table-cell>
          <table:table-cell office:value-type="float" office:value="1904.1" calcext:value-type="float">
            <text:p>1.904,100</text:p>
          </table:table-cell>
          <table:table-cell office:value-type="float" office:value="27.6985759762323" calcext:value-type="float">
            <text:p>27,69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1904.8" calcext:value-type="float">
            <text:p>1.904,800</text:p>
          </table:table-cell>
          <table:table-cell office:value-type="float" office:value="43.6419777533308" calcext:value-type="float">
            <text:p>43,64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1" calcext:value-type="float">
            <text:p>1.871,000</text:p>
          </table:table-cell>
          <table:table-cell office:value-type="float" office:value="1906.9" calcext:value-type="float">
            <text:p>1.906,900</text:p>
          </table:table-cell>
          <table:table-cell office:value-type="float" office:value="35.5385549634322" calcext:value-type="float">
            <text:p>35,53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908.1" calcext:value-type="float">
            <text:p>1.908,100</text:p>
          </table:table-cell>
          <table:table-cell office:value-type="float" office:value="55.6825326690915" calcext:value-type="float">
            <text:p>55,68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1910.8" calcext:value-type="float">
            <text:p>1.910,800</text:p>
          </table:table-cell>
          <table:table-cell office:value-type="float" office:value="24.7556951921057" calcext:value-type="float">
            <text:p>24,75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0" calcext:value-type="float">
            <text:p>1.860,000</text:p>
          </table:table-cell>
          <table:table-cell office:value-type="float" office:value="1911.1" calcext:value-type="float">
            <text:p>1.911,100</text:p>
          </table:table-cell>
          <table:table-cell office:value-type="float" office:value="39.6889293268427" calcext:value-type="float">
            <text:p>39,68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1.8" calcext:value-type="float">
            <text:p>1.911,800</text:p>
          </table:table-cell>
          <table:table-cell office:value-type="float" office:value="30.3454188378484" calcext:value-type="float">
            <text:p>30,34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2.8" calcext:value-type="float">
            <text:p>1.912,800</text:p>
          </table:table-cell>
          <table:table-cell office:value-type="float" office:value="37.1058545844782" calcext:value-type="float">
            <text:p>37,10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5" calcext:value-type="float">
            <text:p>1.865,000</text:p>
          </table:table-cell>
          <table:table-cell office:value-type="float" office:value="1915.6" calcext:value-type="float">
            <text:p>1.915,600</text:p>
          </table:table-cell>
          <table:table-cell office:value-type="float" office:value="23.945308053516" calcext:value-type="float">
            <text:p>23,94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916" calcext:value-type="float">
            <text:p>1.916,000</text:p>
          </table:table-cell>
          <table:table-cell office:value-type="float" office:value="24.9621936357987" calcext:value-type="float">
            <text:p>24,96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17.3" calcext:value-type="float">
            <text:p>1.917,300</text:p>
          </table:table-cell>
          <table:table-cell office:value-type="float" office:value="54.0700163368448" calcext:value-type="float">
            <text:p>54,07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918" calcext:value-type="float">
            <text:p>1.918,000</text:p>
          </table:table-cell>
          <table:table-cell office:value-type="float" office:value="85.2538692507397" calcext:value-type="float">
            <text:p>85,25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75" calcext:value-type="float">
            <text:p>1.875,000</text:p>
          </table:table-cell>
          <table:table-cell office:value-type="float" office:value="1918.7" calcext:value-type="float">
            <text:p>1.918,700</text:p>
          </table:table-cell>
          <table:table-cell office:value-type="float" office:value="38.3204326118007" calcext:value-type="float">
            <text:p>38,32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1" calcext:value-type="float">
            <text:p>1.821,000</text:p>
          </table:table-cell>
          <table:table-cell office:value-type="float" office:value="1919.3" calcext:value-type="float">
            <text:p>1.919,300</text:p>
          </table:table-cell>
          <table:table-cell office:value-type="float" office:value="79.5878969023138" calcext:value-type="float">
            <text:p>79,58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19.4" calcext:value-type="float">
            <text:p>1.919,400</text:p>
          </table:table-cell>
          <table:table-cell office:value-type="float" office:value="39.0019942510066" calcext:value-type="float">
            <text:p>39,00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89" calcext:value-type="float">
            <text:p>1.889,000</text:p>
          </table:table-cell>
          <table:table-cell office:value-type="float" office:value="1919.9" calcext:value-type="float">
            <text:p>1.919,900</text:p>
          </table:table-cell>
          <table:table-cell office:value-type="float" office:value="20.365821040819" calcext:value-type="float">
            <text:p>20,366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91" calcext:value-type="float">
            <text:p>1.891,000</text:p>
          </table:table-cell>
          <table:table-cell office:value-type="float" office:value="1922.6" calcext:value-type="float">
            <text:p>1.922,600</text:p>
          </table:table-cell>
          <table:table-cell office:value-type="float" office:value="29.4852128664145" calcext:value-type="float">
            <text:p>29,48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8" calcext:value-type="float">
            <text:p>1.868,000</text:p>
          </table:table-cell>
          <table:table-cell office:value-type="float" office:value="1923.9" calcext:value-type="float">
            <text:p>1.923,900</text:p>
          </table:table-cell>
          <table:table-cell office:value-type="float" office:value="44.9702370710031" calcext:value-type="float">
            <text:p>44,97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69" calcext:value-type="float">
            <text:p>1.869,000</text:p>
          </table:table-cell>
          <table:table-cell office:value-type="float" office:value="1928.1" calcext:value-type="float">
            <text:p>1.928,100</text:p>
          </table:table-cell>
          <table:table-cell office:value-type="float" office:value="40.0928089977908" calcext:value-type="float">
            <text:p>40,09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1932.2" calcext:value-type="float">
            <text:p>1.932,200</text:p>
          </table:table-cell>
          <table:table-cell office:value-type="float" office:value="40.0882360134076" calcext:value-type="float">
            <text:p>40,08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933.7" calcext:value-type="float">
            <text:p>1.933,700</text:p>
          </table:table-cell>
          <table:table-cell office:value-type="float" office:value="41.9100889471205" calcext:value-type="float">
            <text:p>41,91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99" calcext:value-type="float">
            <text:p>1.899,000</text:p>
          </table:table-cell>
          <table:table-cell office:value-type="float" office:value="1938.2" calcext:value-type="float">
            <text:p>1.938,200</text:p>
          </table:table-cell>
          <table:table-cell office:value-type="float" office:value="39.7430636855176" calcext:value-type="float">
            <text:p>39,74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907" calcext:value-type="float">
            <text:p>1.907,000</text:p>
          </table:table-cell>
          <table:table-cell office:value-type="float" office:value="1940" calcext:value-type="float">
            <text:p>1.940,000</text:p>
          </table:table-cell>
          <table:table-cell office:value-type="float" office:value="30.7715597409181" calcext:value-type="float">
            <text:p>30,77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42" calcext:value-type="float">
            <text:p>1.942,000</text:p>
          </table:table-cell>
          <table:table-cell office:value-type="float" office:value="52.1919534027996" calcext:value-type="float">
            <text:p>52,192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51.7" calcext:value-type="float">
            <text:p>1.951,700</text:p>
          </table:table-cell>
          <table:table-cell office:value-type="float" office:value="93.1176674965605" calcext:value-type="float">
            <text:p>93,118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72" calcext:value-type="float">
            <text:p>1.872,000</text:p>
          </table:table-cell>
          <table:table-cell office:value-type="float" office:value="1954.1" calcext:value-type="float">
            <text:p>1.954,100</text:p>
          </table:table-cell>
          <table:table-cell office:value-type="float" office:value="42.8989769367781" calcext:value-type="float">
            <text:p>42,899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95" calcext:value-type="float">
            <text:p>1.895,000</text:p>
          </table:table-cell>
          <table:table-cell office:value-type="float" office:value="1963.5" calcext:value-type="float">
            <text:p>1.963,500</text:p>
          </table:table-cell>
          <table:table-cell office:value-type="float" office:value="48.3741207212654" calcext:value-type="float">
            <text:p>48,37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87" calcext:value-type="float">
            <text:p>1.887,000</text:p>
          </table:table-cell>
          <table:table-cell office:value-type="float" office:value="1999.1" calcext:value-type="float">
            <text:p>1.999,100</text:p>
          </table:table-cell>
          <table:table-cell office:value-type="float" office:value="71.4352076282339" calcext:value-type="float">
            <text:p>71,43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90" calcext:value-type="float">
            <text:p>1.890,000</text:p>
          </table:table-cell>
          <table:table-cell office:value-type="float" office:value="2012.9" calcext:value-type="float">
            <text:p>2.012,900</text:p>
          </table:table-cell>
          <table:table-cell office:value-type="float" office:value="140.363377623146" calcext:value-type="float">
            <text:p>140,363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6" calcext:value-type="float">
            <text:p>1.876,000</text:p>
          </table:table-cell>
          <table:table-cell office:value-type="float" office:value="2022.8" calcext:value-type="float">
            <text:p>2.022,800</text:p>
          </table:table-cell>
          <table:table-cell office:value-type="float" office:value="96.4812013929254" calcext:value-type="float">
            <text:p>96,481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885" calcext:value-type="float">
            <text:p>1.885,000</text:p>
          </table:table-cell>
          <table:table-cell office:value-type="float" office:value="2110.2" calcext:value-type="float">
            <text:p>2.110,200</text:p>
          </table:table-cell>
          <table:table-cell office:value-type="float" office:value="258.360127642706" calcext:value-type="float">
            <text:p>258,36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05" calcext:value-type="float">
            <text:p>1.905,000</text:p>
          </table:table-cell>
          <table:table-cell office:value-type="float" office:value="2280" calcext:value-type="float">
            <text:p>2.280,000</text:p>
          </table:table-cell>
          <table:table-cell office:value-type="float" office:value="283.464675439855" calcext:value-type="float">
            <text:p>283,465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2069" calcext:value-type="float">
            <text:p>2.069,000</text:p>
          </table:table-cell>
          <table:table-cell office:value-type="float" office:value="2313.9" calcext:value-type="float">
            <text:p>2.313,900</text:p>
          </table:table-cell>
          <table:table-cell office:value-type="float" office:value="214.684497189092" calcext:value-type="float">
            <text:p>214,684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70" calcext:value-type="float">
            <text:p>1.970,000</text:p>
          </table:table-cell>
          <table:table-cell office:value-type="float" office:value="2387.1" calcext:value-type="float">
            <text:p>2.387,100</text:p>
          </table:table-cell>
          <table:table-cell office:value-type="float" office:value="216.900105015086" calcext:value-type="float">
            <text:p>216,900</text:p>
          </table:table-cell>
        </table:table-row>
        <table:table-row table:style-name="ro3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2173" calcext:value-type="float">
            <text:p>2.173,000</text:p>
          </table:table-cell>
          <table:table-cell office:value-type="float" office:value="2423.9" calcext:value-type="float">
            <text:p>2.423,900</text:p>
          </table:table-cell>
          <table:table-cell office:value-type="float" office:value="136.052645039419" calcext:value-type="float">
            <text:p>136,05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0.1" calcext:value-type="float">
            <text:p>1.320,100</text:p>
          </table:table-cell>
          <table:table-cell office:value-type="float" office:value="4.72463990397387" calcext:value-type="float">
            <text:p>4,72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2" calcext:value-type="float">
            <text:p>1.312,000</text:p>
          </table:table-cell>
          <table:table-cell office:value-type="float" office:value="1320.5" calcext:value-type="float">
            <text:p>1.320,500</text:p>
          </table:table-cell>
          <table:table-cell office:value-type="float" office:value="5.23343948936919" calcext:value-type="float">
            <text:p>5,23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0.9" calcext:value-type="float">
            <text:p>1.320,900</text:p>
          </table:table-cell>
          <table:table-cell office:value-type="float" office:value="4.9766119666563" calcext:value-type="float">
            <text:p>4,97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1.3" calcext:value-type="float">
            <text:p>1.321,3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1.7" calcext:value-type="float">
            <text:p>1.321,700</text:p>
          </table:table-cell>
          <table:table-cell office:value-type="float" office:value="5.20789998197183" calcext:value-type="float">
            <text:p>5,20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3.19722101554181" calcext:value-type="float">
            <text:p>3,19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3.95671019352638" calcext:value-type="float">
            <text:p>3,95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4.06748625620843" calcext:value-type="float">
            <text:p>4,06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2" calcext:value-type="float">
            <text:p>1.322,200</text:p>
          </table:table-cell>
          <table:table-cell office:value-type="float" office:value="5.41192099802731" calcext:value-type="float">
            <text:p>5,41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3" calcext:value-type="float">
            <text:p>1.322,300</text:p>
          </table:table-cell>
          <table:table-cell office:value-type="float" office:value="5.14349643292922" calcext:value-type="float">
            <text:p>5,14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4.69515116310907" calcext:value-type="float">
            <text:p>4,69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5.29570056219613" calcext:value-type="float">
            <text:p>5,29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5" calcext:value-type="float">
            <text:p>1.322,500</text:p>
          </table:table-cell>
          <table:table-cell office:value-type="float" office:value="4.30116263352131" calcext:value-type="float">
            <text:p>4,30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2.91356978445495" calcext:value-type="float">
            <text:p>2,91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5.1033757890679" calcext:value-type="float">
            <text:p>5,10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7" calcext:value-type="float">
            <text:p>1.322,7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3.93841479673118" calcext:value-type="float">
            <text:p>3,93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25033332444492" calcext:value-type="float">
            <text:p>6,25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40832791503889" calcext:value-type="float">
            <text:p>6,40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4.62961481479111" calcext:value-type="float">
            <text:p>4,63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44569146716517" calcext:value-type="float">
            <text:p>5,44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58669053296414" calcext:value-type="float">
            <text:p>5,58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3.77123616632825" calcext:value-type="float">
            <text:p>3,77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5.3748384988657" calcext:value-type="float">
            <text:p>5,37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3.1" calcext:value-type="float">
            <text:p>1.323,100</text:p>
          </table:table-cell>
          <table:table-cell office:value-type="float" office:value="5.54677083235522" calcext:value-type="float">
            <text:p>5,54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3" calcext:value-type="float">
            <text:p>1.323,300</text:p>
          </table:table-cell>
          <table:table-cell office:value-type="float" office:value="6.81583124465062" calcext:value-type="float">
            <text:p>6,81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50396600693811" calcext:value-type="float">
            <text:p>3,50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68932393686311" calcext:value-type="float">
            <text:p>3,68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3.71782493162632" calcext:value-type="float">
            <text:p>3,71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4.59951688284276" calcext:value-type="float">
            <text:p>4,60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5.98516684999025" calcext:value-type="float">
            <text:p>5,98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.7" calcext:value-type="float">
            <text:p>1.323,700</text:p>
          </table:table-cell>
          <table:table-cell office:value-type="float" office:value="5.94511938016761" calcext:value-type="float">
            <text:p>5,94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3.91010087963071" calcext:value-type="float">
            <text:p>3,91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5.59364719024081" calcext:value-type="float">
            <text:p>5,59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3.9" calcext:value-type="float">
            <text:p>1.323,9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5.50656174234179" calcext:value-type="float">
            <text:p>5,50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7.17170365626839" calcext:value-type="float">
            <text:p>7,17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5.59861093883514" calcext:value-type="float">
            <text:p>5,59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44722162382112" calcext:value-type="float">
            <text:p>6,44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5328231093286" calcext:value-type="float">
            <text:p>6,53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71730766172149" calcext:value-type="float">
            <text:p>6,71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4" calcext:value-type="float">
            <text:p>1.324,400</text:p>
          </table:table-cell>
          <table:table-cell office:value-type="float" office:value="4.5018514709691" calcext:value-type="float">
            <text:p>4,50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3.83695481107378" calcext:value-type="float">
            <text:p>3,83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42115198909686" calcext:value-type="float">
            <text:p>5,42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98609499868932" calcext:value-type="float">
            <text:p>5,98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6" calcext:value-type="float">
            <text:p>1.324,600</text:p>
          </table:table-cell>
          <table:table-cell office:value-type="float" office:value="6.63659886119724" calcext:value-type="float">
            <text:p>6,63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7.5129517797231" calcext:value-type="float">
            <text:p>7,51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0840089349921" calcext:value-type="float">
            <text:p>3,08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5213633723318" calcext:value-type="float">
            <text:p>3,52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5.80804040389987" calcext:value-type="float">
            <text:p>5,80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5.6" calcext:value-type="float">
            <text:p>1.325,600</text:p>
          </table:table-cell>
          <table:table-cell office:value-type="float" office:value="8.01664934163062" calcext:value-type="float">
            <text:p>8,01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5.21642704454985" calcext:value-type="float">
            <text:p>5,21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6.80604306643899" calcext:value-type="float">
            <text:p>6,80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8.0691456246068" calcext:value-type="float">
            <text:p>8,06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37670601657863" calcext:value-type="float">
            <text:p>4,37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62361090250659" calcext:value-type="float">
            <text:p>4,62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26.5" calcext:value-type="float">
            <text:p>1.326,500</text:p>
          </table:table-cell>
          <table:table-cell office:value-type="float" office:value="4.57651007258199" calcext:value-type="float">
            <text:p>4,57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9" calcext:value-type="float">
            <text:p>1.326,900</text:p>
          </table:table-cell>
          <table:table-cell office:value-type="float" office:value="7.96450458806656" calcext:value-type="float">
            <text:p>7,96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4.52155332208351" calcext:value-type="float">
            <text:p>4,52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6.47130417904906" calcext:value-type="float">
            <text:p>6,47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7.34014834848573" calcext:value-type="float">
            <text:p>7,34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2" calcext:value-type="float">
            <text:p>1.327,200</text:p>
          </table:table-cell>
          <table:table-cell office:value-type="float" office:value="7.800284895082" calcext:value-type="float">
            <text:p>7,80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57872944515346" calcext:value-type="float">
            <text:p>5,57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5" calcext:value-type="float">
            <text:p>1.327,500</text:p>
          </table:table-cell>
          <table:table-cell office:value-type="float" office:value="7.9337534902746" calcext:value-type="float">
            <text:p>7,93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4.6475800154489" calcext:value-type="float">
            <text:p>4,64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6.00370256129036" calcext:value-type="float">
            <text:p>6,00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7.38165895235542" calcext:value-type="float">
            <text:p>7,38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8" calcext:value-type="float">
            <text:p>1.327,800</text:p>
          </table:table-cell>
          <table:table-cell office:value-type="float" office:value="6.87669171105473" calcext:value-type="float">
            <text:p>6,87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8.1" calcext:value-type="float">
            <text:p>1.328,100</text:p>
          </table:table-cell>
          <table:table-cell office:value-type="float" office:value="4.77144282860716" calcext:value-type="float">
            <text:p>4,77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8.3" calcext:value-type="float">
            <text:p>1.328,300</text:p>
          </table:table-cell>
          <table:table-cell office:value-type="float" office:value="7.48405712906517" calcext:value-type="float">
            <text:p>7,48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28.4" calcext:value-type="float">
            <text:p>1.328,400</text:p>
          </table:table-cell>
          <table:table-cell office:value-type="float" office:value="4.27395211328656" calcext:value-type="float">
            <text:p>4,27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8.8" calcext:value-type="float">
            <text:p>1.328,800</text:p>
          </table:table-cell>
          <table:table-cell office:value-type="float" office:value="5.90291829898098" calcext:value-type="float">
            <text:p>5,90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0.2740233382816" calcext:value-type="float">
            <text:p>10,27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29.2" calcext:value-type="float">
            <text:p>1.329,200</text:p>
          </table:table-cell>
          <table:table-cell office:value-type="float" office:value="6.64663657632774" calcext:value-type="float">
            <text:p>6,64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.3" calcext:value-type="float">
            <text:p>1.329,300</text:p>
          </table:table-cell>
          <table:table-cell office:value-type="float" office:value="8.09732466106347" calcext:value-type="float">
            <text:p>8,09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9.4" calcext:value-type="float">
            <text:p>1.329,400</text:p>
          </table:table-cell>
          <table:table-cell office:value-type="float" office:value="8.26236447190916" calcext:value-type="float">
            <text:p>8,26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29.5" calcext:value-type="float">
            <text:p>1.329,500</text:p>
          </table:table-cell>
          <table:table-cell office:value-type="float" office:value="4.00693842672377" calcext:value-type="float">
            <text:p>4,00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7.69487563974306" calcext:value-type="float">
            <text:p>7,69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2" calcext:value-type="float">
            <text:p>1.330,200</text:p>
          </table:table-cell>
          <table:table-cell office:value-type="float" office:value="7.72873426463437" calcext:value-type="float">
            <text:p>7,72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8.70823365174209" calcext:value-type="float">
            <text:p>8,70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9.83474566128795" calcext:value-type="float">
            <text:p>9,83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0.6" calcext:value-type="float">
            <text:p>1.330,600</text:p>
          </table:table-cell>
          <table:table-cell office:value-type="float" office:value="6.50128192487195" calcext:value-type="float">
            <text:p>6,50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0.8" calcext:value-type="float">
            <text:p>1.330,800</text:p>
          </table:table-cell>
          <table:table-cell office:value-type="float" office:value="6.30343821523883" calcext:value-type="float">
            <text:p>6,30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7.75241897732572" calcext:value-type="float">
            <text:p>7,75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8.64677203739446" calcext:value-type="float">
            <text:p>8,64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3.4284110088358" calcext:value-type="float">
            <text:p>13,42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5.92171146432065" calcext:value-type="float">
            <text:p>5,92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7.05218642219088" calcext:value-type="float">
            <text:p>7,05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31.6" calcext:value-type="float">
            <text:p>1.331,600</text:p>
          </table:table-cell>
          <table:table-cell office:value-type="float" office:value="10.7206964947868" calcext:value-type="float">
            <text:p>10,72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5.29255241930688" calcext:value-type="float">
            <text:p>5,29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6.70074622710038" calcext:value-type="float">
            <text:p>6,70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9.49912276651551" calcext:value-type="float">
            <text:p>9,49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35057930469195" calcext:value-type="float">
            <text:p>9,35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79171985801155" calcext:value-type="float">
            <text:p>9,79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6.92499498595887" calcext:value-type="float">
            <text:p>6,92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13.4395767129111" calcext:value-type="float">
            <text:p>13,44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2.8" calcext:value-type="float">
            <text:p>1.332,800</text:p>
          </table:table-cell>
          <table:table-cell office:value-type="float" office:value="7.19258877827263" calcext:value-type="float">
            <text:p>7,19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3" calcext:value-type="float">
            <text:p>1.333,000</text:p>
          </table:table-cell>
          <table:table-cell office:value-type="float" office:value="8.86942313043338" calcext:value-type="float">
            <text:p>8,86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3.1" calcext:value-type="float">
            <text:p>1.333,100</text:p>
          </table:table-cell>
          <table:table-cell office:value-type="float" office:value="10.6086966421161" calcext:value-type="float">
            <text:p>10,60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2" calcext:value-type="float">
            <text:p>1.333,200</text:p>
          </table:table-cell>
          <table:table-cell office:value-type="float" office:value="6.52856969191738" calcext:value-type="float">
            <text:p>6,52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3.3" calcext:value-type="float">
            <text:p>1.333,300</text:p>
          </table:table-cell>
          <table:table-cell office:value-type="float" office:value="10.349986580775" calcext:value-type="float">
            <text:p>10,35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5" calcext:value-type="float">
            <text:p>1.333,500</text:p>
          </table:table-cell>
          <table:table-cell office:value-type="float" office:value="11.9373363863133" calcext:value-type="float">
            <text:p>11,93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6.9602043392737" calcext:value-type="float">
            <text:p>6,96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4.3" calcext:value-type="float">
            <text:p>1.334,300</text:p>
          </table:table-cell>
          <table:table-cell office:value-type="float" office:value="9.64998560735829" calcext:value-type="float">
            <text:p>9,65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5.60257877132387" calcext:value-type="float">
            <text:p>5,60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1.5878288638458" calcext:value-type="float">
            <text:p>11,58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8.69482604771366" calcext:value-type="float">
            <text:p>8,69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9.27601446982725" calcext:value-type="float">
            <text:p>9,27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.8" calcext:value-type="float">
            <text:p>1.334,800</text:p>
          </table:table-cell>
          <table:table-cell office:value-type="float" office:value="9.99777753080931" calcext:value-type="float">
            <text:p>9,99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5" calcext:value-type="float">
            <text:p>1.335,000</text:p>
          </table:table-cell>
          <table:table-cell office:value-type="float" office:value="10.4562580942387" calcext:value-type="float">
            <text:p>10,45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5.3" calcext:value-type="float">
            <text:p>1.335,300</text:p>
          </table:table-cell>
          <table:table-cell office:value-type="float" office:value="12.9961532770278" calcext:value-type="float">
            <text:p>12,99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5" calcext:value-type="float">
            <text:p>1.335,500</text:p>
          </table:table-cell>
          <table:table-cell office:value-type="float" office:value="9.20446751432272" calcext:value-type="float">
            <text:p>9,20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9.67298643990917" calcext:value-type="float">
            <text:p>9,67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10.2637441727882" calcext:value-type="float">
            <text:p>10,26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5.9" calcext:value-type="float">
            <text:p>1.335,900</text:p>
          </table:table-cell>
          <table:table-cell office:value-type="float" office:value="9.96047745397333" calcext:value-type="float">
            <text:p>9,96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6" calcext:value-type="float">
            <text:p>1.336,000</text:p>
          </table:table-cell>
          <table:table-cell office:value-type="float" office:value="6.25388767976457" calcext:value-type="float">
            <text:p>6,25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9.34523051258412" calcext:value-type="float">
            <text:p>9,34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.5" calcext:value-type="float">
            <text:p>1.337,500</text:p>
          </table:table-cell>
          <table:table-cell office:value-type="float" office:value="29.2014078808235" calcext:value-type="float">
            <text:p>29,20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2.8166558300778" calcext:value-type="float">
            <text:p>12,81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4.660604807897" calcext:value-type="float">
            <text:p>14,66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37.9" calcext:value-type="float">
            <text:p>1.337,900</text:p>
          </table:table-cell>
          <table:table-cell office:value-type="float" office:value="12.9824668089098" calcext:value-type="float">
            <text:p>12,98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8" calcext:value-type="float">
            <text:p>1.338,000</text:p>
          </table:table-cell>
          <table:table-cell office:value-type="float" office:value="14.2126704035519" calcext:value-type="float">
            <text:p>14,21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2.7754104087153" calcext:value-type="float">
            <text:p>12,77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5.6663120527243" calcext:value-type="float">
            <text:p>15,66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2" calcext:value-type="float">
            <text:p>1.338,200</text:p>
          </table:table-cell>
          <table:table-cell office:value-type="float" office:value="8.48266205595599" calcext:value-type="float">
            <text:p>8,48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0.2007624987329" calcext:value-type="float">
            <text:p>10,20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3.729530217746" calcext:value-type="float">
            <text:p>13,73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8.9" calcext:value-type="float">
            <text:p>1.338,9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2" calcext:value-type="float">
            <text:p>1.339,200</text:p>
          </table:table-cell>
          <table:table-cell office:value-type="float" office:value="7.67101326060935" calcext:value-type="float">
            <text:p>7,671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9.3" calcext:value-type="float">
            <text:p>1.339,300</text:p>
          </table:table-cell>
          <table:table-cell office:value-type="float" office:value="14.6594679303173" calcext:value-type="float">
            <text:p>14,65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3.0830679378602" calcext:value-type="float">
            <text:p>13,08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6.3180200323991" calcext:value-type="float">
            <text:p>16,31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0.9549582888805" calcext:value-type="float">
            <text:p>10,95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1.4702513776581" calcext:value-type="float">
            <text:p>11,47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9.9" calcext:value-type="float">
            <text:p>1.339,900</text:p>
          </table:table-cell>
          <table:table-cell office:value-type="float" office:value="12.9052099728925" calcext:value-type="float">
            <text:p>12,90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4" calcext:value-type="float">
            <text:p>1.340,400</text:p>
          </table:table-cell>
          <table:table-cell office:value-type="float" office:value="10.2977883278131" calcext:value-type="float">
            <text:p>10,29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5" calcext:value-type="float">
            <text:p>1.340,500</text:p>
          </table:table-cell>
          <table:table-cell office:value-type="float" office:value="15.2843420241472" calcext:value-type="float">
            <text:p>15,28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1" calcext:value-type="float">
            <text:p>1.341,000</text:p>
          </table:table-cell>
          <table:table-cell office:value-type="float" office:value="14.0870310727436" calcext:value-type="float">
            <text:p>14,08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2" calcext:value-type="float">
            <text:p>1.342,000</text:p>
          </table:table-cell>
          <table:table-cell office:value-type="float" office:value="5.14241620684717" calcext:value-type="float">
            <text:p>5,14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8.49836585598798" calcext:value-type="float">
            <text:p>8,49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13.8162545173751" calcext:value-type="float">
            <text:p>13,81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4.8" calcext:value-type="float">
            <text:p>1.344,800</text:p>
          </table:table-cell>
          <table:table-cell office:value-type="float" office:value="29.1463738930096" calcext:value-type="float">
            <text:p>29,146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5.5" calcext:value-type="float">
            <text:p>1.345,500</text:p>
          </table:table-cell>
          <table:table-cell office:value-type="float" office:value="16.2839389174323" calcext:value-type="float">
            <text:p>16,28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6.2" calcext:value-type="float">
            <text:p>1.346,200</text:p>
          </table:table-cell>
          <table:table-cell office:value-type="float" office:value="29.1882777079353" calcext:value-type="float">
            <text:p>29,18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6.6" calcext:value-type="float">
            <text:p>1.346,600</text:p>
          </table:table-cell>
          <table:table-cell office:value-type="float" office:value="51.7841674645832" calcext:value-type="float">
            <text:p>51,78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6.9" calcext:value-type="float">
            <text:p>1.346,9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7.2" calcext:value-type="float">
            <text:p>1.347,200</text:p>
          </table:table-cell>
          <table:table-cell office:value-type="float" office:value="14.4437606675762" calcext:value-type="float">
            <text:p>14,44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47.7" calcext:value-type="float">
            <text:p>1.347,700</text:p>
          </table:table-cell>
          <table:table-cell office:value-type="float" office:value="16.4049450539227" calcext:value-type="float">
            <text:p>16,40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8" calcext:value-type="float">
            <text:p>1.348,000</text:p>
          </table:table-cell>
          <table:table-cell office:value-type="float" office:value="19.7989898732233" calcext:value-type="float">
            <text:p>19,799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0.458358791566" calcext:value-type="float">
            <text:p>20,45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5.5753787850737" calcext:value-type="float">
            <text:p>25,575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50.6" calcext:value-type="float">
            <text:p>1.350,600</text:p>
          </table:table-cell>
          <table:table-cell office:value-type="float" office:value="21.7674578722969" calcext:value-type="float">
            <text:p>21,767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51.9" calcext:value-type="float">
            <text:p>1.351,900</text:p>
          </table:table-cell>
          <table:table-cell office:value-type="float" office:value="18.7998226941994" calcext:value-type="float">
            <text:p>18,80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53.4" calcext:value-type="float">
            <text:p>1.353,400</text:p>
          </table:table-cell>
          <table:table-cell office:value-type="float" office:value="16.4397891308455" calcext:value-type="float">
            <text:p>16,440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55.3" calcext:value-type="float">
            <text:p>1.355,300</text:p>
          </table:table-cell>
          <table:table-cell office:value-type="float" office:value="26.7915824259951" calcext:value-type="float">
            <text:p>26,79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1357.9" calcext:value-type="float">
            <text:p>1.357,900</text:p>
          </table:table-cell>
          <table:table-cell office:value-type="float" office:value="24.2782481520668" calcext:value-type="float">
            <text:p>24,27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40" calcext:value-type="float">
            <text:p>1.340,000</text:p>
          </table:table-cell>
          <table:table-cell office:value-type="float" office:value="1359.6" calcext:value-type="float">
            <text:p>1.359,600</text:p>
          </table:table-cell>
          <table:table-cell office:value-type="float" office:value="22.2820306275907" calcext:value-type="float">
            <text:p>22,28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59.7" calcext:value-type="float">
            <text:p>1.359,700</text:p>
          </table:table-cell>
          <table:table-cell office:value-type="float" office:value="20.1276482039562" calcext:value-type="float">
            <text:p>20,12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60.6" calcext:value-type="float">
            <text:p>1.360,600</text:p>
          </table:table-cell>
          <table:table-cell office:value-type="float" office:value="29.3378784357545" calcext:value-type="float">
            <text:p>29,338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61.9" calcext:value-type="float">
            <text:p>1.361,900</text:p>
          </table:table-cell>
          <table:table-cell office:value-type="float" office:value="32.0917088634709" calcext:value-type="float">
            <text:p>32,09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62.5" calcext:value-type="float">
            <text:p>1.362,500</text:p>
          </table:table-cell>
          <table:table-cell office:value-type="float" office:value="20.1232314612849" calcext:value-type="float">
            <text:p>20,123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62.7" calcext:value-type="float">
            <text:p>1.362,700</text:p>
          </table:table-cell>
          <table:table-cell office:value-type="float" office:value="26.63352106734" calcext:value-type="float">
            <text:p>26,634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1378.2" calcext:value-type="float">
            <text:p>1.378,200</text:p>
          </table:table-cell>
          <table:table-cell office:value-type="float" office:value="34.2922083796823" calcext:value-type="float">
            <text:p>34,292</text:p>
          </table:table-cell>
        </table:table-row>
        <table:table-row table:style-name="ro3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409.6" calcext:value-type="float">
            <text:p>1.409,600</text:p>
          </table:table-cell>
          <table:table-cell office:value-type="float" office:value="86.8206324684532" calcext:value-type="float">
            <text:p>86,8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55.3" calcext:value-type="float">
            <text:p>1.255,300</text:p>
          </table:table-cell>
          <table:table-cell office:value-type="float" office:value="15.3698839726698" calcext:value-type="float">
            <text:p>15,37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56.4" calcext:value-type="float">
            <text:p>1.256,400</text:p>
          </table:table-cell>
          <table:table-cell office:value-type="float" office:value="13.251415018782" calcext:value-type="float">
            <text:p>13,25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59.4" calcext:value-type="float">
            <text:p>1.259,400</text:p>
          </table:table-cell>
          <table:table-cell office:value-type="float" office:value="15.6148077869125" calcext:value-type="float">
            <text:p>15,61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59.6" calcext:value-type="float">
            <text:p>1.259,600</text:p>
          </table:table-cell>
          <table:table-cell office:value-type="float" office:value="16.8865495455867" calcext:value-type="float">
            <text:p>16,88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0.5" calcext:value-type="float">
            <text:p>1.260,500</text:p>
          </table:table-cell>
          <table:table-cell office:value-type="float" office:value="14.0336896233473" calcext:value-type="float">
            <text:p>14,03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61.5" calcext:value-type="float">
            <text:p>1.261,500</text:p>
          </table:table-cell>
          <table:table-cell office:value-type="float" office:value="19.5177981453965" calcext:value-type="float">
            <text:p>19,51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61.7" calcext:value-type="float">
            <text:p>1.261,700</text:p>
          </table:table-cell>
          <table:table-cell office:value-type="float" office:value="17.5312419538504" calcext:value-type="float">
            <text:p>17,53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1.9" calcext:value-type="float">
            <text:p>1.261,900</text:p>
          </table:table-cell>
          <table:table-cell office:value-type="float" office:value="13.4035650315711" calcext:value-type="float">
            <text:p>13,40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2.3" calcext:value-type="float">
            <text:p>1.262,300</text:p>
          </table:table-cell>
          <table:table-cell office:value-type="float" office:value="13.7844517885591" calcext:value-type="float">
            <text:p>13,78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3.5" calcext:value-type="float">
            <text:p>1.263,500</text:p>
          </table:table-cell>
          <table:table-cell office:value-type="float" office:value="14.073221221723" calcext:value-type="float">
            <text:p>14,07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3.7" calcext:value-type="float">
            <text:p>1.263,700</text:p>
          </table:table-cell>
          <table:table-cell office:value-type="float" office:value="12.0926975209559" calcext:value-type="float">
            <text:p>12,09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6" calcext:value-type="float">
            <text:p>1.226,000</text:p>
          </table:table-cell>
          <table:table-cell office:value-type="float" office:value="1264.4" calcext:value-type="float">
            <text:p>1.264,400</text:p>
          </table:table-cell>
          <table:table-cell office:value-type="float" office:value="27.9491601941016" calcext:value-type="float">
            <text:p>27,94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2.3868209534704" calcext:value-type="float">
            <text:p>12,38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6.9144908288721" calcext:value-type="float">
            <text:p>16,91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1" calcext:value-type="float">
            <text:p>1.241,000</text:p>
          </table:table-cell>
          <table:table-cell office:value-type="float" office:value="1265.1" calcext:value-type="float">
            <text:p>1.265,100</text:p>
          </table:table-cell>
          <table:table-cell office:value-type="float" office:value="16.3329931937372" calcext:value-type="float">
            <text:p>16,33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9.42867965305853" calcext:value-type="float">
            <text:p>9,42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20.7259901251223" calcext:value-type="float">
            <text:p>20,72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30" calcext:value-type="float">
            <text:p>1.230,000</text:p>
          </table:table-cell>
          <table:table-cell office:value-type="float" office:value="1265.4" calcext:value-type="float">
            <text:p>1.265,400</text:p>
          </table:table-cell>
          <table:table-cell office:value-type="float" office:value="21.1039754022264" calcext:value-type="float">
            <text:p>21,10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14.7482579008882" calcext:value-type="float">
            <text:p>14,74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22.8803651874508" calcext:value-type="float">
            <text:p>22,88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9" calcext:value-type="float">
            <text:p>1.265,900</text:p>
          </table:table-cell>
          <table:table-cell office:value-type="float" office:value="10.5456678835961" calcext:value-type="float">
            <text:p>10,54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6.6" calcext:value-type="float">
            <text:p>1.266,600</text:p>
          </table:table-cell>
          <table:table-cell office:value-type="float" office:value="12.4739729036101" calcext:value-type="float">
            <text:p>12,47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1" calcext:value-type="float">
            <text:p>1.267,100</text:p>
          </table:table-cell>
          <table:table-cell office:value-type="float" office:value="13.7068514903233" calcext:value-type="float">
            <text:p>13,70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7.2" calcext:value-type="float">
            <text:p>1.267,200</text:p>
          </table:table-cell>
          <table:table-cell office:value-type="float" office:value="12.7523418328644" calcext:value-type="float">
            <text:p>12,75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7.5" calcext:value-type="float">
            <text:p>1.267,500</text:p>
          </table:table-cell>
          <table:table-cell office:value-type="float" office:value="14.3158808476616" calcext:value-type="float">
            <text:p>14,31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7" calcext:value-type="float">
            <text:p>1.267,700</text:p>
          </table:table-cell>
          <table:table-cell office:value-type="float" office:value="15.8468363474298" calcext:value-type="float">
            <text:p>15,84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5.8591018380964" calcext:value-type="float">
            <text:p>15,85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28" calcext:value-type="float">
            <text:p>1.228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8.9900558772801" calcext:value-type="float">
            <text:p>18,99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1" calcext:value-type="float">
            <text:p>1.268,1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8.3" calcext:value-type="float">
            <text:p>1.268,300</text:p>
          </table:table-cell>
          <table:table-cell office:value-type="float" office:value="12.193349735728" calcext:value-type="float">
            <text:p>12,19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68.7" calcext:value-type="float">
            <text:p>1.268,700</text:p>
          </table:table-cell>
          <table:table-cell office:value-type="float" office:value="12.3382872933537" calcext:value-type="float">
            <text:p>12,33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8" calcext:value-type="float">
            <text:p>1.268,800</text:p>
          </table:table-cell>
          <table:table-cell office:value-type="float" office:value="16.0817356719423" calcext:value-type="float">
            <text:p>16,08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.7453695295368" calcext:value-type="float">
            <text:p>12,74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22.876479915698" calcext:value-type="float">
            <text:p>22,87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69.1" calcext:value-type="float">
            <text:p>1.269,100</text:p>
          </table:table-cell>
          <table:table-cell office:value-type="float" office:value="16.1620268255906" calcext:value-type="float">
            <text:p>16,16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5.0199866844149" calcext:value-type="float">
            <text:p>15,02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35" calcext:value-type="float">
            <text:p>1.235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7.2059421260344" calcext:value-type="float">
            <text:p>17,20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0.9341463112378" calcext:value-type="float">
            <text:p>10,93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0.3" calcext:value-type="float">
            <text:p>1.270,300</text:p>
          </table:table-cell>
          <table:table-cell office:value-type="float" office:value="19.0207489045224" calcext:value-type="float">
            <text:p>19,0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70.9" calcext:value-type="float">
            <text:p>1.270,900</text:p>
          </table:table-cell>
          <table:table-cell office:value-type="float" office:value="16.7295480446358" calcext:value-type="float">
            <text:p>16,73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.8403596613511" calcext:value-type="float">
            <text:p>13,84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.3" calcext:value-type="float">
            <text:p>1.271,300</text:p>
          </table:table-cell>
          <table:table-cell office:value-type="float" office:value="12.8931506364167" calcext:value-type="float">
            <text:p>12,89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9.75477091251022" calcext:value-type="float">
            <text:p>9,75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17.7212991748473" calcext:value-type="float">
            <text:p>17,7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1.6" calcext:value-type="float">
            <text:p>1.271,600</text:p>
          </table:table-cell>
          <table:table-cell office:value-type="float" office:value="19.0799487537164" calcext:value-type="float">
            <text:p>19,08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71.7" calcext:value-type="float">
            <text:p>1.271,700</text:p>
          </table:table-cell>
          <table:table-cell office:value-type="float" office:value="16.2825741890594" calcext:value-type="float">
            <text:p>16,28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71.8" calcext:value-type="float">
            <text:p>1.271,800</text:p>
          </table:table-cell>
          <table:table-cell office:value-type="float" office:value="18.6595224423825" calcext:value-type="float">
            <text:p>18,66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1.4212277993412" calcext:value-type="float">
            <text:p>11,4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5.384335467539" calcext:value-type="float">
            <text:p>15,38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6.2210425750697" calcext:value-type="float">
            <text:p>16,2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.8" calcext:value-type="float">
            <text:p>1.272,800</text:p>
          </table:table-cell>
          <table:table-cell office:value-type="float" office:value="14.4821729492964" calcext:value-type="float">
            <text:p>14,48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2.9" calcext:value-type="float">
            <text:p>1.272,900</text:p>
          </table:table-cell>
          <table:table-cell office:value-type="float" office:value="16.8618570217584" calcext:value-type="float">
            <text:p>16,86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3.1" calcext:value-type="float">
            <text:p>1.273,100</text:p>
          </table:table-cell>
          <table:table-cell office:value-type="float" office:value="12.2242927539115" calcext:value-type="float">
            <text:p>12,22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3.4" calcext:value-type="float">
            <text:p>1.273,400</text:p>
          </table:table-cell>
          <table:table-cell office:value-type="float" office:value="14.3310075632447" calcext:value-type="float">
            <text:p>14,33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73.8" calcext:value-type="float">
            <text:p>1.273,800</text:p>
          </table:table-cell>
          <table:table-cell office:value-type="float" office:value="11.2625238931797" calcext:value-type="float">
            <text:p>11,26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3.9" calcext:value-type="float">
            <text:p>1.273,900</text:p>
          </table:table-cell>
          <table:table-cell office:value-type="float" office:value="10.0493228074776" calcext:value-type="float">
            <text:p>10,04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4.3913554299486" calcext:value-type="float">
            <text:p>14,39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74.3" calcext:value-type="float">
            <text:p>1.274,300</text:p>
          </table:table-cell>
          <table:table-cell office:value-type="float" office:value="20.57533582823" calcext:value-type="float">
            <text:p>20,57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34" calcext:value-type="float">
            <text:p>1.234,000</text:p>
          </table:table-cell>
          <table:table-cell office:value-type="float" office:value="1274.5" calcext:value-type="float">
            <text:p>1.274,500</text:p>
          </table:table-cell>
          <table:table-cell office:value-type="float" office:value="16.7613974490328" calcext:value-type="float">
            <text:p>16,76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5.5" calcext:value-type="float">
            <text:p>1.275,500</text:p>
          </table:table-cell>
          <table:table-cell office:value-type="float" office:value="15.7073938711112" calcext:value-type="float">
            <text:p>15,70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8" calcext:value-type="float">
            <text:p>1.275,800</text:p>
          </table:table-cell>
          <table:table-cell office:value-type="float" office:value="15.3318839894733" calcext:value-type="float">
            <text:p>15,33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9" calcext:value-type="float">
            <text:p>1.275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76.7" calcext:value-type="float">
            <text:p>1.276,700</text:p>
          </table:table-cell>
          <table:table-cell office:value-type="float" office:value="14.2052415991031" calcext:value-type="float">
            <text:p>14,20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76.8" calcext:value-type="float">
            <text:p>1.276,800</text:p>
          </table:table-cell>
          <table:table-cell office:value-type="float" office:value="10.850499220466" calcext:value-type="float">
            <text:p>10,85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7.2642855501047" calcext:value-type="float">
            <text:p>17,26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8.8458660365255" calcext:value-type="float">
            <text:p>18,84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4.422205101856" calcext:value-type="float">
            <text:p>14,42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9.86801792548928" calcext:value-type="float">
            <text:p>9,86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17.6206949036889" calcext:value-type="float">
            <text:p>17,62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79.6" calcext:value-type="float">
            <text:p>1.279,600</text:p>
          </table:table-cell>
          <table:table-cell office:value-type="float" office:value="16.3584840373428" calcext:value-type="float">
            <text:p>16,35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4.9517743280039" calcext:value-type="float">
            <text:p>14,95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1.6714276000077" calcext:value-type="float">
            <text:p>11,67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81.1" calcext:value-type="float">
            <text:p>1.281,100</text:p>
          </table:table-cell>
          <table:table-cell office:value-type="float" office:value="20.8989632916723" calcext:value-type="float">
            <text:p>20,89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81.2" calcext:value-type="float">
            <text:p>1.281,200</text:p>
          </table:table-cell>
          <table:table-cell office:value-type="float" office:value="14.5357796106328" calcext:value-type="float">
            <text:p>14,53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58" calcext:value-type="float">
            <text:p>1.258,000</text:p>
          </table:table-cell>
          <table:table-cell office:value-type="float" office:value="1281.3" calcext:value-type="float">
            <text:p>1.281,300</text:p>
          </table:table-cell>
          <table:table-cell office:value-type="float" office:value="13.6385890439998" calcext:value-type="float">
            <text:p>13,63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81.5" calcext:value-type="float">
            <text:p>1.281,500</text:p>
          </table:table-cell>
          <table:table-cell office:value-type="float" office:value="9.27661336671716" calcext:value-type="float">
            <text:p>9,27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81.6" calcext:value-type="float">
            <text:p>1.281,600</text:p>
          </table:table-cell>
          <table:table-cell office:value-type="float" office:value="14.7888847149172" calcext:value-type="float">
            <text:p>14,78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1.8" calcext:value-type="float">
            <text:p>1.281,800</text:p>
          </table:table-cell>
          <table:table-cell office:value-type="float" office:value="21.5860036958108" calcext:value-type="float">
            <text:p>21,58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2.5" calcext:value-type="float">
            <text:p>1.282,500</text:p>
          </table:table-cell>
          <table:table-cell office:value-type="float" office:value="13.2936910684062" calcext:value-type="float">
            <text:p>13,29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3.3" calcext:value-type="float">
            <text:p>1.283,300</text:p>
          </table:table-cell>
          <table:table-cell office:value-type="float" office:value="16.4927593540654" calcext:value-type="float">
            <text:p>16,49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3.5" calcext:value-type="float">
            <text:p>1.283,500</text:p>
          </table:table-cell>
          <table:table-cell office:value-type="float" office:value="31.521597534248" calcext:value-type="float">
            <text:p>31,52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21.6733323080078" calcext:value-type="float">
            <text:p>21,67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4.2" calcext:value-type="float">
            <text:p>1.284,200</text:p>
          </table:table-cell>
          <table:table-cell office:value-type="float" office:value="29.5815257663743" calcext:value-type="float">
            <text:p>29,58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284.7" calcext:value-type="float">
            <text:p>1.284,700</text:p>
          </table:table-cell>
          <table:table-cell office:value-type="float" office:value="7.70353454230228" calcext:value-type="float">
            <text:p>7,70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23.6924741918891" calcext:value-type="float">
            <text:p>23,69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5" calcext:value-type="float">
            <text:p>1.265,000</text:p>
          </table:table-cell>
          <table:table-cell office:value-type="float" office:value="1285.1" calcext:value-type="float">
            <text:p>1.285,100</text:p>
          </table:table-cell>
          <table:table-cell office:value-type="float" office:value="12.2152000029108" calcext:value-type="float">
            <text:p>12,21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3" calcext:value-type="float">
            <text:p>1.285,300</text:p>
          </table:table-cell>
          <table:table-cell office:value-type="float" office:value="17.7641962009731" calcext:value-type="float">
            <text:p>17,76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5" calcext:value-type="float">
            <text:p>1.285,500</text:p>
          </table:table-cell>
          <table:table-cell office:value-type="float" office:value="14.5621274392019" calcext:value-type="float">
            <text:p>14,56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3.7501515143167" calcext:value-type="float">
            <text:p>13,75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6.6519935409815" calcext:value-type="float">
            <text:p>16,65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86.3" calcext:value-type="float">
            <text:p>1.286,300</text:p>
          </table:table-cell>
          <table:table-cell office:value-type="float" office:value="21.7309303375013" calcext:value-type="float">
            <text:p>21,73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6" calcext:value-type="float">
            <text:p>1.286,600</text:p>
          </table:table-cell>
          <table:table-cell office:value-type="float" office:value="8.99629553390357" calcext:value-type="float">
            <text:p>8,99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7.3" calcext:value-type="float">
            <text:p>1.287,300</text:p>
          </table:table-cell>
          <table:table-cell office:value-type="float" office:value="15.930752929127" calcext:value-type="float">
            <text:p>15,93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7.4" calcext:value-type="float">
            <text:p>1.287,400</text:p>
          </table:table-cell>
          <table:table-cell office:value-type="float" office:value="17.5195129308247" calcext:value-type="float">
            <text:p>17,52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7.7" calcext:value-type="float">
            <text:p>1.287,700</text:p>
          </table:table-cell>
          <table:table-cell office:value-type="float" office:value="14.0953104888746" calcext:value-type="float">
            <text:p>14,09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287.9" calcext:value-type="float">
            <text:p>1.287,900</text:p>
          </table:table-cell>
          <table:table-cell office:value-type="float" office:value="12.6968937583612" calcext:value-type="float">
            <text:p>12,69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89.1" calcext:value-type="float">
            <text:p>1.289,100</text:p>
          </table:table-cell>
          <table:table-cell office:value-type="float" office:value="11.3963931916101" calcext:value-type="float">
            <text:p>11,39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9.3" calcext:value-type="float">
            <text:p>1.289,300</text:p>
          </table:table-cell>
          <table:table-cell office:value-type="float" office:value="18.6669642833417" calcext:value-type="float">
            <text:p>18,66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0.9747184221029" calcext:value-type="float">
            <text:p>10,97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0.9" calcext:value-type="float">
            <text:p>1.290,900</text:p>
          </table:table-cell>
          <table:table-cell office:value-type="float" office:value="17.5654332267794" calcext:value-type="float">
            <text:p>17,56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17.115619896587" calcext:value-type="float">
            <text:p>17,11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25.7088398113265" calcext:value-type="float">
            <text:p>25,70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291.6" calcext:value-type="float">
            <text:p>1.291,600</text:p>
          </table:table-cell>
          <table:table-cell office:value-type="float" office:value="11.9461755851449" calcext:value-type="float">
            <text:p>11,94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91.8" calcext:value-type="float">
            <text:p>1.291,8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92.1" calcext:value-type="float">
            <text:p>1.292,100</text:p>
          </table:table-cell>
          <table:table-cell office:value-type="float" office:value="13.8680287792542" calcext:value-type="float">
            <text:p>13,86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2.4" calcext:value-type="float">
            <text:p>1.292,400</text:p>
          </table:table-cell>
          <table:table-cell office:value-type="float" office:value="13.688600285558" calcext:value-type="float">
            <text:p>13,68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.8082101181387" calcext:value-type="float">
            <text:p>13,808</text:p>
          </table:table-cell>
        </table:table-row>
        <table:table-row table:style-name="ro3">
          <table:table-cell table:style-name="ce152" office:value-type="string" calcext:value-type="string">
            <text:p>B-n78-k10</text:p>
          </table:table-cell>
          <table:table-cell table:style-name="ce152" office:value-type="float" office:value="0.5" calcext:value-type="float">
            <text:p>0,500</text:p>
          </table:table-cell>
          <table:table-cell table:style-name="ce152" office:value-type="float" office:value="0.4" calcext:value-type="float">
            <text:p>0,400</text:p>
          </table:table-cell>
          <table:table-cell table:style-name="ce152" office:value-type="float" office:value="0.85" calcext:value-type="float">
            <text:p>0,850</text:p>
          </table:table-cell>
          <table:table-cell table:style-name="ce152" office:value-type="float" office:value="1274" calcext:value-type="float">
            <text:p>1.274,000</text:p>
          </table:table-cell>
          <table:table-cell table:style-name="ce152" office:value-type="float" office:value="1293.2" calcext:value-type="float">
            <text:p>1.293,200</text:p>
          </table:table-cell>
          <table:table-cell table:style-name="ce152" office:value-type="float" office:value="15.0392080169728" calcext:value-type="float">
            <text:p>15,03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3.2" calcext:value-type="float">
            <text:p>1.293,200</text:p>
          </table:table-cell>
          <table:table-cell office:value-type="float" office:value="20.0266489125532" calcext:value-type="float">
            <text:p>20,02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3.5" calcext:value-type="float">
            <text:p>1.293,500</text:p>
          </table:table-cell>
          <table:table-cell office:value-type="float" office:value="22.2023522277358" calcext:value-type="float">
            <text:p>22,20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93.7" calcext:value-type="float">
            <text:p>1.293,700</text:p>
          </table:table-cell>
          <table:table-cell office:value-type="float" office:value="18.2516361519241" calcext:value-type="float">
            <text:p>18,25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94" calcext:value-type="float">
            <text:p>1.294,000</text:p>
          </table:table-cell>
          <table:table-cell office:value-type="float" office:value="13.7113092008021" calcext:value-type="float">
            <text:p>13,71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4.2" calcext:value-type="float">
            <text:p>1.294,200</text:p>
          </table:table-cell>
          <table:table-cell office:value-type="float" office:value="26.1822671117516" calcext:value-type="float">
            <text:p>26,18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4.9" calcext:value-type="float">
            <text:p>1.294,900</text:p>
          </table:table-cell>
          <table:table-cell office:value-type="float" office:value="21.5275017903456" calcext:value-type="float">
            <text:p>21,52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5.8" calcext:value-type="float">
            <text:p>1.295,800</text:p>
          </table:table-cell>
          <table:table-cell office:value-type="float" office:value="22.778157178412" calcext:value-type="float">
            <text:p>22,77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96" calcext:value-type="float">
            <text:p>1.296,000</text:p>
          </table:table-cell>
          <table:table-cell office:value-type="float" office:value="22.4697327284703" calcext:value-type="float">
            <text:p>22,47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296.9" calcext:value-type="float">
            <text:p>1.296,900</text:p>
          </table:table-cell>
          <table:table-cell office:value-type="float" office:value="19.456218657397" calcext:value-type="float">
            <text:p>19,45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7.4" calcext:value-type="float">
            <text:p>1.297,400</text:p>
          </table:table-cell>
          <table:table-cell office:value-type="float" office:value="24.8604996821151" calcext:value-type="float">
            <text:p>24,86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3" calcext:value-type="float">
            <text:p>1.283,000</text:p>
          </table:table-cell>
          <table:table-cell office:value-type="float" office:value="1297.9" calcext:value-type="float">
            <text:p>1.297,900</text:p>
          </table:table-cell>
          <table:table-cell office:value-type="float" office:value="13.0762719797689" calcext:value-type="float">
            <text:p>13,07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8.2" calcext:value-type="float">
            <text:p>1.298,200</text:p>
          </table:table-cell>
          <table:table-cell office:value-type="float" office:value="18.4980479450611" calcext:value-type="float">
            <text:p>18,49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11.7681302205953" calcext:value-type="float">
            <text:p>11,76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25.1758261477597" calcext:value-type="float">
            <text:p>25,17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86" calcext:value-type="float">
            <text:p>1.286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8.44919457042438" calcext:value-type="float">
            <text:p>8,44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28.8145410821998" calcext:value-type="float">
            <text:p>28,81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98.8" calcext:value-type="float">
            <text:p>1.298,800</text:p>
          </table:table-cell>
          <table:table-cell office:value-type="float" office:value="21.2487908152702" calcext:value-type="float">
            <text:p>21,24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299.2" calcext:value-type="float">
            <text:p>1.299,200</text:p>
          </table:table-cell>
          <table:table-cell office:value-type="float" office:value="23.0978594486829" calcext:value-type="float">
            <text:p>23,09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301.9" calcext:value-type="float">
            <text:p>1.301,900</text:p>
          </table:table-cell>
          <table:table-cell office:value-type="float" office:value="16.2853035314394" calcext:value-type="float">
            <text:p>16,28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47" calcext:value-type="float">
            <text:p>1.247,000</text:p>
          </table:table-cell>
          <table:table-cell office:value-type="float" office:value="1302" calcext:value-type="float">
            <text:p>1.302,000</text:p>
          </table:table-cell>
          <table:table-cell office:value-type="float" office:value="32.2145584755989" calcext:value-type="float">
            <text:p>32,21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18.5977895938678" calcext:value-type="float">
            <text:p>18,59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29.4295769592429" calcext:value-type="float">
            <text:p>29,43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03.4" calcext:value-type="float">
            <text:p>1.303,400</text:p>
          </table:table-cell>
          <table:table-cell office:value-type="float" office:value="17.8150997128216" calcext:value-type="float">
            <text:p>17,81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303.6" calcext:value-type="float">
            <text:p>1.303,600</text:p>
          </table:table-cell>
          <table:table-cell office:value-type="float" office:value="28.0760870967923" calcext:value-type="float">
            <text:p>28,07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82" calcext:value-type="float">
            <text:p>1.282,000</text:p>
          </table:table-cell>
          <table:table-cell office:value-type="float" office:value="1304.9" calcext:value-type="float">
            <text:p>1.304,900</text:p>
          </table:table-cell>
          <table:table-cell office:value-type="float" office:value="15.329347307987" calcext:value-type="float">
            <text:p>15,32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305" calcext:value-type="float">
            <text:p>1.305,000</text:p>
          </table:table-cell>
          <table:table-cell office:value-type="float" office:value="18.6428419388128" calcext:value-type="float">
            <text:p>18,64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8" calcext:value-type="float">
            <text:p>1.288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11.5782362886389" calcext:value-type="float">
            <text:p>11,57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22.0869493894773" calcext:value-type="float">
            <text:p>22,08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07.3" calcext:value-type="float">
            <text:p>1.307,300</text:p>
          </table:table-cell>
          <table:table-cell office:value-type="float" office:value="25.3379381779795" calcext:value-type="float">
            <text:p>25,33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9.6694913225759" calcext:value-type="float">
            <text:p>19,66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309.4" calcext:value-type="float">
            <text:p>1.309,400</text:p>
          </table:table-cell>
          <table:table-cell office:value-type="float" office:value="26.7880570404051" calcext:value-type="float">
            <text:p>26,78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9.7" calcext:value-type="float">
            <text:p>1.309,700</text:p>
          </table:table-cell>
          <table:table-cell office:value-type="float" office:value="28.616428847779" calcext:value-type="float">
            <text:p>28,61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11.3" calcext:value-type="float">
            <text:p>1.311,300</text:p>
          </table:table-cell>
          <table:table-cell office:value-type="float" office:value="24.6713959430304" calcext:value-type="float">
            <text:p>24,671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11.6" calcext:value-type="float">
            <text:p>1.311,600</text:p>
          </table:table-cell>
          <table:table-cell office:value-type="float" office:value="30.3834750408105" calcext:value-type="float">
            <text:p>30,38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2.3" calcext:value-type="float">
            <text:p>1.312,300</text:p>
          </table:table-cell>
          <table:table-cell office:value-type="float" office:value="33.373475828701" calcext:value-type="float">
            <text:p>33,37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313.3" calcext:value-type="float">
            <text:p>1.313,300</text:p>
          </table:table-cell>
          <table:table-cell office:value-type="float" office:value="27.4025546254359" calcext:value-type="float">
            <text:p>27,40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4.2" calcext:value-type="float">
            <text:p>1.314,200</text:p>
          </table:table-cell>
          <table:table-cell office:value-type="float" office:value="26.8526845337048" calcext:value-type="float">
            <text:p>26,85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00" calcext:value-type="float">
            <text:p>1.300,000</text:p>
          </table:table-cell>
          <table:table-cell office:value-type="float" office:value="1314.3" calcext:value-type="float">
            <text:p>1.314,3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14.7" calcext:value-type="float">
            <text:p>1.314,700</text:p>
          </table:table-cell>
          <table:table-cell office:value-type="float" office:value="50.4756266814875" calcext:value-type="float">
            <text:p>50,47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5.9" calcext:value-type="float">
            <text:p>1.315,900</text:p>
          </table:table-cell>
          <table:table-cell office:value-type="float" office:value="27.786687460005" calcext:value-type="float">
            <text:p>27,78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317.4" calcext:value-type="float">
            <text:p>1.317,400</text:p>
          </table:table-cell>
          <table:table-cell office:value-type="float" office:value="30.0229541813889" calcext:value-type="float">
            <text:p>30,02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317.8" calcext:value-type="float">
            <text:p>1.317,800</text:p>
          </table:table-cell>
          <table:table-cell office:value-type="float" office:value="27.7240369034205" calcext:value-type="float">
            <text:p>27,72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8.2" calcext:value-type="float">
            <text:p>1.318,200</text:p>
          </table:table-cell>
          <table:table-cell office:value-type="float" office:value="39.6787096564392" calcext:value-type="float">
            <text:p>39,67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24.5673676969177" calcext:value-type="float">
            <text:p>24,567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5" calcext:value-type="float">
            <text:p>1.295,000</text:p>
          </table:table-cell>
          <table:table-cell office:value-type="float" office:value="1324.9" calcext:value-type="float">
            <text:p>1.324,900</text:p>
          </table:table-cell>
          <table:table-cell office:value-type="float" office:value="19.2090834994512" calcext:value-type="float">
            <text:p>19,209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1" calcext:value-type="float">
            <text:p>1.291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24.8631811676981" calcext:value-type="float">
            <text:p>24,86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9" calcext:value-type="float">
            <text:p>1.299,000</text:p>
          </table:table-cell>
          <table:table-cell office:value-type="float" office:value="1325.5" calcext:value-type="float">
            <text:p>1.325,500</text:p>
          </table:table-cell>
          <table:table-cell office:value-type="float" office:value="30.5950250131546" calcext:value-type="float">
            <text:p>30,595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89" calcext:value-type="float">
            <text:p>1.28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29.5539055512691" calcext:value-type="float">
            <text:p>29,55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334.7" calcext:value-type="float">
            <text:p>1.334,700</text:p>
          </table:table-cell>
          <table:table-cell office:value-type="float" office:value="46.8782110011321" calcext:value-type="float">
            <text:p>46,87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32.568048418316" calcext:value-type="float">
            <text:p>32,568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347.1" calcext:value-type="float">
            <text:p>1.347,100</text:p>
          </table:table-cell>
          <table:table-cell office:value-type="float" office:value="31.9598706714113" calcext:value-type="float">
            <text:p>31,96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06" calcext:value-type="float">
            <text:p>1.306,000</text:p>
          </table:table-cell>
          <table:table-cell office:value-type="float" office:value="1366.5" calcext:value-type="float">
            <text:p>1.366,500</text:p>
          </table:table-cell>
          <table:table-cell office:value-type="float" office:value="76.2062260506902" calcext:value-type="float">
            <text:p>76,206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7" calcext:value-type="float">
            <text:p>1.287,000</text:p>
          </table:table-cell>
          <table:table-cell office:value-type="float" office:value="1371.7" calcext:value-type="float">
            <text:p>1.371,700</text:p>
          </table:table-cell>
          <table:table-cell office:value-type="float" office:value="113.552777743802" calcext:value-type="float">
            <text:p>113,553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94.5" calcext:value-type="float">
            <text:p>1.394,500</text:p>
          </table:table-cell>
          <table:table-cell office:value-type="float" office:value="97.643626406324" calcext:value-type="float">
            <text:p>97,64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403.2" calcext:value-type="float">
            <text:p>1.403,200</text:p>
          </table:table-cell>
          <table:table-cell office:value-type="float" office:value="83.839529260765" calcext:value-type="float">
            <text:p>83,840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47" calcext:value-type="float">
            <text:p>1.347,000</text:p>
          </table:table-cell>
          <table:table-cell office:value-type="float" office:value="1431.4" calcext:value-type="float">
            <text:p>1.431,400</text:p>
          </table:table-cell>
          <table:table-cell office:value-type="float" office:value="90.621557405877" calcext:value-type="float">
            <text:p>90,622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65" calcext:value-type="float">
            <text:p>1.365,000</text:p>
          </table:table-cell>
          <table:table-cell office:value-type="float" office:value="1474.3" calcext:value-type="float">
            <text:p>1.474,300</text:p>
          </table:table-cell>
          <table:table-cell office:value-type="float" office:value="97.42353126655" calcext:value-type="float">
            <text:p>97,424</text:p>
          </table:table-cell>
        </table:table-row>
        <table:table-row table:style-name="ro3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440" calcext:value-type="float">
            <text:p>1.440,000</text:p>
          </table:table-cell>
          <table:table-cell office:value-type="float" office:value="1731.2" calcext:value-type="float">
            <text:p>1.731,200</text:p>
          </table:table-cell>
          <table:table-cell office:value-type="float" office:value="242.326134693631" calcext:value-type="float">
            <text:p>242,326</text:p>
          </table:table-cell>
        </table:table-row>
      </table:table>
      <table:table table:name="Sheet2" table:style-name="ta1">
        <table:table-column table:style-name="co13" table:number-columns-repeated="25" table:default-cell-style-name="Default"/>
        <table:table-row table:style-name="ro3">
          <table:table-cell table:style-name="ce155" office:value-type="string" calcext:value-type="string">
            <text:p>Elitism_ratio_A-n32-k5</text:p>
          </table:table-cell>
          <table:table-cell table:style-name="ce155" office:value-type="string" calcext:value-type="string">
            <text:p>Elitism_ratio_A-n46-k7</text:p>
          </table:table-cell>
          <table:table-cell table:style-name="ce155" office:value-type="string" calcext:value-type="string">
            <text:p>Elitism_ratio_A-n80-k10</text:p>
          </table:table-cell>
          <table:table-cell table:style-name="ce155" office:value-type="string" calcext:value-type="string">
            <text:p>Elitism_ratio_B-n50-k8</text:p>
          </table:table-cell>
          <table:table-cell table:style-name="ce155" office:value-type="string" calcext:value-type="string">
            <text:p>Elitism_ratio_B-n78-k10</text:p>
          </table:table-cell>
          <table:table-cell table:style-name="ce155" office:value-type="string" calcext:value-type="string">
            <text:p>Mutation_ratio_A-n32-k5</text:p>
          </table:table-cell>
          <table:table-cell table:style-name="ce155" office:value-type="string" calcext:value-type="string">
            <text:p>Mutation_ratio_A-n46-k7</text:p>
          </table:table-cell>
          <table:table-cell table:style-name="ce155" office:value-type="string" calcext:value-type="string">
            <text:p>Mutation_ratio_A-n80-k10</text:p>
          </table:table-cell>
          <table:table-cell table:style-name="ce155" office:value-type="string" calcext:value-type="string">
            <text:p>Mutation_ratio_B-n50-k8</text:p>
          </table:table-cell>
          <table:table-cell table:style-name="ce155" office:value-type="string" calcext:value-type="string">
            <text:p>Mutation_ratio_B-n78-k10</text:p>
          </table:table-cell>
          <table:table-cell table:style-name="ce155" office:value-type="string" calcext:value-type="string">
            <text:p>Crossover_bias_A-n32-k5</text:p>
          </table:table-cell>
          <table:table-cell table:style-name="ce155" office:value-type="string" calcext:value-type="string">
            <text:p>Crossover_bias_A-n46-k7</text:p>
          </table:table-cell>
          <table:table-cell table:style-name="ce155" office:value-type="string" calcext:value-type="string">
            <text:p>Crossover_bias_A-n80-k10</text:p>
          </table:table-cell>
          <table:table-cell table:style-name="ce155" office:value-type="string" calcext:value-type="string">
            <text:p>Crossover_bias_B-n50-k8</text:p>
          </table:table-cell>
          <table:table-cell table:style-name="ce155" office:value-type="string" calcext:value-type="string">
            <text:p>Crossover_bias_B-n78-k10</text:p>
          </table:table-cell>
          <table:table-cell table:style-name="ce155" office:value-type="string" calcext:value-type="string">
            <text:p>Media_objetivo_A-n32-k5</text:p>
          </table:table-cell>
          <table:table-cell table:style-name="ce155" office:value-type="string" calcext:value-type="string">
            <text:p>Media_objetivo_A-n46-k7</text:p>
          </table:table-cell>
          <table:table-cell table:style-name="ce155" office:value-type="string" calcext:value-type="string">
            <text:p>Media_objetivo_A-n80-k10</text:p>
          </table:table-cell>
          <table:table-cell table:style-name="ce155" office:value-type="string" calcext:value-type="string">
            <text:p>Media_objetivo_B-n50-k8</text:p>
          </table:table-cell>
          <table:table-cell table:style-name="ce155" office:value-type="string" calcext:value-type="string">
            <text:p>Media_objetivo_B-n78-k10</text:p>
          </table:table-cell>
          <table:table-cell table:style-name="ce155" office:value-type="string" calcext:value-type="string">
            <text:p>Desvio_padrao_A-n32-k5</text:p>
          </table:table-cell>
          <table:table-cell table:style-name="ce155" office:value-type="string" calcext:value-type="string">
            <text:p>Desvio_padrao_A-n46-k7</text:p>
          </table:table-cell>
          <table:table-cell table:style-name="ce155" office:value-type="string" calcext:value-type="string">
            <text:p>Desvio_padrao_A-n80-k10</text:p>
          </table:table-cell>
          <table:table-cell table:style-name="ce155" office:value-type="string" calcext:value-type="string">
            <text:p>Desvio_padrao_B-n50-k8</text:p>
          </table:table-cell>
          <table:table-cell table:style-name="ce155" office:value-type="string" calcext:value-type="string">
            <text:p>Desvio_padrao_B-n78-k10</text:p>
          </table:table-cell>
        </table:table-row>
        <table:table-row table:style-name="ro3">
          <table:table-cell table:style-name="ce156" office:value-type="float" office:value="0.2" calcext:value-type="float">
            <text:p>0,2</text:p>
          </table:table-cell>
          <table:table-cell table:number-columns-repeated="4" table:style-name="ce159" office:value-type="float" office:value="0.3" calcext:value-type="float">
            <text:p>0,3</text:p>
          </table:table-cell>
          <table:table-cell table:style-name="ce159" office:value-type="float" office:value="0.125" calcext:value-type="float">
            <text:p>0,125</text:p>
          </table:table-cell>
          <table:table-cell table:number-columns-repeated="4" table:style-name="ce159" office:value-type="float" office:value="0.15" calcext:value-type="float">
            <text:p>0,15</text:p>
          </table:table-cell>
          <table:table-cell table:style-name="ce159" office:value-type="float" office:value="0.7" calcext:value-type="float">
            <text:p>0,7</text:p>
          </table:table-cell>
          <table:table-cell table:number-columns-repeated="3" table:style-name="ce159" office:value-type="float" office:value="0.5" calcext:value-type="float">
            <text:p>0,5</text:p>
          </table:table-cell>
          <table:table-cell table:style-name="ce159" office:value-type="float" office:value="0.6" calcext:value-type="float">
            <text:p>0,6</text:p>
          </table:table-cell>
          <table:table-cell table:style-name="ce159" office:value-type="float" office:value="784.2" calcext:value-type="float">
            <text:p>784,2</text:p>
          </table:table-cell>
          <table:table-cell table:style-name="ce159" office:value-type="float" office:value="922.9" calcext:value-type="float">
            <text:p>922,9</text:p>
          </table:table-cell>
          <table:table-cell table:style-name="ce159" office:value-type="float" office:value="1814.8" calcext:value-type="float">
            <text:p>1814,8</text:p>
          </table:table-cell>
          <table:table-cell table:style-name="ce159" office:value-type="float" office:value="1320.1" calcext:value-type="float">
            <text:p>1320,1</text:p>
          </table:table-cell>
          <table:table-cell table:style-name="ce159" office:value-type="float" office:value="1255.3" calcext:value-type="float">
            <text:p>1255,3</text:p>
          </table:table-cell>
          <table:table-cell table:style-name="ce162" office:value-type="float" office:value="0.421637021355784" calcext:value-type="float">
            <text:p>0,422</text:p>
          </table:table-cell>
          <table:table-cell table:style-name="ce162" office:value-type="float" office:value="4.48330235429198" calcext:value-type="float">
            <text:p>4,483</text:p>
          </table:table-cell>
          <table:table-cell table:style-name="ce162" office:value-type="float" office:value="18.1034066775658" calcext:value-type="float">
            <text:p>18,103</text:p>
          </table:table-cell>
          <table:table-cell table:style-name="ce162" office:value-type="float" office:value="4.72463990397387" calcext:value-type="float">
            <text:p>4,725</text:p>
          </table:table-cell>
          <table:table-cell table:style-name="ce162" office:value-type="float" office:value="15.3698839726698" calcext:value-type="float">
            <text:p>15,370</text:p>
          </table:table-cell>
        </table:table-row>
        <table:table-row table:style-name="ro3">
          <table:table-cell table:style-name="ce156" office:value-type="float" office:value="0.1" calcext:value-type="float">
            <text:p>0,1</text:p>
          </table:table-cell>
          <table:table-cell table:number-columns-repeated="2" table:style-name="ce159" office:value-type="float" office:value="0.3" calcext:value-type="float">
            <text:p>0,3</text:p>
          </table:table-cell>
          <table:table-cell table:style-name="ce159" office:value-type="float" office:value="0.2" calcext:value-type="float">
            <text:p>0,2</text:p>
          </table:table-cell>
          <table:table-cell table:style-name="ce159" office:value-type="float" office:value="0.5" calcext:value-type="float">
            <text:p>0,5</text:p>
          </table:table-cell>
          <table:table-cell table:style-name="ce159" office:value-type="float" office:value="0.15" calcext:value-type="float">
            <text:p>0,15</text:p>
          </table:table-cell>
          <table:table-cell table:style-name="ce159" office:value-type="float" office:value="0.2" calcext:value-type="float">
            <text:p>0,2</text:p>
          </table:table-cell>
          <table:table-cell table:style-name="ce159" office:value-type="float" office:value="0.3" calcext:value-type="float">
            <text:p>0,3</text:p>
          </table:table-cell>
          <table:table-cell table:style-name="ce159" office:value-type="float" office:value="0.2" calcext:value-type="float">
            <text:p>0,2</text:p>
          </table:table-cell>
          <table:table-cell table:style-name="ce159" office:value-type="float" office:value="0.3" calcext:value-type="float">
            <text:p>0,3</text:p>
          </table:table-cell>
          <table:table-cell table:number-columns-repeated="2" table:style-name="ce159" office:value-type="float" office:value="0.6" calcext:value-type="float">
            <text:p>0,6</text:p>
          </table:table-cell>
          <table:table-cell table:style-name="ce159" office:value-type="float" office:value="0.5" calcext:value-type="float">
            <text:p>0,5</text:p>
          </table:table-cell>
          <table:table-cell table:style-name="ce159" office:value-type="float" office:value="0.6" calcext:value-type="float">
            <text:p>0,6</text:p>
          </table:table-cell>
          <table:table-cell table:style-name="ce159" office:value-type="float" office:value="0.5" calcext:value-type="float">
            <text:p>0,5</text:p>
          </table:table-cell>
          <table:table-cell table:style-name="ce159" office:value-type="float" office:value="784.2" calcext:value-type="float">
            <text:p>784,2</text:p>
          </table:table-cell>
          <table:table-cell table:style-name="ce159" office:value-type="float" office:value="923" calcext:value-type="float">
            <text:p>923</text:p>
          </table:table-cell>
          <table:table-cell table:style-name="ce159" office:value-type="float" office:value="1821.4" calcext:value-type="float">
            <text:p>1821,4</text:p>
          </table:table-cell>
          <table:table-cell table:style-name="ce159" office:value-type="float" office:value="1320.5" calcext:value-type="float">
            <text:p>1320,5</text:p>
          </table:table-cell>
          <table:table-cell table:style-name="ce159" office:value-type="float" office:value="1256.4" calcext:value-type="float">
            <text:p>1256,4</text:p>
          </table:table-cell>
          <table:table-cell table:style-name="ce162" office:value-type="float" office:value="0.632455532033676" calcext:value-type="float">
            <text:p>0,632</text:p>
          </table:table-cell>
          <table:table-cell table:style-name="ce162" office:value-type="float" office:value="4.54606056566195" calcext:value-type="float">
            <text:p>4,546</text:p>
          </table:table-cell>
          <table:table-cell table:style-name="ce162" office:value-type="float" office:value="15.9317990893126" calcext:value-type="float">
            <text:p>15,932</text:p>
          </table:table-cell>
          <table:table-cell table:style-name="ce162" office:value-type="float" office:value="5.23343948936919" calcext:value-type="float">
            <text:p>5,233</text:p>
          </table:table-cell>
          <table:table-cell table:style-name="ce162" office:value-type="float" office:value="13.251415018782" calcext:value-type="float">
            <text:p>13,251</text:p>
          </table:table-cell>
        </table:table-row>
        <table:table-row table:style-name="ro3">
          <table:table-cell table:style-name="ce156" office:value-type="float" office:value="0.2" calcext:value-type="float">
            <text:p>0,2</text:p>
          </table:table-cell>
          <table:table-cell table:style-name="ce159" office:value-type="float" office:value="0.3" calcext:value-type="float">
            <text:p>0,3</text:p>
          </table:table-cell>
          <table:table-cell table:style-name="ce159" office:value-type="float" office:value="0.1" calcext:value-type="float">
            <text:p>0,1</text:p>
          </table:table-cell>
          <table:table-cell table:style-name="ce159" office:value-type="float" office:value="0.5" calcext:value-type="float">
            <text:p>0,5</text:p>
          </table:table-cell>
          <table:table-cell table:style-name="ce159" office:value-type="float" office:value="0.3" calcext:value-type="float">
            <text:p>0,3</text:p>
          </table:table-cell>
          <table:table-cell table:style-name="ce159" office:value-type="float" office:value="0.4" calcext:value-type="float">
            <text:p>0,4</text:p>
          </table:table-cell>
          <table:table-cell table:style-name="ce159" office:value-type="float" office:value="0.125" calcext:value-type="float">
            <text:p>0,125</text:p>
          </table:table-cell>
          <table:table-cell table:style-name="ce159" office:value-type="float" office:value="0.15" calcext:value-type="float">
            <text:p>0,15</text:p>
          </table:table-cell>
          <table:table-cell table:style-name="ce159" office:value-type="float" office:value="0.3" calcext:value-type="float">
            <text:p>0,3</text:p>
          </table:table-cell>
          <table:table-cell table:style-name="ce159" office:value-type="float" office:value="0.125" calcext:value-type="float">
            <text:p>0,125</text:p>
          </table:table-cell>
          <table:table-cell table:style-name="ce159" office:value-type="float" office:value="0.7" calcext:value-type="float">
            <text:p>0,7</text:p>
          </table:table-cell>
          <table:table-cell table:number-columns-repeated="3" table:style-name="ce159" office:value-type="float" office:value="0.5" calcext:value-type="float">
            <text:p>0,5</text:p>
          </table:table-cell>
          <table:table-cell table:style-name="ce159" office:value-type="float" office:value="0.6" calcext:value-type="float">
            <text:p>0,6</text:p>
          </table:table-cell>
          <table:table-cell table:style-name="ce159" office:value-type="float" office:value="784.5" calcext:value-type="float">
            <text:p>784,5</text:p>
          </table:table-cell>
          <table:table-cell table:style-name="ce159" office:value-type="float" office:value="923.6" calcext:value-type="float">
            <text:p>923,6</text:p>
          </table:table-cell>
          <table:table-cell table:style-name="ce159" office:value-type="float" office:value="1821.7" calcext:value-type="float">
            <text:p>1821,7</text:p>
          </table:table-cell>
          <table:table-cell table:style-name="ce159" office:value-type="float" office:value="1320.9" calcext:value-type="float">
            <text:p>1320,9</text:p>
          </table:table-cell>
          <table:table-cell table:style-name="ce159" office:value-type="float" office:value="1259.4" calcext:value-type="float">
            <text:p>1259,4</text:p>
          </table:table-cell>
          <table:table-cell table:style-name="ce162" office:value-type="float" office:value="0.707106781186548" calcext:value-type="float">
            <text:p>0,707</text:p>
          </table:table-cell>
          <table:table-cell table:style-name="ce162" office:value-type="float" office:value="5.87272414547873" calcext:value-type="float">
            <text:p>5,873</text:p>
          </table:table-cell>
          <table:table-cell table:style-name="ce162" office:value-type="float" office:value="25.9916653307684" calcext:value-type="float">
            <text:p>25,992</text:p>
          </table:table-cell>
          <table:table-cell table:style-name="ce162" office:value-type="float" office:value="4.9766119666563" calcext:value-type="float">
            <text:p>4,977</text:p>
          </table:table-cell>
          <table:table-cell table:style-name="ce162" office:value-type="float" office:value="15.6148077869125" calcext:value-type="float">
            <text:p>15,615</text:p>
          </table:table-cell>
        </table:table-row>
        <table:table-row table:style-name="ro3">
          <table:table-cell table:style-name="ce157" office:value-type="float" office:value="0.3" calcext:value-type="float">
            <text:p>0,3</text:p>
          </table:table-cell>
          <table:table-cell table:number-columns-repeated="2" table:style-name="ce160" office:value-type="float" office:value="0.5" calcext:value-type="float">
            <text:p>0,5</text:p>
          </table:table-cell>
          <table:table-cell table:style-name="ce160" office:value-type="float" office:value="0.3" calcext:value-type="float">
            <text:p>0,3</text:p>
          </table:table-cell>
          <table:table-cell table:style-name="ce160" office:value-type="float" office:value="0.2" calcext:value-type="float">
            <text:p>0,2</text:p>
          </table:table-cell>
          <table:table-cell table:style-name="ce160" office:value-type="float" office:value="0.4" calcext:value-type="float">
            <text:p>0,4</text:p>
          </table:table-cell>
          <table:table-cell table:style-name="ce160" office:value-type="float" office:value="0.3" calcext:value-type="float">
            <text:p>0,3</text:p>
          </table:table-cell>
          <table:table-cell table:style-name="ce160" office:value-type="float" office:value="0.1" calcext:value-type="float">
            <text:p>0,1</text:p>
          </table:table-cell>
          <table:table-cell table:style-name="ce160" office:value-type="float" office:value="0.2" calcext:value-type="float">
            <text:p>0,2</text:p>
          </table:table-cell>
          <table:table-cell table:style-name="ce160" office:value-type="float" office:value="0.1" calcext:value-type="float">
            <text:p>0,1</text:p>
          </table:table-cell>
          <table:table-cell table:number-columns-repeated="4" table:style-name="ce160" office:value-type="float" office:value="0.5" calcext:value-type="float">
            <text:p>0,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784.5" calcext:value-type="float">
            <text:p>784,5</text:p>
          </table:table-cell>
          <table:table-cell table:style-name="ce160" office:value-type="float" office:value="923.7" calcext:value-type="float">
            <text:p>923,7</text:p>
          </table:table-cell>
          <table:table-cell table:style-name="ce160" office:value-type="float" office:value="1822.1" calcext:value-type="float">
            <text:p>1822,1</text:p>
          </table:table-cell>
          <table:table-cell table:style-name="ce160" office:value-type="float" office:value="1321.3" calcext:value-type="float">
            <text:p>1321,3</text:p>
          </table:table-cell>
          <table:table-cell table:style-name="ce160" office:value-type="float" office:value="1259.6" calcext:value-type="float">
            <text:p>1259,6</text:p>
          </table:table-cell>
          <table:table-cell table:style-name="ce151" office:value-type="float" office:value="0.707106781186548" calcext:value-type="float">
            <text:p>0,707</text:p>
          </table:table-cell>
          <table:table-cell table:style-name="ce151" office:value-type="float" office:value="5.25039681040078" calcext:value-type="float">
            <text:p>5,250</text:p>
          </table:table-cell>
          <table:table-cell table:style-name="ce151" office:value-type="float" office:value="21.299191429619" calcext:value-type="float">
            <text:p>21,299</text:p>
          </table:table-cell>
          <table:table-cell table:style-name="ce151" office:value-type="float" office:value="4.62000481000231" calcext:value-type="float">
            <text:p>4,620</text:p>
          </table:table-cell>
          <table:table-cell table:style-name="ce151" office:value-type="float" office:value="16.8865495455867" calcext:value-type="float">
            <text:p>16,887</text:p>
          </table:table-cell>
        </table:table-row>
        <table:table-row table:style-name="ro3">
          <table:table-cell table:style-name="ce157" office:value-type="float" office:value="0.5" calcext:value-type="float">
            <text:p>0,5</text:p>
          </table:table-cell>
          <table:table-cell table:number-columns-repeated="3" table:style-name="ce160" office:value-type="float" office:value="0.5" calcext:value-type="float">
            <text:p>0,5</text:p>
          </table:table-cell>
          <table:table-cell table:style-name="ce160" office:value-type="float" office:value="0.3" calcext:value-type="float">
            <text:p>0,3</text:p>
          </table:table-cell>
          <table:table-cell table:number-columns-repeated="4" table:style-name="ce160" office:value-type="float" office:value="0.15" calcext:value-type="float">
            <text:p>0,15</text:p>
          </table:table-cell>
          <table:table-cell table:style-name="ce160" office:value-type="float" office:value="0.1" calcext:value-type="float">
            <text:p>0,1</text:p>
          </table:table-cell>
          <table:table-cell table:style-name="ce160" office:value-type="float" office:value="0.6" calcext:value-type="float">
            <text:p>0,6</text:p>
          </table:table-cell>
          <table:table-cell table:number-columns-repeated="2" table:style-name="ce160" office:value-type="float" office:value="0.5" calcext:value-type="float">
            <text:p>0,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784.6" calcext:value-type="float">
            <text:p>784,6</text:p>
          </table:table-cell>
          <table:table-cell table:style-name="ce160" office:value-type="float" office:value="924.5" calcext:value-type="float">
            <text:p>924,5</text:p>
          </table:table-cell>
          <table:table-cell table:style-name="ce160" office:value-type="float" office:value="1822.8" calcext:value-type="float">
            <text:p>1822,8</text:p>
          </table:table-cell>
          <table:table-cell table:style-name="ce160" office:value-type="float" office:value="1321.7" calcext:value-type="float">
            <text:p>1321,7</text:p>
          </table:table-cell>
          <table:table-cell table:style-name="ce160" office:value-type="float" office:value="1260.5" calcext:value-type="float">
            <text:p>1260,5</text:p>
          </table:table-cell>
          <table:table-cell table:style-name="ce151" office:value-type="float" office:value="0.699205898780101" calcext:value-type="float">
            <text:p>0,699</text:p>
          </table:table-cell>
          <table:table-cell table:style-name="ce151" office:value-type="float" office:value="8.91004426974911" calcext:value-type="float">
            <text:p>8,910</text:p>
          </table:table-cell>
          <table:table-cell table:style-name="ce151" office:value-type="float" office:value="20.1152236433558" calcext:value-type="float">
            <text:p>20,115</text:p>
          </table:table-cell>
          <table:table-cell table:style-name="ce151" office:value-type="float" office:value="5.20789998197183" calcext:value-type="float">
            <text:p>5,208</text:p>
          </table:table-cell>
          <table:table-cell table:style-name="ce151" office:value-type="float" office:value="14.0336896233473" calcext:value-type="float">
            <text:p>14,034</text:p>
          </table:table-cell>
        </table:table-row>
        <table:table-row table:style-name="ro3">
          <table:table-cell table:style-name="ce157" office:value-type="float" office:value="0.5" calcext:value-type="float">
            <text:p>0,5</text:p>
          </table:table-cell>
          <table:table-cell table:style-name="ce160" office:value-type="float" office:value="0.5" calcext:value-type="float">
            <text:p>0,5</text:p>
          </table:table-cell>
          <table:table-cell table:number-columns-repeated="2" table:style-name="ce160" office:value-type="float" office:value="0.2" calcext:value-type="float">
            <text:p>0,2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0.3" calcext:value-type="float">
            <text:p>0,3</text:p>
          </table:table-cell>
          <table:table-cell table:style-name="ce160" office:value-type="float" office:value="0.125" calcext:value-type="float">
            <text:p>0,125</text:p>
          </table:table-cell>
          <table:table-cell table:style-name="ce160" office:value-type="float" office:value="0.15" calcext:value-type="float">
            <text:p>0,15</text:p>
          </table:table-cell>
          <table:table-cell table:style-name="ce160" office:value-type="float" office:value="0.3" calcext:value-type="float">
            <text:p>0,3</text:p>
          </table:table-cell>
          <table:table-cell table:style-name="ce160" office:value-type="float" office:value="0.2" calcext:value-type="float">
            <text:p>0,2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0.7" calcext:value-type="float">
            <text:p>0,7</text:p>
          </table:table-cell>
          <table:table-cell table:number-columns-repeated="3" table:style-name="ce160" office:value-type="float" office:value="0.5" calcext:value-type="float">
            <text:p>0,5</text:p>
          </table:table-cell>
          <table:table-cell table:style-name="ce160" office:value-type="float" office:value="784.7" calcext:value-type="float">
            <text:p>784,7</text:p>
          </table:table-cell>
          <table:table-cell table:style-name="ce160" office:value-type="float" office:value="925" calcext:value-type="float">
            <text:p>925</text:p>
          </table:table-cell>
          <table:table-cell table:style-name="ce160" office:value-type="float" office:value="1823.6" calcext:value-type="float">
            <text:p>1823,6</text:p>
          </table:table-cell>
          <table:table-cell table:style-name="ce160" office:value-type="float" office:value="1322" calcext:value-type="float">
            <text:p>1322</text:p>
          </table:table-cell>
          <table:table-cell table:style-name="ce160" office:value-type="float" office:value="1261.5" calcext:value-type="float">
            <text:p>1261,5</text:p>
          </table:table-cell>
          <table:table-cell table:style-name="ce151" office:value-type="float" office:value="0.823272602348565" calcext:value-type="float">
            <text:p>0,823</text:p>
          </table:table-cell>
          <table:table-cell table:style-name="ce151" office:value-type="float" office:value="5.94418483337567" calcext:value-type="float">
            <text:p>5,944</text:p>
          </table:table-cell>
          <table:table-cell table:style-name="ce151" office:value-type="float" office:value="14.2220486100515" calcext:value-type="float">
            <text:p>14,222</text:p>
          </table:table-cell>
          <table:table-cell table:style-name="ce151" office:value-type="float" office:value="3.19722101554181" calcext:value-type="float">
            <text:p>3,197</text:p>
          </table:table-cell>
          <table:table-cell table:style-name="ce151" office:value-type="float" office:value="19.5177981453965" calcext:value-type="float">
            <text:p>19,518</text:p>
          </table:table-cell>
        </table:table-row>
        <table:table-row table:style-name="ro3">
          <table:table-cell table:style-name="ce157" office:value-type="float" office:value="0.3" calcext:value-type="float">
            <text:p>0,3</text:p>
          </table:table-cell>
          <table:table-cell table:number-columns-repeated="3" table:style-name="ce160" office:value-type="float" office:value="0.5" calcext:value-type="float">
            <text:p>0,5</text:p>
          </table:table-cell>
          <table:table-cell table:style-name="ce160" office:value-type="float" office:value="0.2" calcext:value-type="float">
            <text:p>0,2</text:p>
          </table:table-cell>
          <table:table-cell table:number-columns-repeated="2" table:style-name="ce160" office:value-type="float" office:value="0.125" calcext:value-type="float">
            <text:p>0,125</text:p>
          </table:table-cell>
          <table:table-cell table:style-name="ce160" office:value-type="float" office:value="0.4" calcext:value-type="float">
            <text:p>0,4</text:p>
          </table:table-cell>
          <table:table-cell table:style-name="ce160" office:value-type="float" office:value="0.15" calcext:value-type="float">
            <text:p>0,15</text:p>
          </table:table-cell>
          <table:table-cell table:style-name="ce160" office:value-type="float" office:value="0.2" calcext:value-type="float">
            <text:p>0,2</text:p>
          </table:table-cell>
          <table:table-cell table:style-name="ce160" office:value-type="float" office:value="0.5" calcext:value-type="float">
            <text:p>0,5</text:p>
          </table:table-cell>
          <table:table-cell table:number-columns-repeated="2" table:style-name="ce160" office:value-type="float" office:value="0.6" calcext:value-type="float">
            <text:p>0,6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784.8" calcext:value-type="float">
            <text:p>784,8</text:p>
          </table:table-cell>
          <table:table-cell table:style-name="ce160" office:value-type="float" office:value="926.4" calcext:value-type="float">
            <text:p>926,4</text:p>
          </table:table-cell>
          <table:table-cell table:style-name="ce160" office:value-type="float" office:value="1823.7" calcext:value-type="float">
            <text:p>1823,7</text:p>
          </table:table-cell>
          <table:table-cell table:style-name="ce160" office:value-type="float" office:value="1322.1" calcext:value-type="float">
            <text:p>1322,1</text:p>
          </table:table-cell>
          <table:table-cell table:style-name="ce160" office:value-type="float" office:value="1261.7" calcext:value-type="float">
            <text:p>1261,7</text:p>
          </table:table-cell>
          <table:table-cell table:style-name="ce151" office:value-type="float" office:value="0.788810637746616" calcext:value-type="float">
            <text:p>0,789</text:p>
          </table:table-cell>
          <table:table-cell table:style-name="ce151" office:value-type="float" office:value="11.9368709840095" calcext:value-type="float">
            <text:p>11,937</text:p>
          </table:table-cell>
          <table:table-cell table:style-name="ce151" office:value-type="float" office:value="17.2114303105039" calcext:value-type="float">
            <text:p>17,211</text:p>
          </table:table-cell>
          <table:table-cell table:style-name="ce151" office:value-type="float" office:value="3.95671019352638" calcext:value-type="float">
            <text:p>3,957</text:p>
          </table:table-cell>
          <table:table-cell table:style-name="ce151" office:value-type="float" office:value="17.5312419538504" calcext:value-type="float">
            <text:p>17,531</text:p>
          </table:table-cell>
        </table:table-row>
        <table:table-row table:style-name="ro3">
          <table:table-cell table:style-name="ce157" office:value-type="float" office:value="0.2" calcext:value-type="float">
            <text:p>0,2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0.2" calcext:value-type="float">
            <text:p>0,2</text:p>
          </table:table-cell>
          <table:table-cell table:style-name="ce160" office:value-type="float" office:value="0.5" calcext:value-type="float">
            <text:p>0,5</text:p>
          </table:table-cell>
          <table:table-cell table:number-columns-repeated="3" table:style-name="ce160" office:value-type="float" office:value="0.1" calcext:value-type="float">
            <text:p>0,1</text:p>
          </table:table-cell>
          <table:table-cell table:style-name="ce160" office:value-type="float" office:value="0.3" calcext:value-type="float">
            <text:p>0,3</text:p>
          </table:table-cell>
          <table:table-cell table:number-columns-repeated="2" table:style-name="ce160" office:value-type="float" office:value="0.125" calcext:value-type="float">
            <text:p>0,125</text:p>
          </table:table-cell>
          <table:table-cell table:style-name="ce160" office:value-type="float" office:value="0.75" calcext:value-type="float">
            <text:p>0,7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784.8" calcext:value-type="float">
            <text:p>784,8</text:p>
          </table:table-cell>
          <table:table-cell table:style-name="ce160" office:value-type="float" office:value="926.7" calcext:value-type="float">
            <text:p>926,7</text:p>
          </table:table-cell>
          <table:table-cell table:style-name="ce160" office:value-type="float" office:value="1825" calcext:value-type="float">
            <text:p>1825</text:p>
          </table:table-cell>
          <table:table-cell table:style-name="ce160" office:value-type="float" office:value="1322.1" calcext:value-type="float">
            <text:p>1322,1</text:p>
          </table:table-cell>
          <table:table-cell table:style-name="ce160" office:value-type="float" office:value="1261.9" calcext:value-type="float">
            <text:p>1261,9</text:p>
          </table:table-cell>
          <table:table-cell table:style-name="ce151" office:value-type="float" office:value="0.918936583472682" calcext:value-type="float">
            <text:p>0,919</text:p>
          </table:table-cell>
          <table:table-cell table:style-name="ce151" office:value-type="float" office:value="10.0116598690394" calcext:value-type="float">
            <text:p>10,012</text:p>
          </table:table-cell>
          <table:table-cell table:style-name="ce151" office:value-type="float" office:value="19.3160842592672" calcext:value-type="float">
            <text:p>19,316</text:p>
          </table:table-cell>
          <table:table-cell table:style-name="ce151" office:value-type="float" office:value="4.06748625620843" calcext:value-type="float">
            <text:p>4,067</text:p>
          </table:table-cell>
          <table:table-cell table:style-name="ce151" office:value-type="float" office:value="13.4035650315711" calcext:value-type="float">
            <text:p>13,404</text:p>
          </table:table-cell>
        </table:table-row>
        <table:table-row table:style-name="ro3">
          <table:table-cell table:style-name="ce157" office:value-type="float" office:value="0.5" calcext:value-type="float">
            <text:p>0,5</text:p>
          </table:table-cell>
          <table:table-cell table:number-columns-repeated="4" table:style-name="ce160" office:value-type="float" office:value="0.5" calcext:value-type="float">
            <text:p>0,5</text:p>
          </table:table-cell>
          <table:table-cell table:number-columns-repeated="2" table:style-name="ce160" office:value-type="float" office:value="0.4" calcext:value-type="float">
            <text:p>0,4</text:p>
          </table:table-cell>
          <table:table-cell table:style-name="ce160" office:value-type="float" office:value="0.125" calcext:value-type="float">
            <text:p>0,125</text:p>
          </table:table-cell>
          <table:table-cell table:number-columns-repeated="2" table:style-name="ce160" office:value-type="float" office:value="0.2" calcext:value-type="float">
            <text:p>0,2</text:p>
          </table:table-cell>
          <table:table-cell table:number-columns-repeated="2" table:style-name="ce160" office:value-type="float" office:value="0.6" calcext:value-type="float">
            <text:p>0,6</text:p>
          </table:table-cell>
          <table:table-cell table:style-name="ce160" office:value-type="float" office:value="0.5" calcext:value-type="float">
            <text:p>0,5</text:p>
          </table:table-cell>
          <table:table-cell table:style-name="ce160" office:value-type="float" office:value="0.6" calcext:value-type="float">
            <text:p>0,6</text:p>
          </table:table-cell>
          <table:table-cell table:style-name="ce160" office:value-type="float" office:value="0.7" calcext:value-type="float">
            <text:p>0,7</text:p>
          </table:table-cell>
          <table:table-cell table:style-name="ce160" office:value-type="float" office:value="785.1" calcext:value-type="float">
            <text:p>785,1</text:p>
          </table:table-cell>
          <table:table-cell table:style-name="ce160" office:value-type="float" office:value="926.8" calcext:value-type="float">
            <text:p>926,8</text:p>
          </table:table-cell>
          <table:table-cell table:style-name="ce160" office:value-type="float" office:value="1825.9" calcext:value-type="float">
            <text:p>1825,9</text:p>
          </table:table-cell>
          <table:table-cell table:style-name="ce160" office:value-type="float" office:value="1322.2" calcext:value-type="float">
            <text:p>1322,2</text:p>
          </table:table-cell>
          <table:table-cell table:style-name="ce160" office:value-type="float" office:value="1262.3" calcext:value-type="float">
            <text:p>1262,3</text:p>
          </table:table-cell>
          <table:table-cell table:style-name="ce151" office:value-type="float" office:value="0.737864787372622" calcext:value-type="float">
            <text:p>0,738</text:p>
          </table:table-cell>
          <table:table-cell table:style-name="ce151" office:value-type="float" office:value="10.3150375665821" calcext:value-type="float">
            <text:p>10,315</text:p>
          </table:table-cell>
          <table:table-cell table:style-name="ce151" office:value-type="float" office:value="15.35831298606" calcext:value-type="float">
            <text:p>15,358</text:p>
          </table:table-cell>
          <table:table-cell table:style-name="ce151" office:value-type="float" office:value="5.41192099802731" calcext:value-type="float">
            <text:p>5,412</text:p>
          </table:table-cell>
          <table:table-cell table:style-name="ce151" office:value-type="float" office:value="13.7844517885591" calcext:value-type="float">
            <text:p>13,784</text:p>
          </table:table-cell>
        </table:table-row>
        <table:table-row table:style-name="ro3">
          <table:table-cell table:style-name="ce158" office:value-type="float" office:value="0.5" calcext:value-type="float">
            <text:p>0,5</text:p>
          </table:table-cell>
          <table:table-cell table:style-name="ce161" office:value-type="float" office:value="0.2" calcext:value-type="float">
            <text:p>0,2</text:p>
          </table:table-cell>
          <table:table-cell table:number-columns-repeated="2" table:style-name="ce161" office:value-type="float" office:value="0.3" calcext:value-type="float">
            <text:p>0,3</text:p>
          </table:table-cell>
          <table:table-cell table:style-name="ce161" office:value-type="float" office:value="0.5" calcext:value-type="float">
            <text:p>0,5</text:p>
          </table:table-cell>
          <table:table-cell table:style-name="ce161" office:value-type="float" office:value="0.4" calcext:value-type="float">
            <text:p>0,4</text:p>
          </table:table-cell>
          <table:table-cell table:style-name="ce161" office:value-type="float" office:value="0.1" calcext:value-type="float">
            <text:p>0,1</text:p>
          </table:table-cell>
          <table:table-cell table:style-name="ce161" office:value-type="float" office:value="0.15" calcext:value-type="float">
            <text:p>0,15</text:p>
          </table:table-cell>
          <table:table-cell table:style-name="ce161" office:value-type="float" office:value="0.4" calcext:value-type="float">
            <text:p>0,4</text:p>
          </table:table-cell>
          <table:table-cell table:style-name="ce161" office:value-type="float" office:value="0.1" calcext:value-type="float">
            <text:p>0,1</text:p>
          </table:table-cell>
          <table:table-cell table:style-name="ce161" office:value-type="float" office:value="0.7" calcext:value-type="float">
            <text:p>0,7</text:p>
          </table:table-cell>
          <table:table-cell table:number-columns-repeated="2" table:style-name="ce161" office:value-type="float" office:value="0.6" calcext:value-type="float">
            <text:p>0,6</text:p>
          </table:table-cell>
          <table:table-cell table:style-name="ce161" office:value-type="float" office:value="0.7" calcext:value-type="float">
            <text:p>0,7</text:p>
          </table:table-cell>
          <table:table-cell table:style-name="ce161" office:value-type="float" office:value="0.5" calcext:value-type="float">
            <text:p>0,5</text:p>
          </table:table-cell>
          <table:table-cell table:style-name="ce161" office:value-type="float" office:value="785.1" calcext:value-type="float">
            <text:p>785,1</text:p>
          </table:table-cell>
          <table:table-cell table:style-name="ce161" office:value-type="float" office:value="926.8" calcext:value-type="float">
            <text:p>926,8</text:p>
          </table:table-cell>
          <table:table-cell table:style-name="ce161" office:value-type="float" office:value="1826.1" calcext:value-type="float">
            <text:p>1826,1</text:p>
          </table:table-cell>
          <table:table-cell table:style-name="ce161" office:value-type="float" office:value="1322.3" calcext:value-type="float">
            <text:p>1322,3</text:p>
          </table:table-cell>
          <table:table-cell table:style-name="ce161" office:value-type="float" office:value="1263.5" calcext:value-type="float">
            <text:p>1263,5</text:p>
          </table:table-cell>
          <table:table-cell table:style-name="ce152" office:value-type="float" office:value="0.737864787372622" calcext:value-type="float">
            <text:p>0,738</text:p>
          </table:table-cell>
          <table:table-cell table:style-name="ce152" office:value-type="float" office:value="11.1534747948789" calcext:value-type="float">
            <text:p>11,153</text:p>
          </table:table-cell>
          <table:table-cell table:style-name="ce152" office:value-type="float" office:value="21.9719518174118" calcext:value-type="float">
            <text:p>21,972</text:p>
          </table:table-cell>
          <table:table-cell table:style-name="ce152" office:value-type="float" office:value="5.14349643292922" calcext:value-type="float">
            <text:p>5,143</text:p>
          </table:table-cell>
          <table:table-cell table:style-name="ce152" office:value-type="float" office:value="14.073221221723" calcext:value-type="float">
            <text:p>14,073</text:p>
          </table:table-cell>
        </table:table-row>
        <table:table-row table:style-name="ro1">
          <table:table-cell table:formula="of:=AVERAGE([.A2:.A4])" office:value-type="float" office:value="0.166666666666667" calcext:value-type="float">
            <text:p>0,166666666666667</text:p>
          </table:table-cell>
          <table:table-cell table:formula="of:=AVERAGE([.B2:.B4])" office:value-type="float" office:value="0.3" calcext:value-type="float">
            <text:p>0,3</text:p>
          </table:table-cell>
          <table:table-cell table:formula="of:=AVERAGE([.C2:.C4])" office:value-type="float" office:value="0.233333333333333" calcext:value-type="float">
            <text:p>0,233333333333333</text:p>
          </table:table-cell>
          <table:table-cell table:formula="of:=AVERAGE([.D2:.D4])" office:value-type="float" office:value="0.333333333333333" calcext:value-type="float">
            <text:p>0,333333333333333</text:p>
          </table:table-cell>
          <table:table-cell table:formula="of:=AVERAGE([.E2:.E4])" office:value-type="float" office:value="0.366666666666667" calcext:value-type="float">
            <text:p>0,366666666666667</text:p>
          </table:table-cell>
          <table:table-cell table:formula="of:=AVERAGE([.F2:.F4])" office:value-type="float" office:value="0.225" calcext:value-type="float">
            <text:p>0,225</text:p>
          </table:table-cell>
          <table:table-cell table:formula="of:=AVERAGE([.G2:.G4])" office:value-type="float" office:value="0.158333333333333" calcext:value-type="float">
            <text:p>0,158333333333333</text:p>
          </table:table-cell>
          <table:table-cell table:formula="of:=AVERAGE([.H2:.H4])" office:value-type="float" office:value="0.2" calcext:value-type="float">
            <text:p>0,2</text:p>
          </table:table-cell>
          <table:table-cell table:formula="of:=AVERAGE([.I2:.I4])" office:value-type="float" office:value="0.216666666666667" calcext:value-type="float">
            <text:p>0,216666666666667</text:p>
          </table:table-cell>
          <table:table-cell table:formula="of:=AVERAGE([.J2:.J4])" office:value-type="float" office:value="0.191666666666667" calcext:value-type="float">
            <text:p>0,191666666666667</text:p>
          </table:table-cell>
          <table:table-cell table:formula="of:=AVERAGE([.K2:.K4])" office:value-type="float" office:value="0.666666666666667" calcext:value-type="float">
            <text:p>0,666666666666667</text:p>
          </table:table-cell>
          <table:table-cell table:formula="of:=AVERAGE([.L2:.L4])" office:value-type="float" office:value="0.533333333333333" calcext:value-type="float">
            <text:p>0,533333333333333</text:p>
          </table:table-cell>
          <table:table-cell table:formula="of:=AVERAGE([.M2:.M4])" office:value-type="float" office:value="0.5" calcext:value-type="float">
            <text:p>0,5</text:p>
          </table:table-cell>
          <table:table-cell table:formula="of:=AVERAGE([.N2:.N4])" office:value-type="float" office:value="0.533333333333333" calcext:value-type="float">
            <text:p>0,533333333333333</text:p>
          </table:table-cell>
          <table:table-cell table:formula="of:=AVERAGE([.O2:.O4])" office:value-type="float" office:value="0.566666666666667" calcext:value-type="float">
            <text:p>0,566666666666667</text:p>
          </table:table-cell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E_R</text:p>
          </table:table-cell>
          <table:table-cell office:value-type="string" calcext:value-type="string">
            <text:p>M_R</text:p>
          </table:table-cell>
          <table:table-cell office:value-type="string" calcext:value-type="string">
            <text:p>C_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0.28</text:p>
          </table:table-cell>
          <table:table-cell office:value-type="string" calcext:value-type="string">
            <text:p>0.19833</text:p>
          </table:table-cell>
          <table:table-cell office:value-type="string" calcext:value-type="string">
            <text:p>0.56</text:p>
          </table:table-cell>
          <table:table-cell table:number-columns-repeated="21"/>
        </table:table-row>
      </table:table>
      <table:table table:name="Sheet3" table:style-name="ta1">
        <table:table-column table:style-name="co14" table:default-cell-style-name="ce168"/>
        <table:table-column table:style-name="co14" table:number-columns-repeated="6" table:default-cell-style-name="ce174"/>
        <table:table-column table:style-name="co14" table:default-cell-style-name="ce168"/>
        <table:table-column table:style-name="co14" table:number-columns-repeated="6" table:default-cell-style-name="ce174"/>
        <table:table-column table:style-name="co14" table:number-columns-repeated="1010" table:default-cell-style-name="ce168"/>
        <table:table-row table:style-name="ro2">
          <table:table-cell table:style-name="ce150" office:value-type="string" calcext:value-type="string">
            <text:p>Instância</text:p>
          </table:table-cell>
          <table:table-cell table:style-name="ce153" office:value-type="string" calcext:value-type="string">
            <text:p>Taxa de Elitismo</text:p>
          </table:table-cell>
          <table:table-cell table:style-name="ce153" office:value-type="string" calcext:value-type="string">
            <text:p>Taxa de Mutação</text:p>
          </table:table-cell>
          <table:table-cell table:style-name="ce153" office:value-type="string" calcext:value-type="string">
            <text:p>Viés de Crossover</text:p>
          </table:table-cell>
          <table:table-cell table:style-name="ce153" office:value-type="string" calcext:value-type="string">
            <text:p>Melhor objetivo</text:p>
          </table:table-cell>
          <table:table-cell table:style-name="ce153" office:value-type="string" calcext:value-type="string">
            <text:p>Media objetivo</text:p>
          </table:table-cell>
          <table:table-cell table:style-name="ce154" office:value-type="string" calcext:value-type="string">
            <text:p>Desvio padrão</text:p>
          </table:table-cell>
          <table:table-cell table:style-name="ce150" office:value-type="string" calcext:value-type="string">
            <text:p>Instância</text:p>
          </table:table-cell>
          <table:table-cell table:style-name="ce153" office:value-type="string" calcext:value-type="string">
            <text:p>Taxa de Elitismo</text:p>
          </table:table-cell>
          <table:table-cell table:style-name="ce153" office:value-type="string" calcext:value-type="string">
            <text:p>Taxa de Mutação</text:p>
          </table:table-cell>
          <table:table-cell table:style-name="ce153" office:value-type="string" calcext:value-type="string">
            <text:p>Viés de Crossover</text:p>
          </table:table-cell>
          <table:table-cell table:style-name="ce153" office:value-type="string" calcext:value-type="string">
            <text:p>Melhor objetivo</text:p>
          </table:table-cell>
          <table:table-cell table:style-name="ce153" office:value-type="string" calcext:value-type="string">
            <text:p>Media objetivo</text:p>
          </table:table-cell>
          <table:table-cell table:style-name="ce154" office:value-type="string" calcext:value-type="string">
            <text:p>Desvio padrão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>
            <text:p>A-n32-k5</text:p>
          </table:table-cell>
          <table:table-cell table:style-name="ce169" office:value-type="float" office:value="0.2" calcext:value-type="float">
            <text:p>0,20</text:p>
          </table:table-cell>
          <table:table-cell table:style-name="ce169" office:value-type="float" office:value="0.125" calcext:value-type="float">
            <text:p>0,13</text:p>
          </table:table-cell>
          <table:table-cell table:style-name="ce169" office:value-type="float" office:value="0.7" calcext:value-type="float">
            <text:p>0,70</text:p>
          </table:table-cell>
          <table:table-cell table:style-name="ce169" office:value-type="float" office:value="784" calcext:value-type="float">
            <text:p>784,00</text:p>
          </table:table-cell>
          <table:table-cell table:style-name="ce169" office:value-type="float" office:value="784.2" calcext:value-type="float">
            <text:p>784,20</text:p>
          </table:table-cell>
          <table:table-cell table:style-name="ce175" office:value-type="float" office:value="0.421637021355784" calcext:value-type="float">
            <text:p>0,42</text:p>
          </table:table-cell>
          <table:table-cell table:style-name="ce180" office:value-type="string" calcext:value-type="string">
            <text:p>B-n50-k8</text:p>
          </table:table-cell>
          <table:table-cell table:style-name="ce183" office:value-type="float" office:value="0.3" calcext:value-type="float">
            <text:p>0,30</text:p>
          </table:table-cell>
          <table:table-cell table:style-name="ce183" office:value-type="float" office:value="0.15" calcext:value-type="float">
            <text:p>0,15</text:p>
          </table:table-cell>
          <table:table-cell table:style-name="ce183" office:value-type="float" office:value="0.5" calcext:value-type="float">
            <text:p>0,50</text:p>
          </table:table-cell>
          <table:table-cell table:style-name="ce183" office:value-type="float" office:value="1314" calcext:value-type="float">
            <text:p>1314,00</text:p>
          </table:table-cell>
          <table:table-cell table:style-name="ce183" office:value-type="float" office:value="1320.1" calcext:value-type="float">
            <text:p>1320,10</text:p>
          </table:table-cell>
          <table:table-cell table:style-name="ce185" office:value-type="float" office:value="4.72463990397387" calcext:value-type="float">
            <text:p>4,72</text:p>
          </table:table-cell>
          <table:table-cell table:number-columns-repeated="1010"/>
        </table:table-row>
        <table:table-row table:style-name="ro3">
          <table:table-cell table:style-name="ce164" office:value-type="string" calcext:value-type="string">
            <text:p>A-n32-k5</text:p>
          </table:table-cell>
          <table:table-cell table:style-name="ce170" office:value-type="float" office:value="0.1" calcext:value-type="float">
            <text:p>0,10</text:p>
          </table:table-cell>
          <table:table-cell table:style-name="ce170" office:value-type="float" office:value="0.15" calcext:value-type="float">
            <text:p>0,15</text:p>
          </table:table-cell>
          <table:table-cell table:style-name="ce170" office:value-type="float" office:value="0.6" calcext:value-type="float">
            <text:p>0,60</text:p>
          </table:table-cell>
          <table:table-cell table:style-name="ce170" office:value-type="float" office:value="784" calcext:value-type="float">
            <text:p>784,00</text:p>
          </table:table-cell>
          <table:table-cell table:style-name="ce170" office:value-type="float" office:value="784.2" calcext:value-type="float">
            <text:p>784,20</text:p>
          </table:table-cell>
          <table:table-cell table:style-name="ce176" office:value-type="float" office:value="0.632455532033676" calcext:value-type="float">
            <text:p>0,63</text:p>
          </table:table-cell>
          <table:table-cell table:style-name="ce181" office:value-type="string" calcext:value-type="string">
            <text:p>B-n50-k8</text:p>
          </table:table-cell>
          <table:table-cell table:number-columns-repeated="2" table:style-name="ce184" office:value-type="float" office:value="0.2" calcext:value-type="float">
            <text:p>0,20</text:p>
          </table:table-cell>
          <table:table-cell table:style-name="ce184" office:value-type="float" office:value="0.6" calcext:value-type="float">
            <text:p>0,60</text:p>
          </table:table-cell>
          <table:table-cell table:style-name="ce184" office:value-type="float" office:value="1312" calcext:value-type="float">
            <text:p>1312,00</text:p>
          </table:table-cell>
          <table:table-cell table:style-name="ce184" office:value-type="float" office:value="1320.5" calcext:value-type="float">
            <text:p>1320,50</text:p>
          </table:table-cell>
          <table:table-cell table:style-name="ce186" office:value-type="float" office:value="5.23343948936919" calcext:value-type="float">
            <text:p>5,23</text:p>
          </table:table-cell>
          <table:table-cell table:number-columns-repeated="1010"/>
        </table:table-row>
        <table:table-row table:style-name="ro3">
          <table:table-cell table:style-name="ce164" office:value-type="string" calcext:value-type="string">
            <text:p>A-n32-k5</text:p>
          </table:table-cell>
          <table:table-cell table:style-name="ce170" office:value-type="float" office:value="0.2" calcext:value-type="float">
            <text:p>0,20</text:p>
          </table:table-cell>
          <table:table-cell table:style-name="ce170" office:value-type="float" office:value="0.4" calcext:value-type="float">
            <text:p>0,40</text:p>
          </table:table-cell>
          <table:table-cell table:style-name="ce170" office:value-type="float" office:value="0.7" calcext:value-type="float">
            <text:p>0,70</text:p>
          </table:table-cell>
          <table:table-cell table:style-name="ce170" office:value-type="float" office:value="784" calcext:value-type="float">
            <text:p>784,00</text:p>
          </table:table-cell>
          <table:table-cell table:style-name="ce170" office:value-type="float" office:value="784.5" calcext:value-type="float">
            <text:p>784,50</text:p>
          </table:table-cell>
          <table:table-cell table:style-name="ce176" office:value-type="float" office:value="0.707106781186548" calcext:value-type="float">
            <text:p>0,71</text:p>
          </table:table-cell>
          <table:table-cell table:style-name="ce181" office:value-type="string" calcext:value-type="string">
            <text:p>B-n50-k8</text:p>
          </table:table-cell>
          <table:table-cell table:style-name="ce184" office:value-type="float" office:value="0.5" calcext:value-type="float">
            <text:p>0,50</text:p>
          </table:table-cell>
          <table:table-cell table:style-name="ce184" office:value-type="float" office:value="0.3" calcext:value-type="float">
            <text:p>0,30</text:p>
          </table:table-cell>
          <table:table-cell table:style-name="ce184" office:value-type="float" office:value="0.5" calcext:value-type="float">
            <text:p>0,50</text:p>
          </table:table-cell>
          <table:table-cell table:style-name="ce184" office:value-type="float" office:value="1313" calcext:value-type="float">
            <text:p>1313,00</text:p>
          </table:table-cell>
          <table:table-cell table:style-name="ce184" office:value-type="float" office:value="1320.9" calcext:value-type="float">
            <text:p>1320,90</text:p>
          </table:table-cell>
          <table:table-cell table:style-name="ce186" office:value-type="float" office:value="4.9766119666563" calcext:value-type="float">
            <text:p>4,98</text:p>
          </table:table-cell>
          <table:table-cell table:number-columns-repeated="1010"/>
        </table:table-row>
        <table:table-row table:style-name="ro3">
          <table:table-cell table:style-name="ce164" office:value-type="string" calcext:value-type="string">
            <text:p>A-n32-k5</text:p>
          </table:table-cell>
          <table:table-cell table:style-name="ce170" office:value-type="float" office:value="0.3" calcext:value-type="float">
            <text:p>0,30</text:p>
          </table:table-cell>
          <table:table-cell table:style-name="ce170" office:value-type="float" office:value="0.4" calcext:value-type="float">
            <text:p>0,40</text:p>
          </table:table-cell>
          <table:table-cell table:style-name="ce170" office:value-type="float" office:value="0.5" calcext:value-type="float">
            <text:p>0,50</text:p>
          </table:table-cell>
          <table:table-cell table:style-name="ce170" office:value-type="float" office:value="784" calcext:value-type="float">
            <text:p>784,00</text:p>
          </table:table-cell>
          <table:table-cell table:style-name="ce170" office:value-type="float" office:value="784.5" calcext:value-type="float">
            <text:p>784,50</text:p>
          </table:table-cell>
          <table:table-cell table:style-name="ce176" office:value-type="float" office:value="0.707106781186548" calcext:value-type="float">
            <text:p>0,71</text:p>
          </table:table-cell>
          <table:table-cell table:style-name="ce181" office:value-type="string" calcext:value-type="string">
            <text:p>B-n50-k8</text:p>
          </table:table-cell>
          <table:table-cell table:style-name="ce184" office:value-type="float" office:value="0.3" calcext:value-type="float">
            <text:p>0,30</text:p>
          </table:table-cell>
          <table:table-cell table:style-name="ce184" office:value-type="float" office:value="0.2" calcext:value-type="float">
            <text:p>0,20</text:p>
          </table:table-cell>
          <table:table-cell table:style-name="ce184" office:value-type="float" office:value="0.5" calcext:value-type="float">
            <text:p>0,50</text:p>
          </table:table-cell>
          <table:table-cell table:style-name="ce184" office:value-type="float" office:value="1313" calcext:value-type="float">
            <text:p>1313,00</text:p>
          </table:table-cell>
          <table:table-cell table:style-name="ce184" office:value-type="float" office:value="1321.3" calcext:value-type="float">
            <text:p>1321,30</text:p>
          </table:table-cell>
          <table:table-cell table:style-name="ce186" office:value-type="float" office:value="4.62000481000231" calcext:value-type="float">
            <text:p>4,62</text:p>
          </table:table-cell>
          <table:table-cell table:number-columns-repeated="1010"/>
        </table:table-row>
        <table:table-row table:style-name="ro3">
          <table:table-cell table:style-name="ce164" office:value-type="string" calcext:value-type="string">
            <text:p>A-n32-k5</text:p>
          </table:table-cell>
          <table:table-cell table:style-name="ce170" office:value-type="float" office:value="0.5" calcext:value-type="float">
            <text:p>0,50</text:p>
          </table:table-cell>
          <table:table-cell table:style-name="ce170" office:value-type="float" office:value="0.15" calcext:value-type="float">
            <text:p>0,15</text:p>
          </table:table-cell>
          <table:table-cell table:style-name="ce170" office:value-type="float" office:value="0.6" calcext:value-type="float">
            <text:p>0,60</text:p>
          </table:table-cell>
          <table:table-cell table:style-name="ce170" office:value-type="float" office:value="784" calcext:value-type="float">
            <text:p>784,00</text:p>
          </table:table-cell>
          <table:table-cell table:style-name="ce170" office:value-type="float" office:value="784.6" calcext:value-type="float">
            <text:p>784,60</text:p>
          </table:table-cell>
          <table:table-cell table:style-name="ce176" office:value-type="float" office:value="0.699205898780101" calcext:value-type="float">
            <text:p>0,70</text:p>
          </table:table-cell>
          <table:table-cell table:style-name="ce181" office:value-type="string" calcext:value-type="string">
            <text:p>B-n50-k8</text:p>
          </table:table-cell>
          <table:table-cell table:style-name="ce184" office:value-type="float" office:value="0.5" calcext:value-type="float">
            <text:p>0,50</text:p>
          </table:table-cell>
          <table:table-cell table:style-name="ce184" office:value-type="float" office:value="0.15" calcext:value-type="float">
            <text:p>0,15</text:p>
          </table:table-cell>
          <table:table-cell table:style-name="ce184" office:value-type="float" office:value="0.6" calcext:value-type="float">
            <text:p>0,60</text:p>
          </table:table-cell>
          <table:table-cell table:style-name="ce184" office:value-type="float" office:value="1316" calcext:value-type="float">
            <text:p>1316,00</text:p>
          </table:table-cell>
          <table:table-cell table:style-name="ce184" office:value-type="float" office:value="1321.7" calcext:value-type="float">
            <text:p>1321,70</text:p>
          </table:table-cell>
          <table:table-cell table:style-name="ce186" office:value-type="float" office:value="5.20789998197183" calcext:value-type="float">
            <text:p>5,21</text:p>
          </table:table-cell>
          <table:table-cell table:number-columns-repeated="1010"/>
        </table:table-row>
        <table:table-row table:style-name="ro3">
          <table:table-cell table:style-name="ce165" office:value-type="string" calcext:value-type="string">
            <text:p>A-n46-k7</text:p>
          </table:table-cell>
          <table:table-cell table:style-name="ce171" office:value-type="float" office:value="0.3" calcext:value-type="float">
            <text:p>0,30</text:p>
          </table:table-cell>
          <table:table-cell table:style-name="ce171" office:value-type="float" office:value="0.2" calcext:value-type="float">
            <text:p>0,20</text:p>
          </table:table-cell>
          <table:table-cell table:style-name="ce171" office:value-type="float" office:value="0.6" calcext:value-type="float">
            <text:p>0,60</text:p>
          </table:table-cell>
          <table:table-cell table:style-name="ce171" office:value-type="float" office:value="915" calcext:value-type="float">
            <text:p>915,00</text:p>
          </table:table-cell>
          <table:table-cell table:style-name="ce171" office:value-type="float" office:value="923" calcext:value-type="float">
            <text:p>923,00</text:p>
          </table:table-cell>
          <table:table-cell table:style-name="ce177" office:value-type="float" office:value="4.54606056566195" calcext:value-type="float">
            <text:p>4,55</text:p>
          </table:table-cell>
          <table:table-cell table:style-name="ce182" office:value-type="string" calcext:value-type="string">
            <text:p>B-n78-k10</text:p>
          </table:table-cell>
          <table:table-cell table:style-name="ce170" office:value-type="float" office:value="0.3" calcext:value-type="float">
            <text:p>0,30</text:p>
          </table:table-cell>
          <table:table-cell table:style-name="ce170" office:value-type="float" office:value="0.15" calcext:value-type="float">
            <text:p>0,15</text:p>
          </table:table-cell>
          <table:table-cell table:style-name="ce170" office:value-type="float" office:value="0.6" calcext:value-type="float">
            <text:p>0,60</text:p>
          </table:table-cell>
          <table:table-cell table:style-name="ce170" office:value-type="float" office:value="1227" calcext:value-type="float">
            <text:p>1227,00</text:p>
          </table:table-cell>
          <table:table-cell table:style-name="ce170" office:value-type="float" office:value="1255.3" calcext:value-type="float">
            <text:p>1255,30</text:p>
          </table:table-cell>
          <table:table-cell table:style-name="ce176" office:value-type="float" office:value="15.3698839726698" calcext:value-type="float">
            <text:p>15,37</text:p>
          </table:table-cell>
          <table:table-cell table:number-columns-repeated="1010"/>
        </table:table-row>
        <table:table-row table:style-name="ro3">
          <table:table-cell table:style-name="ce165" office:value-type="string" calcext:value-type="string">
            <text:p>A-n46-k7</text:p>
          </table:table-cell>
          <table:table-cell table:style-name="ce171" office:value-type="float" office:value="0.3" calcext:value-type="float">
            <text:p>0,30</text:p>
          </table:table-cell>
          <table:table-cell table:style-name="ce171" office:value-type="float" office:value="0.125" calcext:value-type="float">
            <text:p>0,13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914" calcext:value-type="float">
            <text:p>914,00</text:p>
          </table:table-cell>
          <table:table-cell table:style-name="ce171" office:value-type="float" office:value="923.6" calcext:value-type="float">
            <text:p>923,60</text:p>
          </table:table-cell>
          <table:table-cell table:style-name="ce177" office:value-type="float" office:value="5.87272414547873" calcext:value-type="float">
            <text:p>5,87</text:p>
          </table:table-cell>
          <table:table-cell table:style-name="ce182" office:value-type="string" calcext:value-type="string">
            <text:p>B-n78-k10</text:p>
          </table:table-cell>
          <table:table-cell table:style-name="ce170" office:value-type="float" office:value="0.5" calcext:value-type="float">
            <text:p>0,50</text:p>
          </table:table-cell>
          <table:table-cell table:style-name="ce170" office:value-type="float" office:value="0.3" calcext:value-type="float">
            <text:p>0,30</text:p>
          </table:table-cell>
          <table:table-cell table:style-name="ce170" office:value-type="float" office:value="0.5" calcext:value-type="float">
            <text:p>0,50</text:p>
          </table:table-cell>
          <table:table-cell table:style-name="ce170" office:value-type="float" office:value="1243" calcext:value-type="float">
            <text:p>1243,00</text:p>
          </table:table-cell>
          <table:table-cell table:style-name="ce170" office:value-type="float" office:value="1256.4" calcext:value-type="float">
            <text:p>1256,40</text:p>
          </table:table-cell>
          <table:table-cell table:style-name="ce176" office:value-type="float" office:value="13.251415018782" calcext:value-type="float">
            <text:p>13,25</text:p>
          </table:table-cell>
          <table:table-cell table:number-columns-repeated="1010"/>
        </table:table-row>
        <table:table-row table:style-name="ro3">
          <table:table-cell table:style-name="ce165" office:value-type="string" calcext:value-type="string">
            <text:p>A-n46-k7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0.3" calcext:value-type="float">
            <text:p>0,30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920" calcext:value-type="float">
            <text:p>920,00</text:p>
          </table:table-cell>
          <table:table-cell table:style-name="ce171" office:value-type="float" office:value="923.7" calcext:value-type="float">
            <text:p>923,70</text:p>
          </table:table-cell>
          <table:table-cell table:style-name="ce177" office:value-type="float" office:value="5.25039681040078" calcext:value-type="float">
            <text:p>5,25</text:p>
          </table:table-cell>
          <table:table-cell table:style-name="ce182" office:value-type="string" calcext:value-type="string">
            <text:p>B-n78-k10</text:p>
          </table:table-cell>
          <table:table-cell table:style-name="ce170" office:value-type="float" office:value="0.3" calcext:value-type="float">
            <text:p>0,30</text:p>
          </table:table-cell>
          <table:table-cell table:style-name="ce170" office:value-type="float" office:value="0.125" calcext:value-type="float">
            <text:p>0,13</text:p>
          </table:table-cell>
          <table:table-cell table:style-name="ce170" office:value-type="float" office:value="0.6" calcext:value-type="float">
            <text:p>0,60</text:p>
          </table:table-cell>
          <table:table-cell table:style-name="ce170" office:value-type="float" office:value="1229" calcext:value-type="float">
            <text:p>1229,00</text:p>
          </table:table-cell>
          <table:table-cell table:style-name="ce170" office:value-type="float" office:value="1259.4" calcext:value-type="float">
            <text:p>1259,40</text:p>
          </table:table-cell>
          <table:table-cell table:style-name="ce176" office:value-type="float" office:value="15.6148077869125" calcext:value-type="float">
            <text:p>15,61</text:p>
          </table:table-cell>
          <table:table-cell table:number-columns-repeated="1010"/>
        </table:table-row>
        <table:table-row table:style-name="ro3">
          <table:table-cell table:style-name="ce165" office:value-type="string" calcext:value-type="string">
            <text:p>A-n46-k7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0.15" calcext:value-type="float">
            <text:p>0,15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914" calcext:value-type="float">
            <text:p>914,00</text:p>
          </table:table-cell>
          <table:table-cell table:style-name="ce171" office:value-type="float" office:value="924.5" calcext:value-type="float">
            <text:p>924,50</text:p>
          </table:table-cell>
          <table:table-cell table:style-name="ce177" office:value-type="float" office:value="8.91004426974911" calcext:value-type="float">
            <text:p>8,91</text:p>
          </table:table-cell>
          <table:table-cell table:style-name="ce182" office:value-type="string" calcext:value-type="string">
            <text:p>B-n78-k10</text:p>
          </table:table-cell>
          <table:table-cell table:style-name="ce170" office:value-type="float" office:value="0.2" calcext:value-type="float">
            <text:p>0,20</text:p>
          </table:table-cell>
          <table:table-cell table:style-name="ce170" office:value-type="float" office:value="0.1" calcext:value-type="float">
            <text:p>0,10</text:p>
          </table:table-cell>
          <table:table-cell table:style-name="ce170" office:value-type="float" office:value="0.6" calcext:value-type="float">
            <text:p>0,60</text:p>
          </table:table-cell>
          <table:table-cell table:style-name="ce170" office:value-type="float" office:value="1236" calcext:value-type="float">
            <text:p>1236,00</text:p>
          </table:table-cell>
          <table:table-cell table:style-name="ce170" office:value-type="float" office:value="1259.6" calcext:value-type="float">
            <text:p>1259,60</text:p>
          </table:table-cell>
          <table:table-cell table:style-name="ce176" office:value-type="float" office:value="16.8865495455867" calcext:value-type="float">
            <text:p>16,89</text:p>
          </table:table-cell>
          <table:table-cell table:number-columns-repeated="1010"/>
        </table:table-row>
        <table:table-row table:style-name="ro3">
          <table:table-cell table:style-name="ce165" office:value-type="string" calcext:value-type="string">
            <text:p>A-n46-k7</text:p>
          </table:table-cell>
          <table:table-cell table:style-name="ce171" office:value-type="float" office:value="0.5" calcext:value-type="float">
            <text:p>0,50</text:p>
          </table:table-cell>
          <table:table-cell table:style-name="ce171" office:value-type="float" office:value="0.125" calcext:value-type="float">
            <text:p>0,13</text:p>
          </table:table-cell>
          <table:table-cell table:style-name="ce171" office:value-type="float" office:value="0.7" calcext:value-type="float">
            <text:p>0,70</text:p>
          </table:table-cell>
          <table:table-cell table:style-name="ce171" office:value-type="float" office:value="920" calcext:value-type="float">
            <text:p>920,00</text:p>
          </table:table-cell>
          <table:table-cell table:style-name="ce171" office:value-type="float" office:value="925" calcext:value-type="float">
            <text:p>925,00</text:p>
          </table:table-cell>
          <table:table-cell table:style-name="ce177" office:value-type="float" office:value="5.94418483337567" calcext:value-type="float">
            <text:p>5,94</text:p>
          </table:table-cell>
          <table:table-cell table:style-name="ce182" office:value-type="string" calcext:value-type="string">
            <text:p>B-n78-k10</text:p>
          </table:table-cell>
          <table:table-cell table:style-name="ce170" office:value-type="float" office:value="0.3" calcext:value-type="float">
            <text:p>0,30</text:p>
          </table:table-cell>
          <table:table-cell table:style-name="ce170" office:value-type="float" office:value="0.1" calcext:value-type="float">
            <text:p>0,10</text:p>
          </table:table-cell>
          <table:table-cell table:style-name="ce170" office:value-type="float" office:value="0.5" calcext:value-type="float">
            <text:p>0,50</text:p>
          </table:table-cell>
          <table:table-cell table:style-name="ce170" office:value-type="float" office:value="1240" calcext:value-type="float">
            <text:p>1240,00</text:p>
          </table:table-cell>
          <table:table-cell table:style-name="ce170" office:value-type="float" office:value="1260.5" calcext:value-type="float">
            <text:p>1260,50</text:p>
          </table:table-cell>
          <table:table-cell table:style-name="ce176" office:value-type="float" office:value="14.0336896233473" calcext:value-type="float">
            <text:p>14,03</text:p>
          </table:table-cell>
          <table:table-cell table:number-columns-repeated="1010"/>
        </table:table-row>
        <table:table-row table:style-name="ro3">
          <table:table-cell table:style-name="ce166" office:value-type="string" calcext:value-type="string">
            <text:p>A-n80-k10</text:p>
          </table:table-cell>
          <table:table-cell table:style-name="ce172" office:value-type="float" office:value="0.3" calcext:value-type="float">
            <text:p>0,30</text:p>
          </table:table-cell>
          <table:table-cell table:style-name="ce172" office:value-type="float" office:value="0.15" calcext:value-type="float">
            <text:p>0,15</text:p>
          </table:table-cell>
          <table:table-cell table:style-name="ce172" office:value-type="float" office:value="0.5" calcext:value-type="float">
            <text:p>0,50</text:p>
          </table:table-cell>
          <table:table-cell table:style-name="ce172" office:value-type="float" office:value="1791" calcext:value-type="float">
            <text:p>1791,00</text:p>
          </table:table-cell>
          <table:table-cell table:style-name="ce172" office:value-type="float" office:value="1814.8" calcext:value-type="float">
            <text:p>1814,80</text:p>
          </table:table-cell>
          <table:table-cell table:style-name="ce178" office:value-type="float" office:value="18.1034066775658" calcext:value-type="float">
            <text:p>18,10</text:p>
          </table:table-cell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66" office:value-type="string" calcext:value-type="string">
            <text:p>A-n80-k10</text:p>
          </table:table-cell>
          <table:table-cell table:number-columns-repeated="2" table:style-name="ce172" office:value-type="float" office:value="0.3" calcext:value-type="float">
            <text:p>0,30</text:p>
          </table:table-cell>
          <table:table-cell table:style-name="ce172" office:value-type="float" office:value="0.5" calcext:value-type="float">
            <text:p>0,50</text:p>
          </table:table-cell>
          <table:table-cell table:style-name="ce172" office:value-type="float" office:value="1792" calcext:value-type="float">
            <text:p>1792,00</text:p>
          </table:table-cell>
          <table:table-cell table:style-name="ce172" office:value-type="float" office:value="1821.4" calcext:value-type="float">
            <text:p>1821,40</text:p>
          </table:table-cell>
          <table:table-cell table:style-name="ce178" office:value-type="float" office:value="15.9317990893126" calcext:value-type="float">
            <text:p>15,93</text:p>
          </table:table-cell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66" office:value-type="string" calcext:value-type="string">
            <text:p>A-n80-k10</text:p>
          </table:table-cell>
          <table:table-cell table:style-name="ce172" office:value-type="float" office:value="0.1" calcext:value-type="float">
            <text:p>0,10</text:p>
          </table:table-cell>
          <table:table-cell table:style-name="ce172" office:value-type="float" office:value="0.15" calcext:value-type="float">
            <text:p>0,15</text:p>
          </table:table-cell>
          <table:table-cell table:style-name="ce172" office:value-type="float" office:value="0.5" calcext:value-type="float">
            <text:p>0,50</text:p>
          </table:table-cell>
          <table:table-cell table:style-name="ce172" office:value-type="float" office:value="1783" calcext:value-type="float">
            <text:p>1783,00</text:p>
          </table:table-cell>
          <table:table-cell table:style-name="ce172" office:value-type="float" office:value="1821.7" calcext:value-type="float">
            <text:p>1821,70</text:p>
          </table:table-cell>
          <table:table-cell table:style-name="ce178" office:value-type="float" office:value="25.9916653307684" calcext:value-type="float">
            <text:p>25,99</text:p>
          </table:table-cell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66" office:value-type="string" calcext:value-type="string">
            <text:p>A-n80-k10</text:p>
          </table:table-cell>
          <table:table-cell table:style-name="ce172" office:value-type="float" office:value="0.5" calcext:value-type="float">
            <text:p>0,50</text:p>
          </table:table-cell>
          <table:table-cell table:style-name="ce172" office:value-type="float" office:value="0.1" calcext:value-type="float">
            <text:p>0,10</text:p>
          </table:table-cell>
          <table:table-cell table:style-name="ce172" office:value-type="float" office:value="0.5" calcext:value-type="float">
            <text:p>0,50</text:p>
          </table:table-cell>
          <table:table-cell table:style-name="ce172" office:value-type="float" office:value="1784" calcext:value-type="float">
            <text:p>1784,00</text:p>
          </table:table-cell>
          <table:table-cell table:style-name="ce172" office:value-type="float" office:value="1822.1" calcext:value-type="float">
            <text:p>1822,10</text:p>
          </table:table-cell>
          <table:table-cell table:style-name="ce178" office:value-type="float" office:value="21.299191429619" calcext:value-type="float">
            <text:p>21,30</text:p>
          </table:table-cell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67" office:value-type="string" calcext:value-type="string">
            <text:p>A-n80-k10</text:p>
          </table:table-cell>
          <table:table-cell table:style-name="ce173" office:value-type="float" office:value="0.5" calcext:value-type="float">
            <text:p>0,50</text:p>
          </table:table-cell>
          <table:table-cell table:style-name="ce173" office:value-type="float" office:value="0.15" calcext:value-type="float">
            <text:p>0,15</text:p>
          </table:table-cell>
          <table:table-cell table:style-name="ce173" office:value-type="float" office:value="0.5" calcext:value-type="float">
            <text:p>0,50</text:p>
          </table:table-cell>
          <table:table-cell table:style-name="ce173" office:value-type="float" office:value="1788" calcext:value-type="float">
            <text:p>1788,00</text:p>
          </table:table-cell>
          <table:table-cell table:style-name="ce173" office:value-type="float" office:value="1822.8" calcext:value-type="float">
            <text:p>1822,80</text:p>
          </table:table-cell>
          <table:table-cell table:style-name="ce179" office:value-type="float" office:value="20.1152236433558" calcext:value-type="float">
            <text:p>20,12</text:p>
          </table:table-cell>
          <table:table-cell table:style-name="Default" table:number-columns-repeated="7"/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" table:default-cell-style-name="ce98"/>
        <table:table-column table:style-name="co15" table:default-cell-style-name="ce101"/>
        <table:table-column table:style-name="co16" table:default-cell-style-name="ce101"/>
        <table:table-column table:style-name="co17" table:default-cell-style-name="ce104"/>
        <table:table-column table:style-name="co18" table:default-cell-style-name="ce107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205"/>
        <table:table-column table:style-name="co22" table:default-cell-style-name="ce208"/>
        <table:table-column table:style-name="co1" table:default-cell-style-name="ce98"/>
        <table:table-column table:style-name="co15" table:default-cell-style-name="ce101"/>
        <table:table-column table:style-name="co23" table:default-cell-style-name="ce101"/>
        <table:table-column table:style-name="co24" table:default-cell-style-name="ce104"/>
        <table:table-column table:style-name="co25" table:default-cell-style-name="ce107"/>
        <table:table-column table:style-name="co26" table:default-cell-style-name="ce110"/>
        <table:table-column table:style-name="co20" table:default-cell-style-name="ce110"/>
        <table:table-column table:style-name="co18" table:default-cell-style-name="ce110"/>
        <table:table-column table:style-name="co22" table:default-cell-style-name="ce205"/>
        <table:table-column table:style-name="co22" table:default-cell-style-name="ce208"/>
        <table:table-row table:style-name="ro1">
          <table:table-cell table:style-name="ce91" office:value-type="string" calcext:value-type="string" table:number-columns-spanned="1" table:number-rows-spanned="2">
            <text:p>Instância</text:p>
          </table:table-cell>
          <table:table-cell table:style-name="ce91" office:value-type="string" calcext:value-type="string" table:number-columns-spanned="1" table:number-rows-spanned="2">
            <text:p>Ótimo</text:p>
          </table:table-cell>
          <table:table-cell table:style-name="ce91" office:value-type="string" calcext:value-type="string" table:number-columns-spanned="3" table:number-rows-spanned="1">
            <text:p>Função objetivo</text:p>
          </table:table-cell>
          <table:covered-table-cell table:number-columns-repeated="2" table:style-name="ce91"/>
          <table:table-cell table:style-name="ce91" office:value-type="string" calcext:value-type="string" table:number-columns-spanned="3" table:number-rows-spanned="1">
            <text:p>Tempo de execução</text:p>
          </table:table-cell>
          <table:covered-table-cell table:number-columns-repeated="2" table:style-name="ce91"/>
          <table:table-cell table:style-name="ce112" office:value-type="string" calcext:value-type="string" table:number-columns-spanned="1" table:number-rows-spanned="2">
            <text:p>Gap min</text:p>
          </table:table-cell>
          <table:table-cell table:style-name="ce112" office:value-type="string" calcext:value-type="string" table:number-columns-spanned="1" table:number-rows-spanned="2">
            <text:p>Gap medio</text:p>
          </table:table-cell>
          <table:table-cell table:style-name="ce91" office:value-type="string" calcext:value-type="string" table:number-columns-spanned="1" table:number-rows-spanned="2">
            <text:p>Instância</text:p>
          </table:table-cell>
          <table:table-cell table:style-name="ce91" office:value-type="string" calcext:value-type="string" table:number-columns-spanned="1" table:number-rows-spanned="2">
            <text:p>Ótimo</text:p>
          </table:table-cell>
          <table:table-cell table:style-name="ce91" office:value-type="string" calcext:value-type="string" table:number-columns-spanned="3" table:number-rows-spanned="1">
            <text:p>Função objetivo</text:p>
          </table:table-cell>
          <table:covered-table-cell table:number-columns-repeated="2" table:style-name="ce91"/>
          <table:table-cell table:style-name="ce91" office:value-type="string" calcext:value-type="string" table:number-columns-spanned="3" table:number-rows-spanned="1">
            <text:p>Tempo de execução</text:p>
          </table:table-cell>
          <table:covered-table-cell table:number-columns-repeated="2" table:style-name="ce91"/>
          <table:table-cell table:style-name="ce112" office:value-type="string" calcext:value-type="string" table:number-columns-spanned="1" table:number-rows-spanned="2">
            <text:p>Gap min</text:p>
          </table:table-cell>
          <table:table-cell table:style-name="ce112" office:value-type="string" calcext:value-type="string" table:number-columns-spanned="1" table:number-rows-spanned="2">
            <text:p>Gap medio</text:p>
          </table:table-cell>
        </table:table-row>
        <table:table-row table:style-name="ro1">
          <table:covered-table-cell table:number-columns-repeated="2" table:style-name="ce91"/>
          <table:table-cell table:style-name="ce91" office:value-type="string" calcext:value-type="string">
            <text:p>Melhor</text:p>
          </table:table-cell>
          <table:table-cell table:style-name="ce91" office:value-type="string" calcext:value-type="string">
            <text:p>Média</text:p>
          </table:table-cell>
          <table:table-cell table:style-name="ce91" office:value-type="string" calcext:value-type="string">
            <text:p>Desvio Padrão</text:p>
          </table:table-cell>
          <table:table-cell table:style-name="ce91" office:value-type="string" calcext:value-type="string">
            <text:p>Melhor</text:p>
          </table:table-cell>
          <table:table-cell table:style-name="ce91" office:value-type="string" calcext:value-type="string">
            <text:p>Média</text:p>
          </table:table-cell>
          <table:table-cell table:style-name="ce91" office:value-type="string" calcext:value-type="string">
            <text:p>Desvio padrão</text:p>
          </table:table-cell>
          <table:covered-table-cell table:number-columns-repeated="4" table:style-name="ce91"/>
          <table:table-cell table:style-name="ce91" office:value-type="string" calcext:value-type="string">
            <text:p>Melhor</text:p>
          </table:table-cell>
          <table:table-cell table:style-name="ce91" office:value-type="string" calcext:value-type="string">
            <text:p>Média</text:p>
          </table:table-cell>
          <table:table-cell table:style-name="ce91" office:value-type="string" calcext:value-type="string">
            <text:p>Desvio Padrão</text:p>
          </table:table-cell>
          <table:table-cell table:style-name="ce91" office:value-type="string" calcext:value-type="string">
            <text:p>Melhor</text:p>
          </table:table-cell>
          <table:table-cell table:style-name="ce91" office:value-type="string" calcext:value-type="string">
            <text:p>Média</text:p>
          </table:table-cell>
          <table:table-cell table:style-name="ce91" office:value-type="string" calcext:value-type="string">
            <text:p>Desvio padrão</text:p>
          </table:table-cell>
          <table:covered-table-cell table:number-columns-repeated="2" table:style-name="ce91"/>
        </table:table-row>
        <table:table-row table:style-name="ro1">
          <table:table-cell table:style-name="ce97" office:value-type="string" calcext:value-type="string">
            <text:p>B-n57-k7</text:p>
          </table:table-cell>
          <table:table-cell table:style-name="ce100" office:value-type="float" office:value="1153" calcext:value-type="float">
            <text:p>1.153</text:p>
          </table:table-cell>
          <table:table-cell table:style-name="ce100" office:value-type="float" office:value="1144" calcext:value-type="float">
            <text:p>1.144</text:p>
          </table:table-cell>
          <table:table-cell table:style-name="ce103" office:value-type="float" office:value="1152.4" calcext:value-type="float">
            <text:p>1.152,40</text:p>
          </table:table-cell>
          <table:table-cell table:style-name="ce106" office:value-type="float" office:value="13.7222447143315" calcext:value-type="float">
            <text:p>13,722</text:p>
          </table:table-cell>
          <table:table-cell table:style-name="ce109" office:value-type="float" office:value="81576" calcext:value-type="float">
            <text:p>81,576 s</text:p>
          </table:table-cell>
          <table:table-cell table:style-name="ce109" office:value-type="float" office:value="136093.8" calcext:value-type="float">
            <text:p>136,094 s</text:p>
          </table:table-cell>
          <table:table-cell table:style-name="ce109" office:value-type="float" office:value="56927.0077397363" calcext:value-type="float">
            <text:p>56,927 s</text:p>
          </table:table-cell>
          <table:table-cell table:style-name="ce204" office:value-type="percentage" office:value="-0.00780572419774501" calcext:value-type="percentage">
            <text:p>-0,78%</text:p>
          </table:table-cell>
          <table:table-cell table:style-name="ce207" office:value-type="percentage" office:value="-0.000520381613182922" calcext:value-type="percentage">
            <text:p>-0,05%</text:p>
          </table:table-cell>
          <table:table-cell office:value-type="string" calcext:value-type="string">
            <text:p>B-n45-k6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 office:value-type="float" office:value="695.4" calcext:value-type="float">
            <text:p>695,40</text:p>
          </table:table-cell>
          <table:table-cell office:value-type="float" office:value="11.5021737076085" calcext:value-type="float">
            <text:p>11,502</text:p>
          </table:table-cell>
          <table:table-cell office:value-type="float" office:value="107393" calcext:value-type="float">
            <text:p>107,393 s</text:p>
          </table:table-cell>
          <table:table-cell office:value-type="float" office:value="175655.4" calcext:value-type="float">
            <text:p>175,655 s</text:p>
          </table:table-cell>
          <table:table-cell office:value-type="float" office:value="57349.942260651" calcext:value-type="float">
            <text:p>57,350 s</text:p>
          </table:table-cell>
          <table:table-cell office:value-type="percentage" office:value="0.0088495575221239" calcext:value-type="percentage">
            <text:p>0,88%</text:p>
          </table:table-cell>
          <table:table-cell office:value-type="percentage" office:value="0.0256637168141593" calcext:value-type="percentage">
            <text:p>2,57%</text:p>
          </table:table-cell>
        </table:table-row>
        <table:table-row table:style-name="ro1">
          <table:table-cell office:value-type="string" calcext:value-type="string">
            <text:p>A-n33-k6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3.2" calcext:value-type="float">
            <text:p>743,20</text:p>
          </table:table-cell>
          <table:table-cell office:value-type="float" office:value="0.447213595499958" calcext:value-type="float">
            <text:p>0,447</text:p>
          </table:table-cell>
          <table:table-cell office:value-type="float" office:value="34190" calcext:value-type="float">
            <text:p>34,190 s</text:p>
          </table:table-cell>
          <table:table-cell office:value-type="float" office:value="39864.4" calcext:value-type="float">
            <text:p>39,864 s</text:p>
          </table:table-cell>
          <table:table-cell office:value-type="float" office:value="3840.78420377922" calcext:value-type="float">
            <text:p>3,841 s</text:p>
          </table:table-cell>
          <table:table-cell office:value-type="percentage" office:value="0.00134770889487871" calcext:value-type="percentage">
            <text:p>0,13%</text:p>
          </table:table-cell>
          <table:table-cell office:value-type="percentage" office:value="0.00161725067385451" calcext:value-type="percentage">
            <text:p>0,16%</text:p>
          </table:table-cell>
          <table:table-cell office:value-type="string" calcext:value-type="string">
            <text:p>A-n45-k7</text:p>
          </table:table-cell>
          <table:table-cell office:value-type="float" office:value="1146" calcext:value-type="float">
            <text:p>1.146</text:p>
          </table:table-cell>
          <table:table-cell office:value-type="float" office:value="1164" calcext:value-type="float">
            <text:p>1.164</text:p>
          </table:table-cell>
          <table:table-cell office:value-type="float" office:value="1176.6" calcext:value-type="float">
            <text:p>1.176,60</text:p>
          </table:table-cell>
          <table:table-cell office:value-type="float" office:value="11.9707978013163" calcext:value-type="float">
            <text:p>11,971</text:p>
          </table:table-cell>
          <table:table-cell office:value-type="float" office:value="131538" calcext:value-type="float">
            <text:p>131,538 s</text:p>
          </table:table-cell>
          <table:table-cell office:value-type="float" office:value="199275.8" calcext:value-type="float">
            <text:p>199,276 s</text:p>
          </table:table-cell>
          <table:table-cell office:value-type="float" office:value="66321.7191438823" calcext:value-type="float">
            <text:p>66,322 s</text:p>
          </table:table-cell>
          <table:table-cell office:value-type="percentage" office:value="0.0157068062827225" calcext:value-type="percentage">
            <text:p>1,57%</text:p>
          </table:table-cell>
          <table:table-cell office:value-type="percentage" office:value="0.0267015706806282" calcext:value-type="percentage">
            <text:p>2,67%</text:p>
          </table:table-cell>
        </table:table-row>
        <table:table-row table:style-name="ro1">
          <table:table-cell office:value-type="string" calcext:value-type="string">
            <text:p>B-n34-k5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791.4" calcext:value-type="float">
            <text:p>791,40</text:p>
          </table:table-cell>
          <table:table-cell office:value-type="float" office:value="3.13049516849971" calcext:value-type="float">
            <text:p>3,130</text:p>
          </table:table-cell>
          <table:table-cell office:value-type="float" office:value="101282" calcext:value-type="float">
            <text:p>101,282 s</text:p>
          </table:table-cell>
          <table:table-cell office:value-type="float" office:value="135407.6" calcext:value-type="float">
            <text:p>135,408 s</text:p>
          </table:table-cell>
          <table:table-cell office:value-type="float" office:value="48106.1099684853" calcext:value-type="float">
            <text:p>48,106 s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31472081218271" calcext:value-type="percentage">
            <text:p>0,43%</text:p>
          </table:table-cell>
          <table:table-cell office:value-type="string" calcext:value-type="string">
            <text:p>A-n63-k10</text:p>
          </table:table-cell>
          <table:table-cell office:value-type="float" office:value="1314" calcext:value-type="float">
            <text:p>1.314</text:p>
          </table:table-cell>
          <table:table-cell office:value-type="float" office:value="1335" calcext:value-type="float">
            <text:p>1.335</text:p>
          </table:table-cell>
          <table:table-cell office:value-type="float" office:value="1354.2" calcext:value-type="float">
            <text:p>1.354,20</text:p>
          </table:table-cell>
          <table:table-cell office:value-type="float" office:value="18.1024860171193" calcext:value-type="float">
            <text:p>18,102</text:p>
          </table:table-cell>
          <table:table-cell office:value-type="float" office:value="199107" calcext:value-type="float">
            <text:p>199,107 s</text:p>
          </table:table-cell>
          <table:table-cell office:value-type="float" office:value="222768" calcext:value-type="float">
            <text:p>222,768 s</text:p>
          </table:table-cell>
          <table:table-cell office:value-type="float" office:value="31950.2949986381" calcext:value-type="float">
            <text:p>31,950 s</text:p>
          </table:table-cell>
          <table:table-cell office:value-type="percentage" office:value="0.0159817351598174" calcext:value-type="percentage">
            <text:p>1,60%</text:p>
          </table:table-cell>
          <table:table-cell office:value-type="percentage" office:value="0.0305936073059361" calcext:value-type="percentage">
            <text:p>3,06%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88.2" calcext:value-type="float">
            <text:p>788,20</text:p>
          </table:table-cell>
          <table:table-cell office:value-type="float" office:value="6.64830805543787" calcext:value-type="float">
            <text:p>6,648</text:p>
          </table:table-cell>
          <table:table-cell office:value-type="float" office:value="28290" calcext:value-type="float">
            <text:p>28,290 s</text:p>
          </table:table-cell>
          <table:table-cell office:value-type="float" office:value="69664.4" calcext:value-type="float">
            <text:p>69,664 s</text:p>
          </table:table-cell>
          <table:table-cell office:value-type="float" office:value="61009.7382333345" calcext:value-type="float">
            <text:p>61,010 s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35714285714292" calcext:value-type="percentage">
            <text:p>0,54%</text:p>
          </table:table-cell>
          <table:table-cell office:value-type="string" calcext:value-type="string">
            <text:p>B-n66-k9</text:p>
          </table:table-cell>
          <table:table-cell office:value-type="float" office:value="1316" calcext:value-type="float">
            <text:p>1.316</text:p>
          </table:table-cell>
          <table:table-cell office:value-type="float" office:value="1346" calcext:value-type="float">
            <text:p>1.346</text:p>
          </table:table-cell>
          <table:table-cell office:value-type="float" office:value="1360.8" calcext:value-type="float">
            <text:p>1.360,80</text:p>
          </table:table-cell>
          <table:table-cell office:value-type="float" office:value="11.861703081767" calcext:value-type="float">
            <text:p>11,862</text:p>
          </table:table-cell>
          <table:table-cell office:value-type="float" office:value="271437" calcext:value-type="float">
            <text:p>271,437 s</text:p>
          </table:table-cell>
          <table:table-cell office:value-type="float" office:value="292540.4" calcext:value-type="float">
            <text:p>292,540 s</text:p>
          </table:table-cell>
          <table:table-cell office:value-type="float" office:value="12318.5984917116" calcext:value-type="float">
            <text:p>12,319 s</text:p>
          </table:table-cell>
          <table:table-cell office:value-type="percentage" office:value="0.0227963525835866" calcext:value-type="percentage">
            <text:p>2,28%</text:p>
          </table:table-cell>
          <table:table-cell office:value-type="percentage" office:value="0.0340425531914893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A-n33-k5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6.2" calcext:value-type="float">
            <text:p>666,20</text:p>
          </table:table-cell>
          <table:table-cell office:value-type="float" office:value="7.25947656515262" calcext:value-type="float">
            <text:p>7,259</text:p>
          </table:table-cell>
          <table:table-cell office:value-type="float" office:value="36083" calcext:value-type="float">
            <text:p>36,083 s</text:p>
          </table:table-cell>
          <table:table-cell office:value-type="float" office:value="46964.4" calcext:value-type="float">
            <text:p>46,964 s</text:p>
          </table:table-cell>
          <table:table-cell office:value-type="float" office:value="12987.2528003423" calcext:value-type="float">
            <text:p>12,987 s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86686838124061" calcext:value-type="percentage">
            <text:p>0,79%</text:p>
          </table:table-cell>
          <table:table-cell office:value-type="string" calcext:value-type="string">
            <text:p>A-n39-k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851.2" calcext:value-type="float">
            <text:p>851,20</text:p>
          </table:table-cell>
          <table:table-cell office:value-type="float" office:value="6.45755371638518" calcext:value-type="float">
            <text:p>6,458</text:p>
          </table:table-cell>
          <table:table-cell office:value-type="float" office:value="95743" calcext:value-type="float">
            <text:p>95,743 s</text:p>
          </table:table-cell>
          <table:table-cell office:value-type="float" office:value="142138.8" calcext:value-type="float">
            <text:p>142,139 s</text:p>
          </table:table-cell>
          <table:table-cell office:value-type="float" office:value="34131.6174565461" calcext:value-type="float">
            <text:p>34,132 s</text:p>
          </table:table-cell>
          <table:table-cell office:value-type="percentage" office:value="0.0231143552311436" calcext:value-type="percentage">
            <text:p>2,31%</text:p>
          </table:table-cell>
          <table:table-cell office:value-type="percentage" office:value="0.0355231143552312" calcext:value-type="percentage">
            <text:p>3,55%</text:p>
          </table:table-cell>
        </table:table-row>
        <table:table-row table:style-name="ro1">
          <table:table-cell office:value-type="string" calcext:value-type="string">
            <text:p>B-n38-k6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812.2" calcext:value-type="float">
            <text:p>812,20</text:p>
          </table:table-cell>
          <table:table-cell office:value-type="float" office:value="5.06951674225463" calcext:value-type="float">
            <text:p>5,070</text:p>
          </table:table-cell>
          <table:table-cell office:value-type="float" office:value="62150" calcext:value-type="float">
            <text:p>62,150 s</text:p>
          </table:table-cell>
          <table:table-cell office:value-type="float" office:value="123538" calcext:value-type="float">
            <text:p>123,538 s</text:p>
          </table:table-cell>
          <table:table-cell office:value-type="float" office:value="84066.8005844162" calcext:value-type="float">
            <text:p>84,067 s</text:p>
          </table:table-cell>
          <table:table-cell office:value-type="percentage" office:value="0.00248447204968944" calcext:value-type="percentage">
            <text:p>0,25%</text:p>
          </table:table-cell>
          <table:table-cell office:value-type="percentage" office:value="0.00894409937888204" calcext:value-type="percentage">
            <text:p>0,89%</text:p>
          </table:table-cell>
          <table:table-cell office:value-type="string" calcext:value-type="string">
            <text:p>A-n55-k9</text:p>
          </table:table-cell>
          <table:table-cell office:value-type="float" office:value="1073" calcext:value-type="float">
            <text:p>1.073</text:p>
          </table:table-cell>
          <table:table-cell office:value-type="float" office:value="1089" calcext:value-type="float">
            <text:p>1.089</text:p>
          </table:table-cell>
          <table:table-cell office:value-type="float" office:value="1111.6" calcext:value-type="float">
            <text:p>1.111,60</text:p>
          </table:table-cell>
          <table:table-cell office:value-type="float" office:value="22.4343486644921" calcext:value-type="float">
            <text:p>22,434</text:p>
          </table:table-cell>
          <table:table-cell office:value-type="float" office:value="166628" calcext:value-type="float">
            <text:p>166,628 s</text:p>
          </table:table-cell>
          <table:table-cell office:value-type="float" office:value="213590.4" calcext:value-type="float">
            <text:p>213,590 s</text:p>
          </table:table-cell>
          <table:table-cell office:value-type="float" office:value="53256.1509339532" calcext:value-type="float">
            <text:p>53,256 s</text:p>
          </table:table-cell>
          <table:table-cell office:value-type="percentage" office:value="0.0149114631873253" calcext:value-type="percentage">
            <text:p>1,49%</text:p>
          </table:table-cell>
          <table:table-cell office:value-type="percentage" office:value="0.0359739049394221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A-n37-k6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8.6" calcext:value-type="float">
            <text:p>958,60</text:p>
          </table:table-cell>
          <table:table-cell office:value-type="float" office:value="7.63544366752843" calcext:value-type="float">
            <text:p>7,635</text:p>
          </table:table-cell>
          <table:table-cell office:value-type="float" office:value="85673" calcext:value-type="float">
            <text:p>85,673 s</text:p>
          </table:table-cell>
          <table:table-cell office:value-type="float" office:value="148079" calcext:value-type="float">
            <text:p>148,079 s</text:p>
          </table:table-cell>
          <table:table-cell office:value-type="float" office:value="73539.028821436" calcext:value-type="float">
            <text:p>73,539 s</text:p>
          </table:table-cell>
          <table:table-cell office:value-type="percentage" office:value="0.00105374077976818" calcext:value-type="percentage">
            <text:p>0,11%</text:p>
          </table:table-cell>
          <table:table-cell office:value-type="percentage" office:value="0.0101159114857745" calcext:value-type="percentage">
            <text:p>1,01%</text:p>
          </table:table-cell>
          <table:table-cell office:value-type="string" calcext:value-type="string">
            <text:p>A-n65-k9</text:p>
          </table:table-cell>
          <table:table-cell office:value-type="float" office:value="1174" calcext:value-type="float">
            <text:p>1.174</text:p>
          </table:table-cell>
          <table:table-cell office:value-type="float" office:value="1199" calcext:value-type="float">
            <text:p>1.199</text:p>
          </table:table-cell>
          <table:table-cell office:value-type="float" office:value="1219.4" calcext:value-type="float">
            <text:p>1.219,40</text:p>
          </table:table-cell>
          <table:table-cell office:value-type="float" office:value="20.4646035876584" calcext:value-type="float">
            <text:p>20,465</text:p>
          </table:table-cell>
          <table:table-cell office:value-type="float" office:value="234204" calcext:value-type="float">
            <text:p>234,204 s</text:p>
          </table:table-cell>
          <table:table-cell office:value-type="float" office:value="266912.8" calcext:value-type="float">
            <text:p>266,913 s</text:p>
          </table:table-cell>
          <table:table-cell office:value-type="float" office:value="24726.9442754255" calcext:value-type="float">
            <text:p>24,727 s</text:p>
          </table:table-cell>
          <table:table-cell office:value-type="percentage" office:value="0.0212947189097104" calcext:value-type="percentage">
            <text:p>2,13%</text:p>
          </table:table-cell>
          <table:table-cell office:value-type="percentage" office:value="0.0386712095400342" calcext:value-type="percentage">
            <text:p>3,87%</text:p>
          </table:table-cell>
        </table:table-row>
        <table:table-row table:style-name="ro1">
          <table:table-cell office:value-type="string" calcext:value-type="string">
            <text:p>B-n35-k5</text:p>
          </table:table-cell>
          <table:table-cell office:value-type="float" office:value="955" calcext:value-type="float">
            <text:p>955</text:p>
          </table:table-cell>
          <table:table-cell office:value-type="float" office:value="958" calcext:value-type="float">
            <text:p>958</text:p>
          </table:table-cell>
          <table:table-cell office:value-type="float" office:value="967" calcext:value-type="float">
            <text:p>967,00</text:p>
          </table:table-cell>
          <table:table-cell office:value-type="float" office:value="9.16515138991168" calcext:value-type="float">
            <text:p>9,165</text:p>
          </table:table-cell>
          <table:table-cell office:value-type="float" office:value="86239" calcext:value-type="float">
            <text:p>86,239 s</text:p>
          </table:table-cell>
          <table:table-cell office:value-type="float" office:value="107404.8" calcext:value-type="float">
            <text:p>107,405 s</text:p>
          </table:table-cell>
          <table:table-cell office:value-type="float" office:value="19070.7198133683" calcext:value-type="float">
            <text:p>19,071 s</text:p>
          </table:table-cell>
          <table:table-cell office:value-type="percentage" office:value="0.0031413612565445" calcext:value-type="percentage">
            <text:p>0,31%</text:p>
          </table:table-cell>
          <table:table-cell office:value-type="percentage" office:value="0.012565445026178" calcext:value-type="percentage">
            <text:p>1,26%</text:p>
          </table:table-cell>
          <table:table-cell office:value-type="string" calcext:value-type="string">
            <text:p>A-n62-k8</text:p>
          </table:table-cell>
          <table:table-cell office:value-type="float" office:value="1288" calcext:value-type="float">
            <text:p>1.288</text:p>
          </table:table-cell>
          <table:table-cell office:value-type="float" office:value="1310" calcext:value-type="float">
            <text:p>1.310</text:p>
          </table:table-cell>
          <table:table-cell office:value-type="float" office:value="1341.6" calcext:value-type="float">
            <text:p>1.341,60</text:p>
          </table:table-cell>
          <table:table-cell office:value-type="float" office:value="27.1071946169278" calcext:value-type="float">
            <text:p>27,107</text:p>
          </table:table-cell>
          <table:table-cell office:value-type="float" office:value="195280" calcext:value-type="float">
            <text:p>195,280 s</text:p>
          </table:table-cell>
          <table:table-cell office:value-type="float" office:value="216482.6" calcext:value-type="float">
            <text:p>216,483 s</text:p>
          </table:table-cell>
          <table:table-cell office:value-type="float" office:value="27014.7941098947" calcext:value-type="float">
            <text:p>27,015 s</text:p>
          </table:table-cell>
          <table:table-cell office:value-type="percentage" office:value="0.0170807453416149" calcext:value-type="percentage">
            <text:p>1,71%</text:p>
          </table:table-cell>
          <table:table-cell office:value-type="percentage" office:value="0.0416149068322981" calcext:value-type="percentage">
            <text:p>4,16%</text:p>
          </table:table-cell>
        </table:table-row>
        <table:table-row table:style-name="ro1">
          <table:table-cell office:value-type="string" calcext:value-type="string">
            <text:p>B-n43-k6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51.4" calcext:value-type="float">
            <text:p>751,40</text:p>
          </table:table-cell>
          <table:table-cell office:value-type="float" office:value="6.8044103344816" calcext:value-type="float">
            <text:p>6,804</text:p>
          </table:table-cell>
          <table:table-cell office:value-type="float" office:value="46432" calcext:value-type="float">
            <text:p>46,432 s</text:p>
          </table:table-cell>
          <table:table-cell office:value-type="float" office:value="104636.6" calcext:value-type="float">
            <text:p>104,637 s</text:p>
          </table:table-cell>
          <table:table-cell office:value-type="float" office:value="50931.3608182621" calcext:value-type="float">
            <text:p>50,931 s</text:p>
          </table:table-cell>
          <table:table-cell office:value-type="percentage" office:value="0.00134770889487871" calcext:value-type="percentage">
            <text:p>0,13%</text:p>
          </table:table-cell>
          <table:table-cell office:value-type="percentage" office:value="0.0126684636118598" calcext:value-type="percentage">
            <text:p>1,27%</text:p>
          </table:table-cell>
          <table:table-cell office:value-type="string" calcext:value-type="string">
            <text:p>B-n56-k7</text:p>
          </table:table-cell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float" office:value="737.8" calcext:value-type="float">
            <text:p>737,80</text:p>
          </table:table-cell>
          <table:table-cell office:value-type="float" office:value="10.084641788383" calcext:value-type="float">
            <text:p>10,085</text:p>
          </table:table-cell>
          <table:table-cell office:value-type="float" office:value="233358" calcext:value-type="float">
            <text:p>233,358 s</text:p>
          </table:table-cell>
          <table:table-cell office:value-type="float" office:value="266596.8" calcext:value-type="float">
            <text:p>266,597 s</text:p>
          </table:table-cell>
          <table:table-cell office:value-type="float" office:value="27010.2547044636" calcext:value-type="float">
            <text:p>27,010 s</text:p>
          </table:table-cell>
          <table:table-cell office:value-type="percentage" office:value="0.0226308345120226" calcext:value-type="percentage">
            <text:p>2,26%</text:p>
          </table:table-cell>
          <table:table-cell office:value-type="percentage" office:value="0.0435643564356435" calcext:value-type="percentage">
            <text:p>4,36%</text:p>
          </table:table-cell>
        </table:table-row>
        <table:table-row table:style-name="ro1">
          <table:table-cell office:value-type="string" calcext:value-type="string">
            <text:p>B-n51-k7</text:p>
          </table:table-cell>
          <table:table-cell office:value-type="float" office:value="1032" calcext:value-type="float">
            <text:p>1.032</text:p>
          </table:table-cell>
          <table:table-cell office:value-type="float" office:value="1030" calcext:value-type="float">
            <text:p>1.030</text:p>
          </table:table-cell>
          <table:table-cell office:value-type="float" office:value="1045.2" calcext:value-type="float">
            <text:p>1.045,20</text:p>
          </table:table-cell>
          <table:table-cell office:value-type="float" office:value="28.4815729902686" calcext:value-type="float">
            <text:p>28,482</text:p>
          </table:table-cell>
          <table:table-cell office:value-type="float" office:value="63342" calcext:value-type="float">
            <text:p>63,342 s</text:p>
          </table:table-cell>
          <table:table-cell office:value-type="float" office:value="127225" calcext:value-type="float">
            <text:p>127,225 s</text:p>
          </table:table-cell>
          <table:table-cell office:value-type="float" office:value="96037.1409637959" calcext:value-type="float">
            <text:p>96,037 s</text:p>
          </table:table-cell>
          <table:table-cell office:value-type="percentage" office:value="-0.00193798449612403" calcext:value-type="percentage">
            <text:p>-0,19%</text:p>
          </table:table-cell>
          <table:table-cell office:value-type="percentage" office:value="0.0127906976744187" calcext:value-type="percentage">
            <text:p>1,28%</text:p>
          </table:table-cell>
          <table:table-cell office:value-type="string" calcext:value-type="string">
            <text:p>A-n46-k7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54.4" calcext:value-type="float">
            <text:p>954,40</text:p>
          </table:table-cell>
          <table:table-cell office:value-type="float" office:value="27.0425590505041" calcext:value-type="float">
            <text:p>27,043</text:p>
          </table:table-cell>
          <table:table-cell office:value-type="float" office:value="119793" calcext:value-type="float">
            <text:p>119,793 s</text:p>
          </table:table-cell>
          <table:table-cell office:value-type="float" office:value="185939" calcext:value-type="float">
            <text:p>185,939 s</text:p>
          </table:table-cell>
          <table:table-cell office:value-type="float" office:value="55327.1066657204" calcext:value-type="float">
            <text:p>55,327 s</text:p>
          </table:table-cell>
          <table:table-cell office:value-type="percentage" office:value="0.00109409190371991" calcext:value-type="percentage">
            <text:p>0,11%</text:p>
          </table:table-cell>
          <table:table-cell office:value-type="percentage" office:value="0.0442013129102844" calcext:value-type="percentage">
            <text:p>4,42%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1312" calcext:value-type="float">
            <text:p>1.312</text:p>
          </table:table-cell>
          <table:table-cell office:value-type="float" office:value="1325" calcext:value-type="float">
            <text:p>1.325</text:p>
          </table:table-cell>
          <table:table-cell office:value-type="float" office:value="1330.2" calcext:value-type="float">
            <text:p>1.330,20</text:p>
          </table:table-cell>
          <table:table-cell office:value-type="float" office:value="5.6302753041037" calcext:value-type="float">
            <text:p>5,630</text:p>
          </table:table-cell>
          <table:table-cell office:value-type="float" office:value="54248" calcext:value-type="float">
            <text:p>54,248 s</text:p>
          </table:table-cell>
          <table:table-cell office:value-type="float" office:value="81467.6" calcext:value-type="float">
            <text:p>81,468 s</text:p>
          </table:table-cell>
          <table:table-cell office:value-type="float" office:value="18862.5157468457" calcext:value-type="float">
            <text:p>18,863 s</text:p>
          </table:table-cell>
          <table:table-cell office:value-type="percentage" office:value="0.00990853658536586" calcext:value-type="percentage">
            <text:p>0,99%</text:p>
          </table:table-cell>
          <table:table-cell office:value-type="percentage" office:value="0.0138719512195122" calcext:value-type="percentage">
            <text:p>1,39%</text:p>
          </table:table-cell>
          <table:table-cell office:value-type="string" calcext:value-type="string">
            <text:p>A-n63-k9</text:p>
          </table:table-cell>
          <table:table-cell office:value-type="float" office:value="1616" calcext:value-type="float">
            <text:p>1.616</text:p>
          </table:table-cell>
          <table:table-cell office:value-type="float" office:value="1645" calcext:value-type="float">
            <text:p>1.645</text:p>
          </table:table-cell>
          <table:table-cell office:value-type="float" office:value="1689.6" calcext:value-type="float">
            <text:p>1.689,60</text:p>
          </table:table-cell>
          <table:table-cell office:value-type="float" office:value="37.5206609749882" calcext:value-type="float">
            <text:p>37,521</text:p>
          </table:table-cell>
          <table:table-cell office:value-type="float" office:value="237080" calcext:value-type="float">
            <text:p>237,080 s</text:p>
          </table:table-cell>
          <table:table-cell office:value-type="float" office:value="257285.6" calcext:value-type="float">
            <text:p>257,286 s</text:p>
          </table:table-cell>
          <table:table-cell office:value-type="float" office:value="26016.6614749087" calcext:value-type="float">
            <text:p>26,017 s</text:p>
          </table:table-cell>
          <table:table-cell office:value-type="percentage" office:value="0.0179455445544554" calcext:value-type="percentage">
            <text:p>1,79%</text:p>
          </table:table-cell>
          <table:table-cell office:value-type="percentage" office:value="0.0455445544554455" calcext:value-type="percentage">
            <text:p>4,55%</text:p>
          </table:table-cell>
        </table:table-row>
        <table:table-row table:style-name="ro1">
          <table:table-cell office:value-type="string" calcext:value-type="string">
            <text:p>B-n41-k6</text:p>
          </table:table-cell>
          <table:table-cell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 office:value-type="float" office:value="841.2" calcext:value-type="float">
            <text:p>841,20</text:p>
          </table:table-cell>
          <table:table-cell office:value-type="float" office:value="12.1942609452152" calcext:value-type="float">
            <text:p>12,194</text:p>
          </table:table-cell>
          <table:table-cell office:value-type="float" office:value="50432" calcext:value-type="float">
            <text:p>50,432 s</text:p>
          </table:table-cell>
          <table:table-cell office:value-type="float" office:value="142600.8" calcext:value-type="float">
            <text:p>142,601 s</text:p>
          </table:table-cell>
          <table:table-cell office:value-type="float" office:value="57824.8156737226" calcext:value-type="float">
            <text:p>57,825 s</text:p>
          </table:table-cell>
          <table:table-cell office:value-type="percentage" office:value="0.00361881785283474" calcext:value-type="percentage">
            <text:p>0,36%</text:p>
          </table:table-cell>
          <table:table-cell office:value-type="percentage" office:value="0.0147165259348613" calcext:value-type="percentage">
            <text:p>1,47%</text:p>
          </table:table-cell>
          <table:table-cell office:value-type="string" calcext:value-type="string">
            <text:p>A-n48-k7</text:p>
          </table:table-cell>
          <table:table-cell office:value-type="float" office:value="1073" calcext:value-type="float">
            <text:p>1.073</text:p>
          </table:table-cell>
          <table:table-cell office:value-type="float" office:value="1102" calcext:value-type="float">
            <text:p>1.102</text:p>
          </table:table-cell>
          <table:table-cell office:value-type="float" office:value="1123" calcext:value-type="float">
            <text:p>1.123,00</text:p>
          </table:table-cell>
          <table:table-cell office:value-type="float" office:value="12.9034879005639" calcext:value-type="float">
            <text:p>12,903</text:p>
          </table:table-cell>
          <table:table-cell office:value-type="float" office:value="94247" calcext:value-type="float">
            <text:p>94,247 s</text:p>
          </table:table-cell>
          <table:table-cell office:value-type="float" office:value="147684.8" calcext:value-type="float">
            <text:p>147,685 s</text:p>
          </table:table-cell>
          <table:table-cell office:value-type="float" office:value="37210.9765418754" calcext:value-type="float">
            <text:p>37,211 s</text:p>
          </table:table-cell>
          <table:table-cell office:value-type="percentage" office:value="0.027027027027027" calcext:value-type="percentage">
            <text:p>2,70%</text:p>
          </table:table-cell>
          <table:table-cell office:value-type="percentage" office:value="0.0465983224603914" calcext:value-type="percentage">
            <text:p>4,66%</text:p>
          </table:table-cell>
        </table:table-row>
        <table:table-row table:style-name="ro1">
          <table:table-cell office:value-type="string" calcext:value-type="string">
            <text:p>B-n52-k7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59.4" calcext:value-type="float">
            <text:p>759,40</text:p>
          </table:table-cell>
          <table:table-cell office:value-type="float" office:value="20.5499391726594" calcext:value-type="float">
            <text:p>20,550</text:p>
          </table:table-cell>
          <table:table-cell office:value-type="float" office:value="143901" calcext:value-type="float">
            <text:p>143,901 s</text:p>
          </table:table-cell>
          <table:table-cell office:value-type="float" office:value="227896.2" calcext:value-type="float">
            <text:p>227,896 s</text:p>
          </table:table-cell>
          <table:table-cell office:value-type="float" office:value="63490.0644802004" calcext:value-type="float">
            <text:p>63,490 s</text:p>
          </table:table-cell>
          <table:table-cell office:value-type="percentage" office:value="0.00133868808567604" calcext:value-type="percentage">
            <text:p>0,13%</text:p>
          </table:table-cell>
          <table:table-cell office:value-type="percentage" office:value="0.0165997322623828" calcext:value-type="percentage">
            <text:p>1,66%</text:p>
          </table:table-cell>
          <table:table-cell office:value-type="string" calcext:value-type="string">
            <text:p>A-n45-k6</text:p>
          </table:table-cell>
          <table:table-cell office:value-type="float" office:value="944" calcext:value-type="float">
            <text:p>944</text:p>
          </table:table-cell>
          <table:table-cell office:value-type="float" office:value="983" calcext:value-type="float">
            <text:p>983</text:p>
          </table:table-cell>
          <table:table-cell office:value-type="float" office:value="988" calcext:value-type="float">
            <text:p>988,00</text:p>
          </table:table-cell>
          <table:table-cell office:value-type="float" office:value="5.95818764390649" calcext:value-type="float">
            <text:p>5,958</text:p>
          </table:table-cell>
          <table:table-cell office:value-type="float" office:value="120978" calcext:value-type="float">
            <text:p>120,978 s</text:p>
          </table:table-cell>
          <table:table-cell office:value-type="float" office:value="161708.4" calcext:value-type="float">
            <text:p>161,708 s</text:p>
          </table:table-cell>
          <table:table-cell office:value-type="float" office:value="61549.5789693155" calcext:value-type="float">
            <text:p>61,550 s</text:p>
          </table:table-cell>
          <table:table-cell office:value-type="percentage" office:value="0.0413135593220339" calcext:value-type="percentage">
            <text:p>4,13%</text:p>
          </table:table-cell>
          <table:table-cell office:value-type="percentage" office:value="0.0466101694915254" calcext:value-type="percentage">
            <text:p>4,66%</text:p>
          </table:table-cell>
        </table:table-row>
        <table:table-row table:style-name="ro1">
          <table:table-cell office:value-type="string" calcext:value-type="string">
            <text:p>A-n34-k5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,00</text:p>
          </table:table-cell>
          <table:table-cell office:value-type="float" office:value="7.58287544405155" calcext:value-type="float">
            <text:p>7,583</text:p>
          </table:table-cell>
          <table:table-cell office:value-type="float" office:value="72279" calcext:value-type="float">
            <text:p>72,279 s</text:p>
          </table:table-cell>
          <table:table-cell office:value-type="float" office:value="149699.6" calcext:value-type="float">
            <text:p>149,700 s</text:p>
          </table:table-cell>
          <table:table-cell office:value-type="float" office:value="83668.7510980055" calcext:value-type="float">
            <text:p>83,669 s</text:p>
          </table:table-cell>
          <table:table-cell office:value-type="percentage" office:value="0.0025706940874036" calcext:value-type="percentage">
            <text:p>0,26%</text:p>
          </table:table-cell>
          <table:table-cell office:value-type="percentage" office:value="0.0167095115681234" calcext:value-type="percentage">
            <text:p>1,67%</text:p>
          </table:table-cell>
          <table:table-cell office:value-type="string" calcext:value-type="string">
            <text:p>A-n61-k9</text:p>
          </table:table-cell>
          <table:table-cell office:value-type="float" office:value="1034" calcext:value-type="float">
            <text:p>1.034</text:p>
          </table:table-cell>
          <table:table-cell office:value-type="float" office:value="1067" calcext:value-type="float">
            <text:p>1.067</text:p>
          </table:table-cell>
          <table:table-cell office:value-type="float" office:value="1083.8" calcext:value-type="float">
            <text:p>1.083,80</text:p>
          </table:table-cell>
          <table:table-cell office:value-type="float" office:value="19.8670581616907" calcext:value-type="float">
            <text:p>19,867</text:p>
          </table:table-cell>
          <table:table-cell office:value-type="float" office:value="130038" calcext:value-type="float">
            <text:p>130,038 s</text:p>
          </table:table-cell>
          <table:table-cell office:value-type="float" office:value="181481.8" calcext:value-type="float">
            <text:p>181,482 s</text:p>
          </table:table-cell>
          <table:table-cell office:value-type="float" office:value="46198.2950356396" calcext:value-type="float">
            <text:p>46,198 s</text:p>
          </table:table-cell>
          <table:table-cell office:value-type="percentage" office:value="0.0319148936170213" calcext:value-type="percentage">
            <text:p>3,19%</text:p>
          </table:table-cell>
          <table:table-cell office:value-type="percentage" office:value="0.0481624758220502" calcext:value-type="percentage">
            <text:p>4,82%</text:p>
          </table:table-cell>
        </table:table-row>
        <table:table-row table:style-name="ro1">
          <table:table-cell office:value-type="string" calcext:value-type="string">
            <text:p>A-n36-k5</text:p>
          </table:table-cell>
          <table:table-cell office:value-type="float" office:value="799" calcext:value-type="float">
            <text:p>799</text:p>
          </table:table-cell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,00</text:p>
          </table:table-cell>
          <table:table-cell office:value-type="float" office:value="6.28490254498827" calcext:value-type="float">
            <text:p>6,285</text:p>
          </table:table-cell>
          <table:table-cell office:value-type="float" office:value="36511" calcext:value-type="float">
            <text:p>36,511 s</text:p>
          </table:table-cell>
          <table:table-cell office:value-type="float" office:value="48787.2" calcext:value-type="float">
            <text:p>48,787 s</text:p>
          </table:table-cell>
          <table:table-cell office:value-type="float" office:value="13801.2926278664" calcext:value-type="float">
            <text:p>13,801 s</text:p>
          </table:table-cell>
          <table:table-cell office:value-type="percentage" office:value="0.0100125156445557" calcext:value-type="percentage">
            <text:p>1,00%</text:p>
          </table:table-cell>
          <table:table-cell office:value-type="percentage" office:value="0.0175219023779725" calcext:value-type="percentage">
            <text:p>1,75%</text:p>
          </table:table-cell>
          <table:table-cell office:value-type="string" calcext:value-type="string">
            <text:p>A-n64-k9</text:p>
          </table:table-cell>
          <table:table-cell office:value-type="float" office:value="1401" calcext:value-type="float">
            <text:p>1.401</text:p>
          </table:table-cell>
          <table:table-cell office:value-type="float" office:value="1454" calcext:value-type="float">
            <text:p>1.454</text:p>
          </table:table-cell>
          <table:table-cell office:value-type="float" office:value="1473.6" calcext:value-type="float">
            <text:p>1.473,60</text:p>
          </table:table-cell>
          <table:table-cell office:value-type="float" office:value="20.7436737344184" calcext:value-type="float">
            <text:p>20,744</text:p>
          </table:table-cell>
          <table:table-cell office:value-type="float" office:value="232041" calcext:value-type="float">
            <text:p>232,041 s</text:p>
          </table:table-cell>
          <table:table-cell office:value-type="float" office:value="268211.2" calcext:value-type="float">
            <text:p>268,211 s</text:p>
          </table:table-cell>
          <table:table-cell office:value-type="float" office:value="27927.6665280148" calcext:value-type="float">
            <text:p>27,928 s</text:p>
          </table:table-cell>
          <table:table-cell office:value-type="percentage" office:value="0.0378301213418986" calcext:value-type="percentage">
            <text:p>3,78%</text:p>
          </table:table-cell>
          <table:table-cell office:value-type="percentage" office:value="0.0518201284796573" calcext:value-type="percentage">
            <text:p>5,18%</text:p>
          </table:table-cell>
        </table:table-row>
        <table:table-row table:style-name="ro1">
          <table:table-cell office:value-type="string" calcext:value-type="string">
            <text:p>B-n45-k5</text:p>
          </table:table-cell>
          <table:table-cell office:value-type="float" office:value="751" calcext:value-type="float">
            <text:p>751</text:p>
          </table:table-cell>
          <table:table-cell office:value-type="float" office:value="760" calcext:value-type="float">
            <text:p>760</text:p>
          </table:table-cell>
          <table:table-cell office:value-type="float" office:value="764.8" calcext:value-type="float">
            <text:p>764,80</text:p>
          </table:table-cell>
          <table:table-cell office:value-type="float" office:value="4.76445169982864" calcext:value-type="float">
            <text:p>4,764</text:p>
          </table:table-cell>
          <table:table-cell office:value-type="float" office:value="118622" calcext:value-type="float">
            <text:p>118,622 s</text:p>
          </table:table-cell>
          <table:table-cell office:value-type="float" office:value="183239.8" calcext:value-type="float">
            <text:p>183,240 s</text:p>
          </table:table-cell>
          <table:table-cell office:value-type="float" office:value="70622.8351151382" calcext:value-type="float">
            <text:p>70,623 s</text:p>
          </table:table-cell>
          <table:table-cell office:value-type="percentage" office:value="0.0119840213049268" calcext:value-type="percentage">
            <text:p>1,20%</text:p>
          </table:table-cell>
          <table:table-cell office:value-type="percentage" office:value="0.018375499334221" calcext:value-type="percentage">
            <text:p>1,84%</text:p>
          </table:table-cell>
          <table:table-cell office:value-type="string" calcext:value-type="string">
            <text:p>B-n64-k9</text:p>
          </table:table-cell>
          <table:table-cell office:value-type="float" office:value="861" calcext:value-type="float">
            <text:p>861</text:p>
          </table:table-cell>
          <table:table-cell office:value-type="float" office:value="897" calcext:value-type="float">
            <text:p>897</text:p>
          </table:table-cell>
          <table:table-cell office:value-type="float" office:value="909.8" calcext:value-type="float">
            <text:p>909,80</text:p>
          </table:table-cell>
          <table:table-cell office:value-type="float" office:value="14.7546602807384" calcext:value-type="float">
            <text:p>14,755</text:p>
          </table:table-cell>
          <table:table-cell office:value-type="float" office:value="288498" calcext:value-type="float">
            <text:p>288,498 s</text:p>
          </table:table-cell>
          <table:table-cell office:value-type="float" office:value="295681.6" calcext:value-type="float">
            <text:p>295,682 s</text:p>
          </table:table-cell>
          <table:table-cell office:value-type="float" office:value="4492.20489292285" calcext:value-type="float">
            <text:p>4,492 s</text:p>
          </table:table-cell>
          <table:table-cell office:value-type="percentage" office:value="0.0418118466898955" calcext:value-type="percentage">
            <text:p>4,18%</text:p>
          </table:table-cell>
          <table:table-cell office:value-type="percentage" office:value="0.0566782810685249" calcext:value-type="percentage">
            <text:p>5,67%</text:p>
          </table:table-cell>
        </table:table-row>
        <table:table-row table:style-name="ro1">
          <table:table-cell office:value-type="string" calcext:value-type="string">
            <text:p>B-n50-k7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55" calcext:value-type="float">
            <text:p>755,00</text:p>
          </table:table-cell>
          <table:table-cell office:value-type="float" office:value="8" calcext:value-type="float">
            <text:p>8,000</text:p>
          </table:table-cell>
          <table:table-cell office:value-type="float" office:value="103063" calcext:value-type="float">
            <text:p>103,063 s</text:p>
          </table:table-cell>
          <table:table-cell office:value-type="float" office:value="134521.8" calcext:value-type="float">
            <text:p>134,522 s</text:p>
          </table:table-cell>
          <table:table-cell office:value-type="float" office:value="38079.3634755099" calcext:value-type="float">
            <text:p>38,079 s</text:p>
          </table:table-cell>
          <table:table-cell office:value-type="percentage" office:value="0.00404858299595142" calcext:value-type="percentage">
            <text:p>0,40%</text:p>
          </table:table-cell>
          <table:table-cell office:value-type="percentage" office:value="0.01889338731444" calcext:value-type="percentage">
            <text:p>1,89%</text:p>
          </table:table-cell>
          <table:table-cell office:value-type="string" calcext:value-type="string">
            <text:p>B-n67-k10</text:p>
          </table:table-cell>
          <table:table-cell office:value-type="float" office:value="1032" calcext:value-type="float">
            <text:p>1.032</text:p>
          </table:table-cell>
          <table:table-cell office:value-type="float" office:value="1071" calcext:value-type="float">
            <text:p>1.071</text:p>
          </table:table-cell>
          <table:table-cell office:value-type="float" office:value="1093.6" calcext:value-type="float">
            <text:p>1.093,60</text:p>
          </table:table-cell>
          <table:table-cell office:value-type="float" office:value="22.1314256205966" calcext:value-type="float">
            <text:p>22,131</text:p>
          </table:table-cell>
          <table:table-cell office:value-type="float" office:value="207155" calcext:value-type="float">
            <text:p>207,155 s</text:p>
          </table:table-cell>
          <table:table-cell office:value-type="float" office:value="269513.4" calcext:value-type="float">
            <text:p>269,513 s</text:p>
          </table:table-cell>
          <table:table-cell office:value-type="float" office:value="35756.9341568877" calcext:value-type="float">
            <text:p>35,757 s</text:p>
          </table:table-cell>
          <table:table-cell office:value-type="percentage" office:value="0.0377906976744186" calcext:value-type="percentage">
            <text:p>3,78%</text:p>
          </table:table-cell>
          <table:table-cell office:value-type="percentage" office:value="0.0596899224806201" calcext:value-type="percentage">
            <text:p>5,97%</text:p>
          </table:table-cell>
        </table:table-row>
        <table:table-row table:style-name="ro1">
          <table:table-cell office:value-type="string" calcext:value-type="string">
            <text:p>A-n39-k6</text:p>
          </table:table-cell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46.8" calcext:value-type="float">
            <text:p>846,80</text:p>
          </table:table-cell>
          <table:table-cell office:value-type="float" office:value="12.6767503722366" calcext:value-type="float">
            <text:p>12,677</text:p>
          </table:table-cell>
          <table:table-cell office:value-type="float" office:value="107027" calcext:value-type="float">
            <text:p>107,027 s</text:p>
          </table:table-cell>
          <table:table-cell office:value-type="float" office:value="131835.6" calcext:value-type="float">
            <text:p>131,836 s</text:p>
          </table:table-cell>
          <table:table-cell office:value-type="float" office:value="41747.0258497537" calcext:value-type="float">
            <text:p>41,747 s</text:p>
          </table:table-cell>
          <table:table-cell office:value-type="percentage" office:value="0.00842358604091456" calcext:value-type="percentage">
            <text:p>0,84%</text:p>
          </table:table-cell>
          <table:table-cell office:value-type="percentage" office:value="0.0190132370637785" calcext:value-type="percentage">
            <text:p>1,90%</text:p>
          </table:table-cell>
          <table:table-cell office:value-type="string" calcext:value-type="string">
            <text:p>A-n53-k7</text:p>
          </table:table-cell>
          <table:table-cell office:value-type="float" office:value="1010" calcext:value-type="float">
            <text:p>1.010</text:p>
          </table:table-cell>
          <table:table-cell office:value-type="float" office:value="1048" calcext:value-type="float">
            <text:p>1.048</text:p>
          </table:table-cell>
          <table:table-cell office:value-type="float" office:value="1072.6" calcext:value-type="float">
            <text:p>1.072,60</text:p>
          </table:table-cell>
          <table:table-cell office:value-type="float" office:value="28.4306172989613" calcext:value-type="float">
            <text:p>28,431</text:p>
          </table:table-cell>
          <table:table-cell office:value-type="float" office:value="156868" calcext:value-type="float">
            <text:p>156,868 s</text:p>
          </table:table-cell>
          <table:table-cell office:value-type="float" office:value="217720.6" calcext:value-type="float">
            <text:p>217,721 s</text:p>
          </table:table-cell>
          <table:table-cell office:value-type="float" office:value="54630.6988496395" calcext:value-type="float">
            <text:p>54,631 s</text:p>
          </table:table-cell>
          <table:table-cell office:value-type="percentage" office:value="0.0376237623762376" calcext:value-type="percentage">
            <text:p>3,76%</text:p>
          </table:table-cell>
          <table:table-cell office:value-type="percentage" office:value="0.0619801980198019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B-n44-k7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926.4" calcext:value-type="float">
            <text:p>926,40</text:p>
          </table:table-cell>
          <table:table-cell office:value-type="float" office:value="15.6939478780835" calcext:value-type="float">
            <text:p>15,694</text:p>
          </table:table-cell>
          <table:table-cell office:value-type="float" office:value="126261" calcext:value-type="float">
            <text:p>126,261 s</text:p>
          </table:table-cell>
          <table:table-cell office:value-type="float" office:value="206998.4" calcext:value-type="float">
            <text:p>206,998 s</text:p>
          </table:table-cell>
          <table:table-cell office:value-type="float" office:value="72553.5271458252" calcext:value-type="float">
            <text:p>72,554 s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91419141914191" calcext:value-type="percentage">
            <text:p>1,91%</text:p>
          </table:table-cell>
          <table:table-cell office:value-type="string" calcext:value-type="string">
            <text:p>A-n80-k10</text:p>
          </table:table-cell>
          <table:table-cell office:value-type="float" office:value="1763" calcext:value-type="float">
            <text:p>1.763</text:p>
          </table:table-cell>
          <table:table-cell office:value-type="float" office:value="1813" calcext:value-type="float">
            <text:p>1.813</text:p>
          </table:table-cell>
          <table:table-cell office:value-type="float" office:value="1873.4" calcext:value-type="float">
            <text:p>1.873,40</text:p>
          </table:table-cell>
          <table:table-cell office:value-type="float" office:value="40.9059897814489" calcext:value-type="float">
            <text:p>40,906</text:p>
          </table:table-cell>
          <table:table-cell office:value-type="float" office:value="222674" calcext:value-type="float">
            <text:p>222,674 s</text:p>
          </table:table-cell>
          <table:table-cell office:value-type="float" office:value="264924.2" calcext:value-type="float">
            <text:p>264,924 s</text:p>
          </table:table-cell>
          <table:table-cell office:value-type="float" office:value="34752.4434997023" calcext:value-type="float">
            <text:p>34,752 s</text:p>
          </table:table-cell>
          <table:table-cell office:value-type="percentage" office:value="0.0283607487237663" calcext:value-type="percentage">
            <text:p>2,84%</text:p>
          </table:table-cell>
          <table:table-cell office:value-type="percentage" office:value="0.0626205331820761" calcext:value-type="percentage">
            <text:p>6,26%</text:p>
          </table:table-cell>
        </table:table-row>
        <table:table-row table:style-name="ro1">
          <table:table-cell office:value-type="string" calcext:value-type="string">
            <text:p>B-n31-k5</text:p>
          </table:table-cell>
          <table:table-cell office:value-type="float" office:value="672" calcext:value-type="float">
            <text:p>672</text:p>
          </table:table-cell>
          <table:table-cell office:value-type="float" office:value="684" calcext:value-type="float">
            <text:p>684</text:p>
          </table:table-cell>
          <table:table-cell office:value-type="float" office:value="685.6" calcext:value-type="float">
            <text:p>685,60</text:p>
          </table:table-cell>
          <table:table-cell office:value-type="float" office:value="3.04959013639538" calcext:value-type="float">
            <text:p>3,050</text:p>
          </table:table-cell>
          <table:table-cell office:value-type="float" office:value="35136" calcext:value-type="float">
            <text:p>35,136 s</text:p>
          </table:table-cell>
          <table:table-cell office:value-type="float" office:value="48278.6" calcext:value-type="float">
            <text:p>48,279 s</text:p>
          </table:table-cell>
          <table:table-cell office:value-type="float" office:value="9859.48347024326" calcext:value-type="float">
            <text:p>9,859 s</text:p>
          </table:table-cell>
          <table:table-cell office:value-type="percentage" office:value="0.0178571428571429" calcext:value-type="percentage">
            <text:p>1,79%</text:p>
          </table:table-cell>
          <table:table-cell office:value-type="percentage" office:value="0.0202380952380953" calcext:value-type="percentage">
            <text:p>2,02%</text:p>
          </table:table-cell>
          <table:table-cell office:value-type="string" calcext:value-type="string">
            <text:p>B-n68-k9</text:p>
          </table:table-cell>
          <table:table-cell office:value-type="float" office:value="1272" calcext:value-type="float">
            <text:p>1.272</text:p>
          </table:table-cell>
          <table:table-cell office:value-type="float" office:value="1324" calcext:value-type="float">
            <text:p>1.324</text:p>
          </table:table-cell>
          <table:table-cell office:value-type="float" office:value="1354.6" calcext:value-type="float">
            <text:p>1.354,60</text:p>
          </table:table-cell>
          <table:table-cell office:value-type="float" office:value="45.4510725946044" calcext:value-type="float">
            <text:p>45,451</text:p>
          </table:table-cell>
          <table:table-cell office:value-type="float" office:value="271555" calcext:value-type="float">
            <text:p>271,555 s</text:p>
          </table:table-cell>
          <table:table-cell office:value-type="float" office:value="289834.2" calcext:value-type="float">
            <text:p>289,834 s</text:p>
          </table:table-cell>
          <table:table-cell office:value-type="float" office:value="11488.9283747441" calcext:value-type="float">
            <text:p>11,489 s</text:p>
          </table:table-cell>
          <table:table-cell office:value-type="percentage" office:value="0.0408805031446541" calcext:value-type="percentage">
            <text:p>4,09%</text:p>
          </table:table-cell>
          <table:table-cell office:value-type="percentage" office:value="0.0649371069182389" calcext:value-type="percentage">
            <text:p>6,49%</text:p>
          </table:table-cell>
        </table:table-row>
        <table:table-row table:style-name="ro1">
          <table:table-cell office:value-type="string" calcext:value-type="string">
            <text:p>A-n54-k7</text:p>
          </table:table-cell>
          <table:table-cell office:value-type="float" office:value="1167" calcext:value-type="float">
            <text:p>1.167</text:p>
          </table:table-cell>
          <table:table-cell office:value-type="float" office:value="1172" calcext:value-type="float">
            <text:p>1.172</text:p>
          </table:table-cell>
          <table:table-cell office:value-type="float" office:value="1191.4" calcext:value-type="float">
            <text:p>1.191,40</text:p>
          </table:table-cell>
          <table:table-cell office:value-type="float" office:value="12.2392810246354" calcext:value-type="float">
            <text:p>12,239</text:p>
          </table:table-cell>
          <table:table-cell office:value-type="float" office:value="128152" calcext:value-type="float">
            <text:p>128,152 s</text:p>
          </table:table-cell>
          <table:table-cell office:value-type="float" office:value="186109" calcext:value-type="float">
            <text:p>186,109 s</text:p>
          </table:table-cell>
          <table:table-cell office:value-type="float" office:value="35996.6081527135" calcext:value-type="float">
            <text:p>35,997 s</text:p>
          </table:table-cell>
          <table:table-cell office:value-type="percentage" office:value="0.00428449014567267" calcext:value-type="percentage">
            <text:p>0,43%</text:p>
          </table:table-cell>
          <table:table-cell office:value-type="percentage" office:value="0.0209083119108827" calcext:value-type="percentage">
            <text:p>2,09%</text:p>
          </table:table-cell>
          <table:table-cell office:value-type="string" calcext:value-type="string">
            <text:p>B-n63-k10</text:p>
          </table:table-cell>
          <table:table-cell office:value-type="float" office:value="1496" calcext:value-type="float">
            <text:p>1.496</text:p>
          </table:table-cell>
          <table:table-cell office:value-type="float" office:value="1579" calcext:value-type="float">
            <text:p>1.579</text:p>
          </table:table-cell>
          <table:table-cell office:value-type="float" office:value="1602.6" calcext:value-type="float">
            <text:p>1.602,60</text:p>
          </table:table-cell>
          <table:table-cell office:value-type="float" office:value="24.2755020545405" calcext:value-type="float">
            <text:p>24,276</text:p>
          </table:table-cell>
          <table:table-cell office:value-type="float" office:value="273573" calcext:value-type="float">
            <text:p>273,573 s</text:p>
          </table:table-cell>
          <table:table-cell office:value-type="float" office:value="287902" calcext:value-type="float">
            <text:p>287,902 s</text:p>
          </table:table-cell>
          <table:table-cell office:value-type="float" office:value="10973.928284803" calcext:value-type="float">
            <text:p>10,974 s</text:p>
          </table:table-cell>
          <table:table-cell office:value-type="percentage" office:value="0.0554812834224599" calcext:value-type="percentage">
            <text:p>5,55%</text:p>
          </table:table-cell>
          <table:table-cell office:value-type="percentage" office:value="0.0712566844919785" calcext:value-type="percentage">
            <text:p>7,13%</text:p>
          </table:table-cell>
        </table:table-row>
        <table:table-row table:style-name="ro1">
          <table:table-cell office:value-type="string" calcext:value-type="string">
            <text:p>A-n37-k5</text:p>
          </table:table-cell>
          <table:table-cell office:value-type="float" office:value="669" calcext:value-type="float">
            <text:p>669</text:p>
          </table:table-cell>
          <table:table-cell office:value-type="float" office:value="678" calcext:value-type="float">
            <text:p>678</text:p>
          </table:table-cell>
          <table:table-cell office:value-type="float" office:value="683.4" calcext:value-type="float">
            <text:p>683,40</text:p>
          </table:table-cell>
          <table:table-cell office:value-type="float" office:value="4.77493455452533" calcext:value-type="float">
            <text:p>4,775</text:p>
          </table:table-cell>
          <table:table-cell office:value-type="float" office:value="67697" calcext:value-type="float">
            <text:p>67,697 s</text:p>
          </table:table-cell>
          <table:table-cell office:value-type="float" office:value="79435.6" calcext:value-type="float">
            <text:p>79,436 s</text:p>
          </table:table-cell>
          <table:table-cell office:value-type="float" office:value="11402.5723325923" calcext:value-type="float">
            <text:p>11,403 s</text:p>
          </table:table-cell>
          <table:table-cell office:value-type="percentage" office:value="0.0134529147982063" calcext:value-type="percentage">
            <text:p>1,35%</text:p>
          </table:table-cell>
          <table:table-cell office:value-type="percentage" office:value="0.02152466367713" calcext:value-type="percentage">
            <text:p>2,15%</text:p>
          </table:table-cell>
          <table:table-cell office:value-type="string" calcext:value-type="string">
            <text:p>F-n45-k4</text:p>
          </table:table-cell>
          <table:table-cell office:value-type="float" office:value="724" calcext:value-type="float">
            <text:p>724</text:p>
          </table:table-cell>
          <table:table-cell office:value-type="float" office:value="750" calcext:value-type="float">
            <text:p>750</text:p>
          </table:table-cell>
          <table:table-cell office:value-type="float" office:value="785.8" calcext:value-type="float">
            <text:p>785,80</text:p>
          </table:table-cell>
          <table:table-cell office:value-type="float" office:value="22.9934773359751" calcext:value-type="float">
            <text:p>22,993</text:p>
          </table:table-cell>
          <table:table-cell office:value-type="float" office:value="202798" calcext:value-type="float">
            <text:p>202,798 s</text:p>
          </table:table-cell>
          <table:table-cell office:value-type="float" office:value="260190" calcext:value-type="float">
            <text:p>260,190 s</text:p>
          </table:table-cell>
          <table:table-cell office:value-type="float" office:value="36409.2098444885" calcext:value-type="float">
            <text:p>36,409 s</text:p>
          </table:table-cell>
          <table:table-cell office:value-type="percentage" office:value="0.0359116022099447" calcext:value-type="percentage">
            <text:p>3,59%</text:p>
          </table:table-cell>
          <table:table-cell office:value-type="percentage" office:value="0.0853591160220994" calcext:value-type="percentage">
            <text:p>8,54%</text:p>
          </table:table-cell>
        </table:table-row>
        <table:table-row table:style-name="ro1">
          <table:table-cell office:value-type="string" calcext:value-type="string">
            <text:p>B-n57-k9</text:p>
          </table:table-cell>
          <table:table-cell office:value-type="float" office:value="1598" calcext:value-type="float">
            <text:p>1.598</text:p>
          </table:table-cell>
          <table:table-cell office:value-type="float" office:value="1615" calcext:value-type="float">
            <text:p>1.615</text:p>
          </table:table-cell>
          <table:table-cell office:value-type="float" office:value="1634.4" calcext:value-type="float">
            <text:p>1.634,40</text:p>
          </table:table-cell>
          <table:table-cell office:value-type="float" office:value="16.379865689315" calcext:value-type="float">
            <text:p>16,380</text:p>
          </table:table-cell>
          <table:table-cell office:value-type="float" office:value="100277" calcext:value-type="float">
            <text:p>100,277 s</text:p>
          </table:table-cell>
          <table:table-cell office:value-type="float" office:value="185377.4" calcext:value-type="float">
            <text:p>185,377 s</text:p>
          </table:table-cell>
          <table:table-cell office:value-type="float" office:value="68392.2946193502" calcext:value-type="float">
            <text:p>68,392 s</text:p>
          </table:table-cell>
          <table:table-cell office:value-type="percentage" office:value="0.0106382978723404" calcext:value-type="percentage">
            <text:p>1,06%</text:p>
          </table:table-cell>
          <table:table-cell office:value-type="percentage" office:value="0.0227784730913643" calcext:value-type="percentage">
            <text:p>2,28%</text:p>
          </table:table-cell>
          <table:table-cell office:value-type="string" calcext:value-type="string">
            <text:p>A-n69-k9</text:p>
          </table:table-cell>
          <table:table-cell office:value-type="float" office:value="1159" calcext:value-type="float">
            <text:p>1.159</text:p>
          </table:table-cell>
          <table:table-cell office:value-type="float" office:value="1234" calcext:value-type="float">
            <text:p>1.234</text:p>
          </table:table-cell>
          <table:table-cell office:value-type="float" office:value="1269" calcext:value-type="float">
            <text:p>1.269,00</text:p>
          </table:table-cell>
          <table:table-cell office:value-type="float" office:value="45.133136385587" calcext:value-type="float">
            <text:p>45,133</text:p>
          </table:table-cell>
          <table:table-cell office:value-type="float" office:value="285949" calcext:value-type="float">
            <text:p>285,949 s</text:p>
          </table:table-cell>
          <table:table-cell office:value-type="float" office:value="291717.4" calcext:value-type="float">
            <text:p>291,717 s</text:p>
          </table:table-cell>
          <table:table-cell office:value-type="float" office:value="3697.91580488253" calcext:value-type="float">
            <text:p>3,698 s</text:p>
          </table:table-cell>
          <table:table-cell office:value-type="percentage" office:value="0.0647109577221743" calcext:value-type="percentage">
            <text:p>6,47%</text:p>
          </table:table-cell>
          <table:table-cell office:value-type="percentage" office:value="0.094909404659189" calcext:value-type="percentage">
            <text:p>9,49%</text:p>
          </table:table-cell>
        </table:table-row>
        <table:table-row table:style-name="ro1">
          <table:table-cell office:value-type="string" calcext:value-type="string">
            <text:p>B-n39-k5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61.8" calcext:value-type="float">
            <text:p>561,80</text:p>
          </table:table-cell>
          <table:table-cell office:value-type="float" office:value="10.0349389634417" calcext:value-type="float">
            <text:p>10,035</text:p>
          </table:table-cell>
          <table:table-cell office:value-type="float" office:value="139376" calcext:value-type="float">
            <text:p>139,376 s</text:p>
          </table:table-cell>
          <table:table-cell office:value-type="float" office:value="189546" calcext:value-type="float">
            <text:p>189,546 s</text:p>
          </table:table-cell>
          <table:table-cell office:value-type="float" office:value="61234.6167008499" calcext:value-type="float">
            <text:p>61,235 s</text:p>
          </table:table-cell>
          <table:table-cell office:value-type="percentage" office:value="0.00182149362477231" calcext:value-type="percentage">
            <text:p>0,18%</text:p>
          </table:table-cell>
          <table:table-cell office:value-type="percentage" office:value="0.0233151183970855" calcext:value-type="percentage">
            <text:p>2,33%</text:p>
          </table:table-cell>
          <table:table-cell office:value-type="string" calcext:value-type="string">
            <text:p>B-n78-k10</text:p>
          </table:table-cell>
          <table:table-cell office:value-type="float" office:value="1221" calcext:value-type="float">
            <text:p>1.221</text:p>
          </table:table-cell>
          <table:table-cell office:value-type="float" office:value="1291" calcext:value-type="float">
            <text:p>1.291</text:p>
          </table:table-cell>
          <table:table-cell office:value-type="float" office:value="1385.8" calcext:value-type="float">
            <text:p>1.385,80</text:p>
          </table:table-cell>
          <table:table-cell office:value-type="float" office:value="72.9773937599857" calcext:value-type="float">
            <text:p>72,977</text:p>
          </table:table-cell>
          <table:table-cell office:value-type="float" office:value="226899" calcext:value-type="float">
            <text:p>226,899 s</text:p>
          </table:table-cell>
          <table:table-cell office:value-type="float" office:value="268694" calcext:value-type="float">
            <text:p>268,694 s</text:p>
          </table:table-cell>
          <table:table-cell office:value-type="float" office:value="30456.2240190737" calcext:value-type="float">
            <text:p>30,456 s</text:p>
          </table:table-cell>
          <table:table-cell office:value-type="percentage" office:value="0.0573300573300573" calcext:value-type="percentage">
            <text:p>5,73%</text:p>
          </table:table-cell>
          <table:table-cell office:value-type="percentage" office:value="0.1349713349713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A-n44-k6</text:p>
          </table:table-cell>
          <table:table-cell office:value-type="float" office:value="937" calcext:value-type="float">
            <text:p>937</text:p>
          </table:table-cell>
          <table:table-cell office:value-type="float" office:value="942" calcext:value-type="float">
            <text:p>942</text:p>
          </table:table-cell>
          <table:table-cell office:value-type="float" office:value="959.8" calcext:value-type="float">
            <text:p>959,80</text:p>
          </table:table-cell>
          <table:table-cell office:value-type="float" office:value="11.0995495404093" calcext:value-type="float">
            <text:p>11,100</text:p>
          </table:table-cell>
          <table:table-cell office:value-type="float" office:value="60430" calcext:value-type="float">
            <text:p>60,430 s</text:p>
          </table:table-cell>
          <table:table-cell office:value-type="float" office:value="121247.6" calcext:value-type="float">
            <text:p>121,248 s</text:p>
          </table:table-cell>
          <table:table-cell office:value-type="float" office:value="37877.0890024564" calcext:value-type="float">
            <text:p>37,877 s</text:p>
          </table:table-cell>
          <table:table-cell office:value-type="percentage" office:value="0.00533617929562433" calcext:value-type="percentage">
            <text:p>0,53%</text:p>
          </table:table-cell>
          <table:table-cell office:value-type="percentage" office:value="0.0243329775880469" calcext:value-type="percentage">
            <text:p>2,43%</text:p>
          </table:table-cell>
          <table:table-cell office:value-type="string" calcext:value-type="string">
            <text:p>F-n72-k4</text:p>
          </table:table-cell>
          <table:table-cell office:value-type="float" office:value="237" calcext:value-type="float">
            <text:p>237</text:p>
          </table:table-cell>
          <table:table-cell office:value-type="float" office:value="331" calcext:value-type="float">
            <text:p>331</text:p>
          </table:table-cell>
          <table:table-cell office:value-type="float" office:value="345.2" calcext:value-type="float">
            <text:p>345,20</text:p>
          </table:table-cell>
          <table:table-cell office:value-type="float" office:value="8.5848704125339" calcext:value-type="float">
            <text:p>8,585</text:p>
          </table:table-cell>
          <table:table-cell office:value-type="float" office:value="162271" calcext:value-type="float">
            <text:p>162,271 s</text:p>
          </table:table-cell>
          <table:table-cell office:value-type="float" office:value="214121.8" calcext:value-type="float">
            <text:p>214,122 s</text:p>
          </table:table-cell>
          <table:table-cell office:value-type="float" office:value="47172.870876172" calcext:value-type="float">
            <text:p>47,173 s</text:p>
          </table:table-cell>
          <table:table-cell office:value-type="percentage" office:value="0.39662447257384" calcext:value-type="percentage">
            <text:p>39,66%</text:p>
          </table:table-cell>
          <table:table-cell office:value-type="percentage" office:value="0.456540084388186" calcext:value-type="percentage">
            <text:p>45,65%</text:p>
          </table:table-cell>
        </table:table-row>
        <table:table-row table:style-name="ro1">
          <table:table-cell office:value-type="string" calcext:value-type="string">
            <text:p>A-n38-k5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747.8" calcext:value-type="float">
            <text:p>747,80</text:p>
          </table:table-cell>
          <table:table-cell office:value-type="float" office:value="11.0770032048384" calcext:value-type="float">
            <text:p>11,077</text:p>
          </table:table-cell>
          <table:table-cell office:value-type="float" office:value="95128" calcext:value-type="float">
            <text:p>95,128 s</text:p>
          </table:table-cell>
          <table:table-cell office:value-type="float" office:value="154118.8" calcext:value-type="float">
            <text:p>154,119 s</text:p>
          </table:table-cell>
          <table:table-cell office:value-type="float" office:value="60749.0159319474" calcext:value-type="float">
            <text:p>60,749 s</text:p>
          </table:table-cell>
          <table:table-cell office:value-type="percentage" office:value="0.0123287671232877" calcext:value-type="percentage">
            <text:p>1,23%</text:p>
          </table:table-cell>
          <table:table-cell office:value-type="percentage" office:value="0.0243835616438356" calcext:value-type="percentage">
            <text:p>2,44%</text:p>
          </table:table-cell>
          <table:table-cell table:style-name="ce99" office:value-type="string" calcext:value-type="string">
            <text:p>F-n135-k7</text:p>
          </table:table-cell>
          <table:table-cell table:style-name="ce102" office:value-type="float" office:value="1162" calcext:value-type="float">
            <text:p>1.162</text:p>
          </table:table-cell>
          <table:table-cell table:style-name="ce102" office:value-type="float" office:value="1733" calcext:value-type="float">
            <text:p>1.733</text:p>
          </table:table-cell>
          <table:table-cell table:style-name="ce105" office:value-type="float" office:value="1771.6" calcext:value-type="float">
            <text:p>1.771,60</text:p>
          </table:table-cell>
          <table:table-cell table:style-name="ce108" office:value-type="float" office:value="36.4458502438892" calcext:value-type="float">
            <text:p>36,446</text:p>
          </table:table-cell>
          <table:table-cell table:style-name="ce111" office:value-type="float" office:value="100698" calcext:value-type="float">
            <text:p>100,698 s</text:p>
          </table:table-cell>
          <table:table-cell table:style-name="ce111" office:value-type="float" office:value="207520.2" calcext:value-type="float">
            <text:p>207,520 s</text:p>
          </table:table-cell>
          <table:table-cell table:style-name="ce111" office:value-type="float" office:value="71690.3091163652" calcext:value-type="float">
            <text:p>71,690 s</text:p>
          </table:table-cell>
          <table:table-cell table:style-name="ce206" office:value-type="percentage" office:value="0.491394148020654" calcext:value-type="percentage">
            <text:p>49,14%</text:p>
          </table:table-cell>
          <table:table-cell table:style-name="ce209" office:value-type="percentage" office:value="0.524612736660929" calcext:value-type="percentage">
            <text:p>52,46%</text:p>
          </table:table-cell>
        </table:table-row>
        <table:table-row table:style-name="ro1">
          <table:table-cell table:style-name="ce99" office:value-type="string" calcext:value-type="string">
            <text:p>A-n60-k9</text:p>
          </table:table-cell>
          <table:table-cell table:style-name="ce102" office:value-type="float" office:value="1354" calcext:value-type="float">
            <text:p>1.354</text:p>
          </table:table-cell>
          <table:table-cell table:style-name="ce102" office:value-type="float" office:value="1367" calcext:value-type="float">
            <text:p>1.367</text:p>
          </table:table-cell>
          <table:table-cell table:style-name="ce105" office:value-type="float" office:value="1388.4" calcext:value-type="float">
            <text:p>1.388,40</text:p>
          </table:table-cell>
          <table:table-cell table:style-name="ce108" office:value-type="float" office:value="20.3174801587205" calcext:value-type="float">
            <text:p>20,317</text:p>
          </table:table-cell>
          <table:table-cell table:style-name="ce111" office:value-type="float" office:value="209465" calcext:value-type="float">
            <text:p>209,465 s</text:p>
          </table:table-cell>
          <table:table-cell table:style-name="ce111" office:value-type="float" office:value="235750.8" calcext:value-type="float">
            <text:p>235,751 s</text:p>
          </table:table-cell>
          <table:table-cell table:style-name="ce111" office:value-type="float" office:value="22615.1475498171" calcext:value-type="float">
            <text:p>22,615 s</text:p>
          </table:table-cell>
          <table:table-cell table:style-name="ce206" office:value-type="percentage" office:value="0.00960118168389956" calcext:value-type="percentage">
            <text:p>0,96%</text:p>
          </table:table-cell>
          <table:table-cell table:style-name="ce209" office:value-type="percentage" office:value="0.0254062038404727" calcext:value-type="percentage">
            <text:p>2,54%</text:p>
          </table:table-cell>
          <table:table-cell table:style-name="Default" table:number-columns-repeated="10"/>
        </table:table-row>
      </table:table>
      <table:named-expressions/>
      <table:database-ranges>
        <table:database-range table:name="__Anonymous_Sheet_DB__0" table:target-range-address="resultados.A1:resultados.J54">
          <table:sort>
            <table:sort-by table:field-number="0" table:data-type="automatic"/>
          </table:sort>
        </table:database-range>
        <table:database-range table:name="__Anonymous_Sheet_DB__1" table:target-range-address="resultados_calibracao.A1:resultados_calibracao.G841">
          <table:sort>
            <table:sort-by table:field-number="0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3" loext:min-decimal-places="3" number:min-integer-digits="1"/>
    </number:number-style>
    <number:number-style style:name="N108" number:title="User-defined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0" number:grouping="true"/>
    </number:number-style>
    <number:number-style style:name="N110" number:title="User-defined">
      <number:number number:decimal-places="3" loext:min-decimal-places="3" number:min-integer-digits="1" number:grouping="true" number:display-factor="1000"/>
      <number:text> s</number:text>
    </number:number-style>
    <number:number-style style:name="N111">
      <number:number number:decimal-places="3" loext:min-decimal-places="3" number:min-integer-digits="1" number:grouping="true" number:display-factor="1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0:58:37.974074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11T11:16:40.479695149</dc:date>
    <meta:editing-duration>PT4H32M20S</meta:editing-duration>
    <meta:editing-cycles>46</meta:editing-cycles>
    <meta:generator>LibreOffice/6.4.7.2$Linux_X86_64 LibreOffice_project/40$Build-2</meta:generator>
    <meta:document-statistic meta:table-count="5" meta:cell-count="7466" meta:object-count="0"/>
  </office:meta>
</office:document-meta>
</file>